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46.02mm"/>
    </style:style>
    <style:style style:name="co5" style:family="table-column">
      <style:table-column-properties fo:break-before="auto" style:column-width="64.54mm"/>
    </style:style>
    <style:style style:name="co6" style:family="table-column">
      <style:table-column-properties fo:break-before="auto" style:column-width="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ergeVSadd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put First</text:p>
          </table:table-cell>
          <table:table-cell office:value-type="string" calcext:value-type="string">
            <text:p>Input Second</text:p>
          </table:table-cell>
          <table:table-cell office:value-type="string" calcext:value-type="string">
            <text:p>PATMergeTime[s]</text:p>
          </table:table-cell>
          <table:table-cell office:value-type="string" calcext:value-type="string">
            <text:p>PATSuccesiveAddTime[s]</text:p>
          </table:table-cell>
          <table:table-cell office:value-type="string" calcext:value-type="string">
            <text:p>HYBSuccesiveAddTime[s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titus.txt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0.00934" calcext:value-type="float">
            <text:p>0,00934</text:p>
          </table:table-cell>
          <table:table-cell office:value-type="float" office:value="0.00467" calcext:value-type="float">
            <text:p>0,004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allswell.txt</text:p>
          </table:table-cell>
          <table:table-cell office:value-type="float" office:value="0.00117" calcext:value-type="float">
            <text:p>0,00117</text:p>
          </table:table-cell>
          <table:table-cell office:value-type="float" office:value="0.00426" calcext:value-type="float">
            <text:p>0,00426</text:p>
          </table:table-cell>
          <table:table-cell office:value-type="float" office:value="0.00245" calcext:value-type="float">
            <text:p>0,002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taming_shrew.txt</text:p>
          </table:table-cell>
          <table:table-cell office:value-type="float" office:value="0.00127" calcext:value-type="float">
            <text:p>0,00127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0025" calcext:value-type="float">
            <text:p>0,00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henryviii.txt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715" calcext:value-type="float">
            <text:p>0,00715</text:p>
          </table:table-cell>
          <table:table-cell office:value-type="float" office:value="0.00354" calcext:value-type="float">
            <text:p>0,003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2henryvi.txt</text:p>
          </table:table-cell>
          <table:table-cell office:value-type="float" office:value="0.00233" calcext:value-type="float">
            <text:p>0,00233</text:p>
          </table:table-cell>
          <table:table-cell office:value-type="float" office:value="0.00914" calcext:value-type="float">
            <text:p>0,00914</text:p>
          </table:table-cell>
          <table:table-cell office:value-type="float" office:value="0.00342" calcext:value-type="float">
            <text:p>0,003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2henryiv.txt</text:p>
          </table:table-cell>
          <table:table-cell office:value-type="float" office:value="0.00177" calcext:value-type="float">
            <text:p>0,00177</text:p>
          </table:table-cell>
          <table:table-cell office:value-type="float" office:value="0.00689" calcext:value-type="float">
            <text:p>0,00689</text:p>
          </table:table-cell>
          <table:table-cell office:value-type="float" office:value="0.00314" calcext:value-type="float">
            <text:p>0,003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pericles.txt</text:p>
          </table:table-cell>
          <table:table-cell office:value-type="float" office:value="0.00157" calcext:value-type="float">
            <text:p>0,00157</text:p>
          </table:table-cell>
          <table:table-cell office:value-type="float" office:value="0.00521" calcext:value-type="float">
            <text:p>0,00521</text:p>
          </table:table-cell>
          <table:table-cell office:value-type="float" office:value="0.00269" calcext:value-type="float">
            <text:p>0,002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1henryvi.txt</text:p>
          </table:table-cell>
          <table:table-cell office:value-type="float" office:value="0.00221" calcext:value-type="float">
            <text:p>0,00221</text:p>
          </table:table-cell>
          <table:table-cell office:value-type="float" office:value="0.00588" calcext:value-type="float">
            <text:p>0,00588</text:p>
          </table:table-cell>
          <table:table-cell office:value-type="float" office:value="0.00255" calcext:value-type="float">
            <text:p>0,002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205" calcext:value-type="float">
            <text:p>0,00205</text:p>
          </table:table-cell>
          <table:table-cell office:value-type="float" office:value="0.00512" calcext:value-type="float">
            <text:p>0,00512</text:p>
          </table:table-cell>
          <table:table-cell office:value-type="float" office:value="0.00267" calcext:value-type="float">
            <text:p>0,002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1henryiv.txt</text:p>
          </table:table-cell>
          <table:table-cell office:value-type="float" office:value="0.00121" calcext:value-type="float">
            <text:p>0,00121</text:p>
          </table:table-cell>
          <table:table-cell office:value-type="float" office:value="0.00334" calcext:value-type="float">
            <text:p>0,00334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twelfth_night.txt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0.00188" calcext:value-type="float">
            <text:p>0,00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julius_caesar.txt</text:p>
          </table:table-cell>
          <table:table-cell office:value-type="float" office:value="0.00116" calcext:value-type="float">
            <text:p>0,00116</text:p>
          </table:table-cell>
          <table:table-cell office:value-type="float" office:value="0.00333" calcext:value-type="float">
            <text:p>0,00333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hamlet.txt</text:p>
          </table:table-cell>
          <table:table-cell office:value-type="float" office:value="0.00183" calcext:value-type="float">
            <text:p>0,00183</text:p>
          </table:table-cell>
          <table:table-cell office:value-type="float" office:value="0.00672" calcext:value-type="float">
            <text:p>0,00672</text:p>
          </table:table-cell>
          <table:table-cell office:value-type="float" office:value="0.00438" calcext:value-type="float">
            <text:p>0,004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richardii.txt</text:p>
          </table:table-cell>
          <table:table-cell office:value-type="float" office:value="0.00114" calcext:value-type="float">
            <text:p>0,00114</text:p>
          </table:table-cell>
          <table:table-cell office:value-type="float" office:value="0.00387" calcext:value-type="float">
            <text:p>0,00387</text:p>
          </table:table-cell>
          <table:table-cell office:value-type="float" office:value="0.00279" calcext:value-type="float">
            <text:p>0,002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3henryvi.txt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489" calcext:value-type="float">
            <text:p>0,00489</text:p>
          </table:table-cell>
          <table:table-cell office:value-type="float" office:value="0.0028" calcext:value-type="float">
            <text:p>0,00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tempest.txt</text:p>
          </table:table-cell>
          <table:table-cell office:value-type="float" office:value="0.00179" calcext:value-type="float">
            <text:p>0,00179</text:p>
          </table:table-cell>
          <table:table-cell office:value-type="float" office:value="0.00319" calcext:value-type="float">
            <text:p>0,00319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winters_tale.txt</text:p>
          </table:table-cell>
          <table:table-cell office:value-type="float" office:value="0.00174" calcext:value-type="float">
            <text:p>0,00174</text:p>
          </table:table-cell>
          <table:table-cell office:value-type="float" office:value="0.00362" calcext:value-type="float">
            <text:p>0,00362</text:p>
          </table:table-cell>
          <table:table-cell office:value-type="float" office:value="0.00189" calcext:value-type="float">
            <text:p>0,001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two_gentlemen.txt</text:p>
          </table:table-cell>
          <table:table-cell office:value-type="float" office:value="0.00097" calcext:value-type="float">
            <text:p>0,00097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174" calcext:value-type="float">
            <text:p>0,001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midsummer.txt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353" calcext:value-type="float">
            <text:p>0,00353</text:p>
          </table:table-cell>
          <table:table-cell office:value-type="float" office:value="0.00155" calcext:value-type="float">
            <text:p>0,001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merchant.txt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252" calcext:value-type="float">
            <text:p>0,00252</text:p>
          </table:table-cell>
          <table:table-cell office:value-type="float" office:value="0.00157" calcext:value-type="float">
            <text:p>0,001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cleopatra.txt</text:p>
          </table:table-cell>
          <table:table-cell office:value-type="float" office:value="0.00143" calcext:value-type="float">
            <text:p>0,00143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0.00192" calcext:value-type="float">
            <text:p>0,001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john.txt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444" calcext:value-type="float">
            <text:p>0,00444</text:p>
          </table:table-cell>
          <table:table-cell office:value-type="float" office:value="0.00244" calcext:value-type="float">
            <text:p>0,002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cymbeline.txt</text:p>
          </table:table-cell>
          <table:table-cell office:value-type="float" office:value="0.00097" calcext:value-type="float">
            <text:p>0,00097</text:p>
          </table:table-cell>
          <table:table-cell office:value-type="float" office:value="0.00518" calcext:value-type="float">
            <text:p>0,00518</text:p>
          </table:table-cell>
          <table:table-cell office:value-type="float" office:value="0.00268" calcext:value-type="float">
            <text:p>0,002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merry_wives.txt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283" calcext:value-type="float">
            <text:p>0,00283</text:p>
          </table:table-cell>
          <table:table-cell office:value-type="float" office:value="0.00705" calcext:value-type="float">
            <text:p>0,007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much_ado.txt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0.00138" calcext:value-type="float">
            <text:p>0,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comedy_errors.txt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204" calcext:value-type="float">
            <text:p>0,00204</text:p>
          </table:table-cell>
          <table:table-cell office:value-type="float" office:value="0.00115" calcext:value-type="float">
            <text:p>0,001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timon.txt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276" calcext:value-type="float">
            <text:p>0,00276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henryv.txt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0.00375" calcext:value-type="float">
            <text:p>0,00375</text:p>
          </table:table-cell>
          <table:table-cell office:value-type="float" office:value="0.00219" calcext:value-type="float">
            <text:p>0,002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romeo_juliet.txt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316" calcext:value-type="float">
            <text:p>0,00316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richardiii.txt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272" calcext:value-type="float">
            <text:p>0,00272</text:p>
          </table:table-cell>
          <table:table-cell office:value-type="float" office:value="0.00181" calcext:value-type="float">
            <text:p>0,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asyoulikeit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macbeth.txt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0.00152" calcext:value-type="float">
            <text:p>0,001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lll.txt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171" calcext:value-type="float">
            <text:p>0,00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measure.txt</text:p>
          </table:table-cell>
          <table:table-cell office:value-type="float" office:value="0.00496" calcext:value-type="float">
            <text:p>0,00496</text:p>
          </table:table-cell>
          <table:table-cell office:value-type="float" office:value="0.00202" calcext:value-type="float">
            <text:p>0,00202</text:p>
          </table:table-cell>
          <table:table-cell office:value-type="float" office:value="0.00112" calcext:value-type="float">
            <text:p>0,001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lear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76" calcext:value-type="float">
            <text:p>0,00276</text:p>
          </table:table-cell>
          <table:table-cell office:value-type="float" office:value="0.00182" calcext:value-type="float">
            <text:p>0,001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llo.txt</text:p>
          </table:table-cell>
          <table:table-cell office:value-type="string" calcext:value-type="string">
            <text:p>coriolanus.txt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0.00178" calcext:value-type="float">
            <text:p>0,001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othello.txt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335" calcext:value-type="float">
            <text:p>0,00335</text:p>
          </table:table-cell>
          <table:table-cell office:value-type="float" office:value="0.00176" calcext:value-type="float">
            <text:p>0,001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allswell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52" calcext:value-type="float">
            <text:p>0,00252</text:p>
          </table:table-cell>
          <table:table-cell office:value-type="float" office:value="0.00168" calcext:value-type="float">
            <text:p>0,001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taming_shrew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0.00138" calcext:value-type="float">
            <text:p>0,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henryviii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54" calcext:value-type="float">
            <text:p>0,00254</text:p>
          </table:table-cell>
          <table:table-cell office:value-type="float" office:value="0.00156" calcext:value-type="float">
            <text:p>0,00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2henryvi.txt</text:p>
          </table:table-cell>
          <table:table-cell office:value-type="float" office:value="0.00098" calcext:value-type="float">
            <text:p>0,00098</text:p>
          </table:table-cell>
          <table:table-cell office:value-type="float" office:value="0.00313" calcext:value-type="float">
            <text:p>0,00313</text:p>
          </table:table-cell>
          <table:table-cell office:value-type="float" office:value="0.00174" calcext:value-type="float">
            <text:p>0,001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2henryiv.txt</text:p>
          </table:table-cell>
          <table:table-cell office:value-type="float" office:value="0.00081" calcext:value-type="float">
            <text:p>0,00081</text:p>
          </table:table-cell>
          <table:table-cell office:value-type="float" office:value="0.00286" calcext:value-type="float">
            <text:p>0,00286</text:p>
          </table:table-cell>
          <table:table-cell office:value-type="float" office:value="0.00187" calcext:value-type="float">
            <text:p>0,001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pericles.txt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1henryvi.txt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186" calcext:value-type="float">
            <text:p>0,00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345" calcext:value-type="float">
            <text:p>0,00345</text:p>
          </table:table-cell>
          <table:table-cell office:value-type="float" office:value="0.00184" calcext:value-type="float">
            <text:p>0,001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1henryiv.txt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294" calcext:value-type="float">
            <text:p>0,00294</text:p>
          </table:table-cell>
          <table:table-cell office:value-type="float" office:value="0.00193" calcext:value-type="float">
            <text:p>0,001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twelfth_night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31" calcext:value-type="float">
            <text:p>0,00231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julius_caesar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66" calcext:value-type="float">
            <text:p>0,00266</text:p>
          </table:table-cell>
          <table:table-cell office:value-type="float" office:value="0.00123" calcext:value-type="float">
            <text:p>0,00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hamlet.txt</text:p>
          </table:table-cell>
          <table:table-cell office:value-type="float" office:value="0.00084" calcext:value-type="float">
            <text:p>0,00084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2" calcext:value-type="float">
            <text:p>0,00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richardii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84" calcext:value-type="float">
            <text:p>0,00284</text:p>
          </table:table-cell>
          <table:table-cell office:value-type="float" office:value="0.0018" calcext:value-type="float">
            <text:p>0,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3henryvi.txt</text:p>
          </table:table-cell>
          <table:table-cell office:value-type="float" office:value="0.00101" calcext:value-type="float">
            <text:p>0,00101</text:p>
          </table:table-cell>
          <table:table-cell office:value-type="float" office:value="0.00331" calcext:value-type="float">
            <text:p>0,00331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tempest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189" calcext:value-type="float">
            <text:p>0,00189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winters_tale.txt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00295" calcext:value-type="float">
            <text:p>0,00295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two_gentlemen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83" calcext:value-type="float">
            <text:p>0,00183</text:p>
          </table:table-cell>
          <table:table-cell office:value-type="float" office:value="0.00118" calcext:value-type="float">
            <text:p>0,001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midsummer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185" calcext:value-type="float">
            <text:p>0,00185</text:p>
          </table:table-cell>
          <table:table-cell office:value-type="float" office:value="0.00131" calcext:value-type="float">
            <text:p>0,001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merchant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cleopatra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john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16" calcext:value-type="float">
            <text:p>0,00216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cymbeline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97" calcext:value-type="float">
            <text:p>0,00297</text:p>
          </table:table-cell>
          <table:table-cell office:value-type="float" office:value="0.00183" calcext:value-type="float">
            <text:p>0,001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merry_wives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94" calcext:value-type="float">
            <text:p>0,00194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much_ado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194" calcext:value-type="float">
            <text:p>0,00194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comedy_errors.txt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148" calcext:value-type="float">
            <text:p>0,00148</text:p>
          </table:table-cell>
          <table:table-cell office:value-type="float" office:value="0.00111" calcext:value-type="float">
            <text:p>0,001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timon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henryv.txt</text:p>
          </table:table-cell>
          <table:table-cell office:value-type="float" office:value="0.00098" calcext:value-type="float">
            <text:p>0,00098</text:p>
          </table:table-cell>
          <table:table-cell office:value-type="float" office:value="0.00364" calcext:value-type="float">
            <text:p>0,00364</text:p>
          </table:table-cell>
          <table:table-cell office:value-type="float" office:value="0.00202" calcext:value-type="float">
            <text:p>0,002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romeo_juliet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richardiii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46" calcext:value-type="float">
            <text:p>0,00246</text:p>
          </table:table-cell>
          <table:table-cell office:value-type="float" office:value="0.00177" calcext:value-type="float">
            <text:p>0,001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asyoulikeit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196" calcext:value-type="float">
            <text:p>0,00196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macbeth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13" calcext:value-type="float">
            <text:p>0,00213</text:p>
          </table:table-cell>
          <table:table-cell office:value-type="float" office:value="0.00137" calcext:value-type="float">
            <text:p>0,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lll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measure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199" calcext:value-type="float">
            <text:p>0,00199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lear.txt</text:p>
          </table:table-cell>
          <table:table-cell office:value-type="float" office:value="0.00648" calcext:value-type="float">
            <text:p>0,00648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0.00137" calcext:value-type="float">
            <text:p>0,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s.txt</text:p>
          </table:table-cell>
          <table:table-cell office:value-type="string" calcext:value-type="string">
            <text:p>coriolanus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0.00204" calcext:value-type="float">
            <text:p>0,002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othello.txt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342" calcext:value-type="float">
            <text:p>0,00342</text:p>
          </table:table-cell>
          <table:table-cell office:value-type="float" office:value="0.00179" calcext:value-type="float">
            <text:p>0,001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titus.txt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145" calcext:value-type="float">
            <text:p>0,001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taming_shrew.txt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henryviii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58" calcext:value-type="float">
            <text:p>0,00258</text:p>
          </table:table-cell>
          <table:table-cell office:value-type="float" office:value="0.00181" calcext:value-type="float">
            <text:p>0,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2henryvi.txt</text:p>
          </table:table-cell>
          <table:table-cell office:value-type="float" office:value="0.00091" calcext:value-type="float">
            <text:p>0,00091</text:p>
          </table:table-cell>
          <table:table-cell office:value-type="float" office:value="0.00368" calcext:value-type="float">
            <text:p>0,00368</text:p>
          </table:table-cell>
          <table:table-cell office:value-type="float" office:value="0.00188" calcext:value-type="float">
            <text:p>0,00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2henryiv.txt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311" calcext:value-type="float">
            <text:p>0,00311</text:p>
          </table:table-cell>
          <table:table-cell office:value-type="float" office:value="0.00204" calcext:value-type="float">
            <text:p>0,002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pericles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22" calcext:value-type="float">
            <text:p>0,00222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1henryvi.txt</text:p>
          </table:table-cell>
          <table:table-cell office:value-type="float" office:value="0.00103" calcext:value-type="float">
            <text:p>0,00103</text:p>
          </table:table-cell>
          <table:table-cell office:value-type="float" office:value="0.00338" calcext:value-type="float">
            <text:p>0,00338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304" calcext:value-type="float">
            <text:p>0,00304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1henryiv.txt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0.00326" calcext:value-type="float">
            <text:p>0,00326</text:p>
          </table:table-cell>
          <table:table-cell office:value-type="float" office:value="0.00178" calcext:value-type="float">
            <text:p>0,001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twelfth_night.txt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254" calcext:value-type="float">
            <text:p>0,00254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julius_caesar.txt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124" calcext:value-type="float">
            <text:p>0,001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hamlet.txt</text:p>
          </table:table-cell>
          <table:table-cell office:value-type="float" office:value="0.00094" calcext:value-type="float">
            <text:p>0,00094</text:p>
          </table:table-cell>
          <table:table-cell office:value-type="float" office:value="0.00423" calcext:value-type="float">
            <text:p>0,00423</text:p>
          </table:table-cell>
          <table:table-cell office:value-type="float" office:value="0.00214" calcext:value-type="float">
            <text:p>0,002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richardii.txt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299" calcext:value-type="float">
            <text:p>0,00299</text:p>
          </table:table-cell>
          <table:table-cell office:value-type="float" office:value="0.00159" calcext:value-type="float">
            <text:p>0,001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3henryvi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0.00188" calcext:value-type="float">
            <text:p>0,00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tempest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05" calcext:value-type="float">
            <text:p>0,00205</text:p>
          </table:table-cell>
          <table:table-cell office:value-type="float" office:value="0.00174" calcext:value-type="float">
            <text:p>0,001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winters_tale.txt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53" calcext:value-type="float">
            <text:p>0,00353</text:p>
          </table:table-cell>
          <table:table-cell office:value-type="float" office:value="0.00207" calcext:value-type="float">
            <text:p>0,002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two_gentlemen.txt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0.00131" calcext:value-type="float">
            <text:p>0,001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midsummer.txt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0.00134" calcext:value-type="float">
            <text:p>0,001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merchant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86" calcext:value-type="float">
            <text:p>0,00286</text:p>
          </table:table-cell>
          <table:table-cell office:value-type="float" office:value="0.0018" calcext:value-type="float">
            <text:p>0,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cleopatra.txt</text:p>
          </table:table-cell>
          <table:table-cell office:value-type="float" office:value="0.00116" calcext:value-type="float">
            <text:p>0,00116</text:p>
          </table:table-cell>
          <table:table-cell office:value-type="float" office:value="0.00345" calcext:value-type="float">
            <text:p>0,00345</text:p>
          </table:table-cell>
          <table:table-cell office:value-type="float" office:value="0.00178" calcext:value-type="float">
            <text:p>0,001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john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84" calcext:value-type="float">
            <text:p>0,00284</text:p>
          </table:table-cell>
          <table:table-cell office:value-type="float" office:value="0.00204" calcext:value-type="float">
            <text:p>0,002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cymbeline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merry_wives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08" calcext:value-type="float">
            <text:p>0,00208</text:p>
          </table:table-cell>
          <table:table-cell office:value-type="float" office:value="0.00168" calcext:value-type="float">
            <text:p>0,001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much_ado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09" calcext:value-type="float">
            <text:p>0,00209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comedy_errors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51" calcext:value-type="float">
            <text:p>0,00151</text:p>
          </table:table-cell>
          <table:table-cell office:value-type="float" office:value="0.00106" calcext:value-type="float">
            <text:p>0,001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timon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145" calcext:value-type="float">
            <text:p>0,001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henryv.txt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336" calcext:value-type="float">
            <text:p>0,00336</text:p>
          </table:table-cell>
          <table:table-cell office:value-type="float" office:value="0.00208" calcext:value-type="float">
            <text:p>0,002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romeo_juliet.txt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289" calcext:value-type="float">
            <text:p>0,00289</text:p>
          </table:table-cell>
          <table:table-cell office:value-type="float" office:value="0.0016" calcext:value-type="float">
            <text:p>0,0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richardiii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303" calcext:value-type="float">
            <text:p>0,00303</text:p>
          </table:table-cell>
          <table:table-cell office:value-type="float" office:value="0.00173" calcext:value-type="float">
            <text:p>0,001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asyoulikeit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196" calcext:value-type="float">
            <text:p>0,00196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macbeth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lll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0.00169" calcext:value-type="float">
            <text:p>0,00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measure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66" calcext:value-type="float">
            <text:p>0,00266</text:p>
          </table:table-cell>
          <table:table-cell office:value-type="float" office:value="0.00146" calcext:value-type="float">
            <text:p>0,001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lear.txt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0.00327" calcext:value-type="float">
            <text:p>0,00327</text:p>
          </table:table-cell>
          <table:table-cell office:value-type="float" office:value="0.00174" calcext:value-type="float">
            <text:p>0,001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swell.txt</text:p>
          </table:table-cell>
          <table:table-cell office:value-type="string" calcext:value-type="string">
            <text:p>coriolanus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62" calcext:value-type="float">
            <text:p>0,00262</text:p>
          </table:table-cell>
          <table:table-cell office:value-type="float" office:value="0.0018" calcext:value-type="float">
            <text:p>0,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othello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52" calcext:value-type="float">
            <text:p>0,00252</text:p>
          </table:table-cell>
          <table:table-cell office:value-type="float" office:value="0.00188" calcext:value-type="float">
            <text:p>0,00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titus.txt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313" calcext:value-type="float">
            <text:p>0,00313</text:p>
          </table:table-cell>
          <table:table-cell office:value-type="float" office:value="0.0016" calcext:value-type="float">
            <text:p>0,0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allswell.txt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00286" calcext:value-type="float">
            <text:p>0,00286</text:p>
          </table:table-cell>
          <table:table-cell office:value-type="float" office:value="0.00155" calcext:value-type="float">
            <text:p>0,001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henryviii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2henryvi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0.0018" calcext:value-type="float">
            <text:p>0,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2henryiv.txt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302" calcext:value-type="float">
            <text:p>0,00302</text:p>
          </table:table-cell>
          <table:table-cell office:value-type="float" office:value="0.00184" calcext:value-type="float">
            <text:p>0,001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pericles.txt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237" calcext:value-type="float">
            <text:p>0,00237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1henryvi.txt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303" calcext:value-type="float">
            <text:p>0,00303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00312" calcext:value-type="float">
            <text:p>0,00312</text:p>
          </table:table-cell>
          <table:table-cell office:value-type="float" office:value="0.00188" calcext:value-type="float">
            <text:p>0,00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1henryiv.txt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262" calcext:value-type="float">
            <text:p>0,00262</text:p>
          </table:table-cell>
          <table:table-cell office:value-type="float" office:value="0.00586" calcext:value-type="float">
            <text:p>0,005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twelfth_night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189" calcext:value-type="float">
            <text:p>0,00189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julius_caesar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86" calcext:value-type="float">
            <text:p>0,00186</text:p>
          </table:table-cell>
          <table:table-cell office:value-type="float" office:value="0.00133" calcext:value-type="float">
            <text:p>0,001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hamlet.txt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325" calcext:value-type="float">
            <text:p>0,00325</text:p>
          </table:table-cell>
          <table:table-cell office:value-type="float" office:value="0.00223" calcext:value-type="float">
            <text:p>0,002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richardii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261" calcext:value-type="float">
            <text:p>0,00261</text:p>
          </table:table-cell>
          <table:table-cell office:value-type="float" office:value="0.00165" calcext:value-type="float">
            <text:p>0,001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3henryvi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31" calcext:value-type="float">
            <text:p>0,00231</text:p>
          </table:table-cell>
          <table:table-cell office:value-type="float" office:value="0.00156" calcext:value-type="float">
            <text:p>0,00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tempest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35" calcext:value-type="float">
            <text:p>0,00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winters_tale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58" calcext:value-type="float">
            <text:p>0,00258</text:p>
          </table:table-cell>
          <table:table-cell office:value-type="float" office:value="0.00157" calcext:value-type="float">
            <text:p>0,001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two_gentlemen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51" calcext:value-type="float">
            <text:p>0,00151</text:p>
          </table:table-cell>
          <table:table-cell office:value-type="float" office:value="0.00128" calcext:value-type="float">
            <text:p>0,001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midsummer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124" calcext:value-type="float">
            <text:p>0,001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merchant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33" calcext:value-type="float">
            <text:p>0,00233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cleopatra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00163" calcext:value-type="float">
            <text:p>0,001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john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21" calcext:value-type="float">
            <text:p>0,00221</text:p>
          </table:table-cell>
          <table:table-cell office:value-type="float" office:value="0.00152" calcext:value-type="float">
            <text:p>0,001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cymbeline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81" calcext:value-type="float">
            <text:p>0,00281</text:p>
          </table:table-cell>
          <table:table-cell office:value-type="float" office:value="0.00174" calcext:value-type="float">
            <text:p>0,001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merry_wives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202" calcext:value-type="float">
            <text:p>0,00202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much_ado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08" calcext:value-type="float">
            <text:p>0,00208</text:p>
          </table:table-cell>
          <table:table-cell office:value-type="float" office:value="0.00138" calcext:value-type="float">
            <text:p>0,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comedy_errors.txt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135" calcext:value-type="float">
            <text:p>0,00135</text:p>
          </table:table-cell>
          <table:table-cell office:value-type="float" office:value="0.00125" calcext:value-type="float">
            <text:p>0,00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timon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09" calcext:value-type="float">
            <text:p>0,00209</text:p>
          </table:table-cell>
          <table:table-cell office:value-type="float" office:value="0.00137" calcext:value-type="float">
            <text:p>0,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henryv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327" calcext:value-type="float">
            <text:p>0,00327</text:p>
          </table:table-cell>
          <table:table-cell office:value-type="float" office:value="0.00202" calcext:value-type="float">
            <text:p>0,002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romeo_juliet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36" calcext:value-type="float">
            <text:p>0,00236</text:p>
          </table:table-cell>
          <table:table-cell office:value-type="float" office:value="0.00153" calcext:value-type="float">
            <text:p>0,00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richardiii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asyoulikeit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18" calcext:value-type="float">
            <text:p>0,00218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macbeth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39" calcext:value-type="float">
            <text:p>0,00239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lll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measure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04" calcext:value-type="float">
            <text:p>0,00204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lear.txt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264" calcext:value-type="float">
            <text:p>0,00264</text:p>
          </table:table-cell>
          <table:table-cell office:value-type="float" office:value="0.00194" calcext:value-type="float">
            <text:p>0,001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ing_shrew.txt</text:p>
          </table:table-cell>
          <table:table-cell office:value-type="string" calcext:value-type="string">
            <text:p>coriolanus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152" calcext:value-type="float">
            <text:p>0,001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othello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77" calcext:value-type="float">
            <text:p>0,00277</text:p>
          </table:table-cell>
          <table:table-cell office:value-type="float" office:value="0.00167" calcext:value-type="float">
            <text:p>0,0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titus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42" calcext:value-type="float">
            <text:p>0,00242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allswell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68" calcext:value-type="float">
            <text:p>0,00268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taming_shrew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18" calcext:value-type="float">
            <text:p>0,00218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2henryvi.txt</text:p>
          </table:table-cell>
          <table:table-cell office:value-type="float" office:value="0.00082" calcext:value-type="float">
            <text:p>0,00082</text:p>
          </table:table-cell>
          <table:table-cell office:value-type="float" office:value="0.00304" calcext:value-type="float">
            <text:p>0,00304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2henryiv.txt</text:p>
          </table:table-cell>
          <table:table-cell office:value-type="float" office:value="0.00088" calcext:value-type="float">
            <text:p>0,00088</text:p>
          </table:table-cell>
          <table:table-cell office:value-type="float" office:value="0.00293" calcext:value-type="float">
            <text:p>0,00293</text:p>
          </table:table-cell>
          <table:table-cell office:value-type="float" office:value="0.00187" calcext:value-type="float">
            <text:p>0,001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pericles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1henryvi.txt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281" calcext:value-type="float">
            <text:p>0,00281</text:p>
          </table:table-cell>
          <table:table-cell office:value-type="float" office:value="0.00178" calcext:value-type="float">
            <text:p>0,001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312" calcext:value-type="float">
            <text:p>0,00312</text:p>
          </table:table-cell>
          <table:table-cell office:value-type="float" office:value="0.00192" calcext:value-type="float">
            <text:p>0,001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1henryiv.txt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276" calcext:value-type="float">
            <text:p>0,00276</text:p>
          </table:table-cell>
          <table:table-cell office:value-type="float" office:value="0.00167" calcext:value-type="float">
            <text:p>0,0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twelfth_night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0.00134" calcext:value-type="float">
            <text:p>0,001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julius_caesar.txt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231" calcext:value-type="float">
            <text:p>0,00231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hamlet.txt</text:p>
          </table:table-cell>
          <table:table-cell office:value-type="float" office:value="0.00082" calcext:value-type="float">
            <text:p>0,00082</text:p>
          </table:table-cell>
          <table:table-cell office:value-type="float" office:value="0.00353" calcext:value-type="float">
            <text:p>0,00353</text:p>
          </table:table-cell>
          <table:table-cell office:value-type="float" office:value="0.00204" calcext:value-type="float">
            <text:p>0,002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richardii.txt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309" calcext:value-type="float">
            <text:p>0,00309</text:p>
          </table:table-cell>
          <table:table-cell office:value-type="float" office:value="0.00175" calcext:value-type="float">
            <text:p>0,00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3henryvi.txt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0.00152" calcext:value-type="float">
            <text:p>0,001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tempest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135" calcext:value-type="float">
            <text:p>0,00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winters_tale.txt</text:p>
          </table:table-cell>
          <table:table-cell office:value-type="float" office:value="0.00082" calcext:value-type="float">
            <text:p>0,00082</text:p>
          </table:table-cell>
          <table:table-cell office:value-type="float" office:value="0.00293" calcext:value-type="float">
            <text:p>0,00293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two_gentlemen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11" calcext:value-type="float">
            <text:p>0,00211</text:p>
          </table:table-cell>
          <table:table-cell office:value-type="float" office:value="0.0012" calcext:value-type="float">
            <text:p>0,0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midsummer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188" calcext:value-type="float">
            <text:p>0,00188</text:p>
          </table:table-cell>
          <table:table-cell office:value-type="float" office:value="0.00127" calcext:value-type="float">
            <text:p>0,001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merchant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0.00137" calcext:value-type="float">
            <text:p>0,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cleopatra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164" calcext:value-type="float">
            <text:p>0,001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john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12" calcext:value-type="float">
            <text:p>0,00212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cymbeline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75" calcext:value-type="float">
            <text:p>0,00275</text:p>
          </table:table-cell>
          <table:table-cell office:value-type="float" office:value="0.00604" calcext:value-type="float">
            <text:p>0,006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merry_wives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186" calcext:value-type="float">
            <text:p>0,00186</text:p>
          </table:table-cell>
          <table:table-cell office:value-type="float" office:value="0.00145" calcext:value-type="float">
            <text:p>0,001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much_ado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196" calcext:value-type="float">
            <text:p>0,00196</text:p>
          </table:table-cell>
          <table:table-cell office:value-type="float" office:value="0.00133" calcext:value-type="float">
            <text:p>0,001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comedy_errors.txt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39" calcext:value-type="float">
            <text:p>0,00139</text:p>
          </table:table-cell>
          <table:table-cell office:value-type="float" office:value="0.00108" calcext:value-type="float">
            <text:p>0,001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timon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74" calcext:value-type="float">
            <text:p>0,00174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henryv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74" calcext:value-type="float">
            <text:p>0,00274</text:p>
          </table:table-cell>
          <table:table-cell office:value-type="float" office:value="0.00228" calcext:value-type="float">
            <text:p>0,002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romeo_juliet.txt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274" calcext:value-type="float">
            <text:p>0,00274</text:p>
          </table:table-cell>
          <table:table-cell office:value-type="float" office:value="0.00159" calcext:value-type="float">
            <text:p>0,001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richardiii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0.00171" calcext:value-type="float">
            <text:p>0,00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asyoulikeit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194" calcext:value-type="float">
            <text:p>0,00194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macbeth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lll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19" calcext:value-type="float">
            <text:p>0,00219</text:p>
          </table:table-cell>
          <table:table-cell office:value-type="float" office:value="0.00159" calcext:value-type="float">
            <text:p>0,001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measure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27" calcext:value-type="float">
            <text:p>0,00227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lear.txt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305" calcext:value-type="float">
            <text:p>0,00305</text:p>
          </table:table-cell>
          <table:table-cell office:value-type="float" office:value="0.00174" calcext:value-type="float">
            <text:p>0,001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iii.txt</text:p>
          </table:table-cell>
          <table:table-cell office:value-type="string" calcext:value-type="string">
            <text:p>coriolanus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37" calcext:value-type="float">
            <text:p>0,00237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othello.txt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titus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24" calcext:value-type="float">
            <text:p>0,00224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allswell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taming_shrew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52" calcext:value-type="float">
            <text:p>0,00252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henryviii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2henryiv.txt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183" calcext:value-type="float">
            <text:p>0,001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pericles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199" calcext:value-type="float">
            <text:p>0,00199</text:p>
          </table:table-cell>
          <table:table-cell office:value-type="float" office:value="0.00135" calcext:value-type="float">
            <text:p>0,00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1henryvi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56" calcext:value-type="float">
            <text:p>0,00256</text:p>
          </table:table-cell>
          <table:table-cell office:value-type="float" office:value="0.00169" calcext:value-type="float">
            <text:p>0,00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298" calcext:value-type="float">
            <text:p>0,00298</text:p>
          </table:table-cell>
          <table:table-cell office:value-type="float" office:value="0.00191" calcext:value-type="float">
            <text:p>0,001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1henryiv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59" calcext:value-type="float">
            <text:p>0,00259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twelfth_night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164" calcext:value-type="float">
            <text:p>0,00164</text:p>
          </table:table-cell>
          <table:table-cell office:value-type="float" office:value="0.00127" calcext:value-type="float">
            <text:p>0,001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julius_caesar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158" calcext:value-type="float">
            <text:p>0,00158</text:p>
          </table:table-cell>
          <table:table-cell office:value-type="float" office:value="0.00124" calcext:value-type="float">
            <text:p>0,001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hamlet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98" calcext:value-type="float">
            <text:p>0,00298</text:p>
          </table:table-cell>
          <table:table-cell office:value-type="float" office:value="0.00209" calcext:value-type="float">
            <text:p>0,002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richardii.txt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261" calcext:value-type="float">
            <text:p>0,00261</text:p>
          </table:table-cell>
          <table:table-cell office:value-type="float" office:value="0.00167" calcext:value-type="float">
            <text:p>0,0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3henryvi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11" calcext:value-type="float">
            <text:p>0,00211</text:p>
          </table:table-cell>
          <table:table-cell office:value-type="float" office:value="0.00155" calcext:value-type="float">
            <text:p>0,001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tempest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181" calcext:value-type="float">
            <text:p>0,00181</text:p>
          </table:table-cell>
          <table:table-cell office:value-type="float" office:value="0.00133" calcext:value-type="float">
            <text:p>0,001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winters_tale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0.00165" calcext:value-type="float">
            <text:p>0,001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two_gentlemen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54" calcext:value-type="float">
            <text:p>0,00154</text:p>
          </table:table-cell>
          <table:table-cell office:value-type="float" office:value="0.00119" calcext:value-type="float">
            <text:p>0,001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midsummer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58" calcext:value-type="float">
            <text:p>0,00158</text:p>
          </table:table-cell>
          <table:table-cell office:value-type="float" office:value="0.00128" calcext:value-type="float">
            <text:p>0,001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merchant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19" calcext:value-type="float">
            <text:p>0,00219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cleopatra.txt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00281" calcext:value-type="float">
            <text:p>0,00281</text:p>
          </table:table-cell>
          <table:table-cell office:value-type="float" office:value="0.00194" calcext:value-type="float">
            <text:p>0,001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john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cymbeline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55" calcext:value-type="float">
            <text:p>0,00255</text:p>
          </table:table-cell>
          <table:table-cell office:value-type="float" office:value="0.00181" calcext:value-type="float">
            <text:p>0,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merry_wives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much_ado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65" calcext:value-type="float">
            <text:p>0,00165</text:p>
          </table:table-cell>
          <table:table-cell office:value-type="float" office:value="0.00138" calcext:value-type="float">
            <text:p>0,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comedy_errors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114" calcext:value-type="float">
            <text:p>0,00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timon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97" calcext:value-type="float">
            <text:p>0,00197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henryv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91" calcext:value-type="float">
            <text:p>0,00291</text:p>
          </table:table-cell>
          <table:table-cell office:value-type="float" office:value="0.00193" calcext:value-type="float">
            <text:p>0,001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romeo_juliet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75" calcext:value-type="float">
            <text:p>0,00275</text:p>
          </table:table-cell>
          <table:table-cell office:value-type="float" office:value="0.0019" calcext:value-type="float">
            <text:p>0,0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richardiii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179" calcext:value-type="float">
            <text:p>0,001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asyoulikeit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macbeth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33" calcext:value-type="float">
            <text:p>0,00233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lll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52" calcext:value-type="float">
            <text:p>0,00252</text:p>
          </table:table-cell>
          <table:table-cell office:value-type="float" office:value="0.0018" calcext:value-type="float">
            <text:p>0,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measure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36" calcext:value-type="float">
            <text:p>0,00236</text:p>
          </table:table-cell>
          <table:table-cell office:value-type="float" office:value="0.00163" calcext:value-type="float">
            <text:p>0,001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lear.txt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285" calcext:value-type="float">
            <text:p>0,00285</text:p>
          </table:table-cell>
          <table:table-cell office:value-type="float" office:value="0.00182" calcext:value-type="float">
            <text:p>0,001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vi.txt</text:p>
          </table:table-cell>
          <table:table-cell office:value-type="string" calcext:value-type="string">
            <text:p>coriolanus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137" calcext:value-type="float">
            <text:p>0,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othello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253" calcext:value-type="float">
            <text:p>0,00253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titus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06" calcext:value-type="float">
            <text:p>0,00206</text:p>
          </table:table-cell>
          <table:table-cell office:value-type="float" office:value="0.00157" calcext:value-type="float">
            <text:p>0,001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allswell.txt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0.00295" calcext:value-type="float">
            <text:p>0,00295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taming_shrew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henryviii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167" calcext:value-type="float">
            <text:p>0,0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2henryvi.txt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00263" calcext:value-type="float">
            <text:p>0,00263</text:p>
          </table:table-cell>
          <table:table-cell office:value-type="float" office:value="0.00202" calcext:value-type="float">
            <text:p>0,002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pericles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19" calcext:value-type="float">
            <text:p>0,00219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1henryvi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61" calcext:value-type="float">
            <text:p>0,00261</text:p>
          </table:table-cell>
          <table:table-cell office:value-type="float" office:value="0.00193" calcext:value-type="float">
            <text:p>0,001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95" calcext:value-type="float">
            <text:p>0,00095</text:p>
          </table:table-cell>
          <table:table-cell office:value-type="float" office:value="0.00342" calcext:value-type="float">
            <text:p>0,00342</text:p>
          </table:table-cell>
          <table:table-cell office:value-type="float" office:value="0.00194" calcext:value-type="float">
            <text:p>0,001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1henryiv.txt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253" calcext:value-type="float">
            <text:p>0,00253</text:p>
          </table:table-cell>
          <table:table-cell office:value-type="float" office:value="0.00177" calcext:value-type="float">
            <text:p>0,001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twelfth_night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134" calcext:value-type="float">
            <text:p>0,001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julius_caesar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28" calcext:value-type="float">
            <text:p>0,001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hamlet.txt</text:p>
          </table:table-cell>
          <table:table-cell office:value-type="float" office:value="0.00082" calcext:value-type="float">
            <text:p>0,00082</text:p>
          </table:table-cell>
          <table:table-cell office:value-type="float" office:value="0.00334" calcext:value-type="float">
            <text:p>0,00334</text:p>
          </table:table-cell>
          <table:table-cell office:value-type="float" office:value="0.00212" calcext:value-type="float">
            <text:p>0,002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richardii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3henryvi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tempest.txt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136" calcext:value-type="float">
            <text:p>0,001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winters_tale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two_gentlemen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61" calcext:value-type="float">
            <text:p>0,00161</text:p>
          </table:table-cell>
          <table:table-cell office:value-type="float" office:value="0.00124" calcext:value-type="float">
            <text:p>0,001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midsummer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3" calcext:value-type="float">
            <text:p>0,00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merchant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cleopatra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273" calcext:value-type="float">
            <text:p>0,00273</text:p>
          </table:table-cell>
          <table:table-cell office:value-type="float" office:value="0.00195" calcext:value-type="float">
            <text:p>0,001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john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31" calcext:value-type="float">
            <text:p>0,00231</text:p>
          </table:table-cell>
          <table:table-cell office:value-type="float" office:value="0.00157" calcext:value-type="float">
            <text:p>0,001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cymbeline.txt</text:p>
          </table:table-cell>
          <table:table-cell office:value-type="float" office:value="0.00082" calcext:value-type="float">
            <text:p>0,00082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186" calcext:value-type="float">
            <text:p>0,00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merry_wives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185" calcext:value-type="float">
            <text:p>0,00185</text:p>
          </table:table-cell>
          <table:table-cell office:value-type="float" office:value="0.00126" calcext:value-type="float">
            <text:p>0,001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much_ado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comedy_errors.txt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38" calcext:value-type="float">
            <text:p>0,00138</text:p>
          </table:table-cell>
          <table:table-cell office:value-type="float" office:value="0.00108" calcext:value-type="float">
            <text:p>0,001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timon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189" calcext:value-type="float">
            <text:p>0,00189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henryv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0.00195" calcext:value-type="float">
            <text:p>0,001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romeo_juliet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02" calcext:value-type="float">
            <text:p>0,00202</text:p>
          </table:table-cell>
          <table:table-cell office:value-type="float" office:value="0.00164" calcext:value-type="float">
            <text:p>0,001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richardiii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asyoulikeit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38" calcext:value-type="float">
            <text:p>0,00238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macbeth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lll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24" calcext:value-type="float">
            <text:p>0,00224</text:p>
          </table:table-cell>
          <table:table-cell office:value-type="float" office:value="0.00178" calcext:value-type="float">
            <text:p>0,001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measure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196" calcext:value-type="float">
            <text:p>0,00196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lear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46" calcext:value-type="float">
            <text:p>0,00246</text:p>
          </table:table-cell>
          <table:table-cell office:value-type="float" office:value="0.00184" calcext:value-type="float">
            <text:p>0,001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henryiv.txt</text:p>
          </table:table-cell>
          <table:table-cell office:value-type="string" calcext:value-type="string">
            <text:p>coriolanus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77" calcext:value-type="float">
            <text:p>0,00277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othello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42" calcext:value-type="float">
            <text:p>0,00242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titus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allswell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taming_shrew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07" calcext:value-type="float">
            <text:p>0,00207</text:p>
          </table:table-cell>
          <table:table-cell office:value-type="float" office:value="0.00145" calcext:value-type="float">
            <text:p>0,001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henryviii.txt</text:p>
          </table:table-cell>
          <table:table-cell office:value-type="float" office:value="0.00086" calcext:value-type="float">
            <text:p>0,00086</text:p>
          </table:table-cell>
          <table:table-cell office:value-type="float" office:value="0.00261" calcext:value-type="float">
            <text:p>0,00261</text:p>
          </table:table-cell>
          <table:table-cell office:value-type="float" office:value="0.00157" calcext:value-type="float">
            <text:p>0,001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2henryvi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53" calcext:value-type="float">
            <text:p>0,00253</text:p>
          </table:table-cell>
          <table:table-cell office:value-type="float" office:value="0.0018" calcext:value-type="float">
            <text:p>0,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2henryiv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67" calcext:value-type="float">
            <text:p>0,00267</text:p>
          </table:table-cell>
          <table:table-cell office:value-type="float" office:value="0.00193" calcext:value-type="float">
            <text:p>0,001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1henryvi.txt</text:p>
          </table:table-cell>
          <table:table-cell office:value-type="float" office:value="0.00088" calcext:value-type="float">
            <text:p>0,00088</text:p>
          </table:table-cell>
          <table:table-cell office:value-type="float" office:value="0.00292" calcext:value-type="float">
            <text:p>0,00292</text:p>
          </table:table-cell>
          <table:table-cell office:value-type="float" office:value="0.00181" calcext:value-type="float">
            <text:p>0,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272" calcext:value-type="float">
            <text:p>0,00272</text:p>
          </table:table-cell>
          <table:table-cell office:value-type="float" office:value="0.00184" calcext:value-type="float">
            <text:p>0,001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1henryiv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0.00167" calcext:value-type="float">
            <text:p>0,0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twelfth_night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447" calcext:value-type="float">
            <text:p>0,00447</text:p>
          </table:table-cell>
          <table:table-cell office:value-type="float" office:value="0.00102" calcext:value-type="float">
            <text:p>0,001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julius_caesar.txt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164" calcext:value-type="float">
            <text:p>0,00164</text:p>
          </table:table-cell>
          <table:table-cell office:value-type="float" office:value="0.00122" calcext:value-type="float">
            <text:p>0,001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hamlet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97" calcext:value-type="float">
            <text:p>0,00297</text:p>
          </table:table-cell>
          <table:table-cell office:value-type="float" office:value="0.00216" calcext:value-type="float">
            <text:p>0,002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richardii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14" calcext:value-type="float">
            <text:p>0,00214</text:p>
          </table:table-cell>
          <table:table-cell office:value-type="float" office:value="0.00153" calcext:value-type="float">
            <text:p>0,00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3henryvi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0.00165" calcext:value-type="float">
            <text:p>0,001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tempest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31" calcext:value-type="float">
            <text:p>0,001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winters_tale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17" calcext:value-type="float">
            <text:p>0,00217</text:p>
          </table:table-cell>
          <table:table-cell office:value-type="float" office:value="0.00173" calcext:value-type="float">
            <text:p>0,001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two_gentlemen.txt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33" calcext:value-type="float">
            <text:p>0,00133</text:p>
          </table:table-cell>
          <table:table-cell office:value-type="float" office:value="0.00123" calcext:value-type="float">
            <text:p>0,00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midsummer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125" calcext:value-type="float">
            <text:p>0,00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merchant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13" calcext:value-type="float">
            <text:p>0,00213</text:p>
          </table:table-cell>
          <table:table-cell office:value-type="float" office:value="0.00145" calcext:value-type="float">
            <text:p>0,001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cleopatra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39" calcext:value-type="float">
            <text:p>0,00239</text:p>
          </table:table-cell>
          <table:table-cell office:value-type="float" office:value="0.00168" calcext:value-type="float">
            <text:p>0,001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john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89" calcext:value-type="float">
            <text:p>0,00189</text:p>
          </table:table-cell>
          <table:table-cell office:value-type="float" office:value="0.00153" calcext:value-type="float">
            <text:p>0,00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cymbeline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merry_wives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68" calcext:value-type="float">
            <text:p>0,00168</text:p>
          </table:table-cell>
          <table:table-cell office:value-type="float" office:value="0.00153" calcext:value-type="float">
            <text:p>0,00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much_ado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64" calcext:value-type="float">
            <text:p>0,00164</text:p>
          </table:table-cell>
          <table:table-cell office:value-type="float" office:value="0.00135" calcext:value-type="float">
            <text:p>0,00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comedy_errors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72" calcext:value-type="float">
            <text:p>0,00172</text:p>
          </table:table-cell>
          <table:table-cell office:value-type="float" office:value="0.0011" calcext:value-type="float">
            <text:p>0,0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timon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83" calcext:value-type="float">
            <text:p>0,00183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henryv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89" calcext:value-type="float">
            <text:p>0,00289</text:p>
          </table:table-cell>
          <table:table-cell office:value-type="float" office:value="0.00189" calcext:value-type="float">
            <text:p>0,001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romeo_juliet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0167" calcext:value-type="float">
            <text:p>0,0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richardiii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16" calcext:value-type="float">
            <text:p>0,00216</text:p>
          </table:table-cell>
          <table:table-cell office:value-type="float" office:value="0.00191" calcext:value-type="float">
            <text:p>0,001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asyoulikeit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macbeth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lll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measure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181" calcext:value-type="float">
            <text:p>0,00181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lear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525" calcext:value-type="float">
            <text:p>0,005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icles.txt</text:p>
          </table:table-cell>
          <table:table-cell office:value-type="string" calcext:value-type="string">
            <text:p>coriolanus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33" calcext:value-type="float">
            <text:p>0,00233</text:p>
          </table:table-cell>
          <table:table-cell office:value-type="float" office:value="0.00165" calcext:value-type="float">
            <text:p>0,001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othello.txt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0.00169" calcext:value-type="float">
            <text:p>0,00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titus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22" calcext:value-type="float">
            <text:p>0,00222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allswell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taming_shrew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henryviii.txt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2henryvi.txt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0.00169" calcext:value-type="float">
            <text:p>0,00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2henryiv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66" calcext:value-type="float">
            <text:p>0,00266</text:p>
          </table:table-cell>
          <table:table-cell office:value-type="float" office:value="0.00171" calcext:value-type="float">
            <text:p>0,00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pericles.txt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226" calcext:value-type="float">
            <text:p>0,00226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326" calcext:value-type="float">
            <text:p>0,00326</text:p>
          </table:table-cell>
          <table:table-cell office:value-type="float" office:value="0.00182" calcext:value-type="float">
            <text:p>0,001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1henryiv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67" calcext:value-type="float">
            <text:p>0,00267</text:p>
          </table:table-cell>
          <table:table-cell office:value-type="float" office:value="0.00185" calcext:value-type="float">
            <text:p>0,001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twelfth_night.txt</text:p>
          </table:table-cell>
          <table:table-cell office:value-type="float" office:value="0.00091" calcext:value-type="float">
            <text:p>0,00091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julius_caesar.txt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128" calcext:value-type="float">
            <text:p>0,001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hamlet.txt</text:p>
          </table:table-cell>
          <table:table-cell office:value-type="float" office:value="0.00095" calcext:value-type="float">
            <text:p>0,00095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0.00199" calcext:value-type="float">
            <text:p>0,001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richardii.txt</text:p>
          </table:table-cell>
          <table:table-cell office:value-type="float" office:value="0.00098" calcext:value-type="float">
            <text:p>0,00098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3henryvi.txt</text:p>
          </table:table-cell>
          <table:table-cell office:value-type="float" office:value="0.00103" calcext:value-type="float">
            <text:p>0,00103</text:p>
          </table:table-cell>
          <table:table-cell office:value-type="float" office:value="0.00261" calcext:value-type="float">
            <text:p>0,00261</text:p>
          </table:table-cell>
          <table:table-cell office:value-type="float" office:value="0.00152" calcext:value-type="float">
            <text:p>0,001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tempest.txt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237" calcext:value-type="float">
            <text:p>0,00237</text:p>
          </table:table-cell>
          <table:table-cell office:value-type="float" office:value="0.00146" calcext:value-type="float">
            <text:p>0,001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winters_tale.txt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255" calcext:value-type="float">
            <text:p>0,00255</text:p>
          </table:table-cell>
          <table:table-cell office:value-type="float" office:value="0.00168" calcext:value-type="float">
            <text:p>0,001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two_gentlemen.txt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179" calcext:value-type="float">
            <text:p>0,00179</text:p>
          </table:table-cell>
          <table:table-cell office:value-type="float" office:value="0.00113" calcext:value-type="float">
            <text:p>0,00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midsummer.txt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0.00211" calcext:value-type="float">
            <text:p>0,00211</text:p>
          </table:table-cell>
          <table:table-cell office:value-type="float" office:value="0.00126" calcext:value-type="float">
            <text:p>0,001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merchant.txt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208" calcext:value-type="float">
            <text:p>0,00208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cleopatra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36" calcext:value-type="float">
            <text:p>0,001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john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cymbeline.txt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276" calcext:value-type="float">
            <text:p>0,00276</text:p>
          </table:table-cell>
          <table:table-cell office:value-type="float" office:value="0.00181" calcext:value-type="float">
            <text:p>0,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merry_wives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197" calcext:value-type="float">
            <text:p>0,00197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much_ado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77" calcext:value-type="float">
            <text:p>0,00177</text:p>
          </table:table-cell>
          <table:table-cell office:value-type="float" office:value="0.00131" calcext:value-type="float">
            <text:p>0,001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comedy_errors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44" calcext:value-type="float">
            <text:p>0,00144</text:p>
          </table:table-cell>
          <table:table-cell office:value-type="float" office:value="0.00107" calcext:value-type="float">
            <text:p>0,001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timon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henryv.txt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00297" calcext:value-type="float">
            <text:p>0,00297</text:p>
          </table:table-cell>
          <table:table-cell office:value-type="float" office:value="0.00193" calcext:value-type="float">
            <text:p>0,001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romeo_juliet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0.00156" calcext:value-type="float">
            <text:p>0,00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richardiii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95" calcext:value-type="float">
            <text:p>0,00295</text:p>
          </table:table-cell>
          <table:table-cell office:value-type="float" office:value="0.00175" calcext:value-type="float">
            <text:p>0,00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asyoulikeit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macbeth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09" calcext:value-type="float">
            <text:p>0,00209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lll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17" calcext:value-type="float">
            <text:p>0,00217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measure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99" calcext:value-type="float">
            <text:p>0,00199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lear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0.00179" calcext:value-type="float">
            <text:p>0,001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vi.txt</text:p>
          </table:table-cell>
          <table:table-cell office:value-type="string" calcext:value-type="string">
            <text:p>coriolanus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95" calcext:value-type="float">
            <text:p>0,00295</text:p>
          </table:table-cell>
          <table:table-cell office:value-type="float" office:value="0.00176" calcext:value-type="float">
            <text:p>0,001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othello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0.00175" calcext:value-type="float">
            <text:p>0,00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titus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16" calcext:value-type="float">
            <text:p>0,00216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allswell.txt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218" calcext:value-type="float">
            <text:p>0,00218</text:p>
          </table:table-cell>
          <table:table-cell office:value-type="float" office:value="0.00167" calcext:value-type="float">
            <text:p>0,0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taming_shrew.txt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133" calcext:value-type="float">
            <text:p>0,001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henryviii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607" calcext:value-type="float">
            <text:p>0,00607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2henryvi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56" calcext:value-type="float">
            <text:p>0,00256</text:p>
          </table:table-cell>
          <table:table-cell office:value-type="float" office:value="0.0018" calcext:value-type="float">
            <text:p>0,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2henryiv.txt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263" calcext:value-type="float">
            <text:p>0,00263</text:p>
          </table:table-cell>
          <table:table-cell office:value-type="float" office:value="0.00204" calcext:value-type="float">
            <text:p>0,002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pericles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183" calcext:value-type="float">
            <text:p>0,00183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1henryvi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37" calcext:value-type="float">
            <text:p>0,00237</text:p>
          </table:table-cell>
          <table:table-cell office:value-type="float" office:value="0.00167" calcext:value-type="float">
            <text:p>0,0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1henryiv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301" calcext:value-type="float">
            <text:p>0,00301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twelfth_night.txt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211" calcext:value-type="float">
            <text:p>0,00211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julius_caesar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58" calcext:value-type="float">
            <text:p>0,00158</text:p>
          </table:table-cell>
          <table:table-cell office:value-type="float" office:value="0.00119" calcext:value-type="float">
            <text:p>0,001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hamlet.txt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303" calcext:value-type="float">
            <text:p>0,00303</text:p>
          </table:table-cell>
          <table:table-cell office:value-type="float" office:value="0.00208" calcext:value-type="float">
            <text:p>0,002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richardii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3henryvi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76" calcext:value-type="float">
            <text:p>0,001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tempest.txt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193" calcext:value-type="float">
            <text:p>0,00193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winters_tale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163" calcext:value-type="float">
            <text:p>0,001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two_gentlemen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115" calcext:value-type="float">
            <text:p>0,001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midsummer.txt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132" calcext:value-type="float">
            <text:p>0,001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merchant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183" calcext:value-type="float">
            <text:p>0,00183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cleopatra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0.00173" calcext:value-type="float">
            <text:p>0,001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john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67" calcext:value-type="float">
            <text:p>0,00267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cymbeline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61" calcext:value-type="float">
            <text:p>0,00261</text:p>
          </table:table-cell>
          <table:table-cell office:value-type="float" office:value="0.00175" calcext:value-type="float">
            <text:p>0,00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merry_wives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85" calcext:value-type="float">
            <text:p>0,00185</text:p>
          </table:table-cell>
          <table:table-cell office:value-type="float" office:value="0.00145" calcext:value-type="float">
            <text:p>0,001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much_ado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00126" calcext:value-type="float">
            <text:p>0,001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comedy_errors.txt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132" calcext:value-type="float">
            <text:p>0,00132</text:p>
          </table:table-cell>
          <table:table-cell office:value-type="float" office:value="0.00088" calcext:value-type="float">
            <text:p>0,000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timon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177" calcext:value-type="float">
            <text:p>0,00177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henryv.txt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285" calcext:value-type="float">
            <text:p>0,00285</text:p>
          </table:table-cell>
          <table:table-cell office:value-type="float" office:value="0.00206" calcext:value-type="float">
            <text:p>0,002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romeo_juliet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18" calcext:value-type="float">
            <text:p>0,00218</text:p>
          </table:table-cell>
          <table:table-cell office:value-type="float" office:value="0.00153" calcext:value-type="float">
            <text:p>0,00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richardiii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0.00188" calcext:value-type="float">
            <text:p>0,00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asyoulikeit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.00156" calcext:value-type="float">
            <text:p>0,00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macbeth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lll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28" calcext:value-type="float">
            <text:p>0,00228</text:p>
          </table:table-cell>
          <table:table-cell office:value-type="float" office:value="0.00171" calcext:value-type="float">
            <text:p>0,00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measure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06" calcext:value-type="float">
            <text:p>0,00206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lear.txt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268" calcext:value-type="float">
            <text:p>0,00268</text:p>
          </table:table-cell>
          <table:table-cell office:value-type="float" office:value="0.00179" calcext:value-type="float">
            <text:p>0,001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ilus_cressida.txt</text:p>
          </table:table-cell>
          <table:table-cell office:value-type="string" calcext:value-type="string">
            <text:p>coriolanus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0.00207" calcext:value-type="float">
            <text:p>0,002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othello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236" calcext:value-type="float">
            <text:p>0,00236</text:p>
          </table:table-cell>
          <table:table-cell office:value-type="float" office:value="0.00174" calcext:value-type="float">
            <text:p>0,001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titus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08" calcext:value-type="float">
            <text:p>0,00208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allswell.txt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281" calcext:value-type="float">
            <text:p>0,00281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taming_shrew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138" calcext:value-type="float">
            <text:p>0,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henryviii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36" calcext:value-type="float">
            <text:p>0,00236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2henryvi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68" calcext:value-type="float">
            <text:p>0,00268</text:p>
          </table:table-cell>
          <table:table-cell office:value-type="float" office:value="0.00173" calcext:value-type="float">
            <text:p>0,001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2henryiv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74" calcext:value-type="float">
            <text:p>0,00274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pericles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188" calcext:value-type="float">
            <text:p>0,00188</text:p>
          </table:table-cell>
          <table:table-cell office:value-type="float" office:value="0.00116" calcext:value-type="float">
            <text:p>0,001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1henryvi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28" calcext:value-type="float">
            <text:p>0,00228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289" calcext:value-type="float">
            <text:p>0,00289</text:p>
          </table:table-cell>
          <table:table-cell office:value-type="float" office:value="0.00177" calcext:value-type="float">
            <text:p>0,001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twelfth_night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65" calcext:value-type="float">
            <text:p>0,00165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julius_caesar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52" calcext:value-type="float">
            <text:p>0,00152</text:p>
          </table:table-cell>
          <table:table-cell office:value-type="float" office:value="0.00136" calcext:value-type="float">
            <text:p>0,001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hamlet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88" calcext:value-type="float">
            <text:p>0,00288</text:p>
          </table:table-cell>
          <table:table-cell office:value-type="float" office:value="0.00201" calcext:value-type="float">
            <text:p>0,002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richardii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.00159" calcext:value-type="float">
            <text:p>0,001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3henryvi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214" calcext:value-type="float">
            <text:p>0,00214</text:p>
          </table:table-cell>
          <table:table-cell office:value-type="float" office:value="0.00146" calcext:value-type="float">
            <text:p>0,001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tempest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72" calcext:value-type="float">
            <text:p>0,00172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winters_tale.txt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226" calcext:value-type="float">
            <text:p>0,00226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two_gentlemen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62" calcext:value-type="float">
            <text:p>0,00162</text:p>
          </table:table-cell>
          <table:table-cell office:value-type="float" office:value="0.00127" calcext:value-type="float">
            <text:p>0,001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midsummer.tx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161" calcext:value-type="float">
            <text:p>0,00161</text:p>
          </table:table-cell>
          <table:table-cell office:value-type="float" office:value="0.00123" calcext:value-type="float">
            <text:p>0,00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merchant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179" calcext:value-type="float">
            <text:p>0,00179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cleopatra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24" calcext:value-type="float">
            <text:p>0,00224</text:p>
          </table:table-cell>
          <table:table-cell office:value-type="float" office:value="0.00177" calcext:value-type="float">
            <text:p>0,001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john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213" calcext:value-type="float">
            <text:p>0,00213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cymbeline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62" calcext:value-type="float">
            <text:p>0,00262</text:p>
          </table:table-cell>
          <table:table-cell office:value-type="float" office:value="0.0018" calcext:value-type="float">
            <text:p>0,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merry_wives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18" calcext:value-type="float">
            <text:p>0,00218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much_ado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85" calcext:value-type="float">
            <text:p>0,00185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comedy_errors.txt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134" calcext:value-type="float">
            <text:p>0,00134</text:p>
          </table:table-cell>
          <table:table-cell office:value-type="float" office:value="0.00109" calcext:value-type="float">
            <text:p>0,001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timon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81" calcext:value-type="float">
            <text:p>0,00181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henryv.txt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288" calcext:value-type="float">
            <text:p>0,00288</text:p>
          </table:table-cell>
          <table:table-cell office:value-type="float" office:value="0.0021" calcext:value-type="float">
            <text:p>0,00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romeo_juliet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23" calcext:value-type="float">
            <text:p>0,00223</text:p>
          </table:table-cell>
          <table:table-cell office:value-type="float" office:value="0.00152" calcext:value-type="float">
            <text:p>0,001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richardiii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38" calcext:value-type="float">
            <text:p>0,00238</text:p>
          </table:table-cell>
          <table:table-cell office:value-type="float" office:value="0.00182" calcext:value-type="float">
            <text:p>0,001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asyoulikeit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macbeth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lll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measure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193" calcext:value-type="float">
            <text:p>0,00193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lear.txt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297" calcext:value-type="float">
            <text:p>0,00297</text:p>
          </table:table-cell>
          <table:table-cell office:value-type="float" office:value="0.00202" calcext:value-type="float">
            <text:p>0,002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henryiv.txt</text:p>
          </table:table-cell>
          <table:table-cell office:value-type="string" calcext:value-type="string">
            <text:p>coriolanus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28" calcext:value-type="float">
            <text:p>0,00228</text:p>
          </table:table-cell>
          <table:table-cell office:value-type="float" office:value="0.00194" calcext:value-type="float">
            <text:p>0,001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othello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0.0016" calcext:value-type="float">
            <text:p>0,0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titus.txt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212" calcext:value-type="float">
            <text:p>0,00212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allswell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0.00157" calcext:value-type="float">
            <text:p>0,001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taming_shrew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74" calcext:value-type="float">
            <text:p>0,00174</text:p>
          </table:table-cell>
          <table:table-cell office:value-type="float" office:value="0.00146" calcext:value-type="float">
            <text:p>0,001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henryviii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12" calcext:value-type="float">
            <text:p>0,00212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2henryvi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55" calcext:value-type="float">
            <text:p>0,00255</text:p>
          </table:table-cell>
          <table:table-cell office:value-type="float" office:value="0.00174" calcext:value-type="float">
            <text:p>0,001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2henryiv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73" calcext:value-type="float">
            <text:p>0,00273</text:p>
          </table:table-cell>
          <table:table-cell office:value-type="float" office:value="0.00169" calcext:value-type="float">
            <text:p>0,00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pericles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211" calcext:value-type="float">
            <text:p>0,00211</text:p>
          </table:table-cell>
          <table:table-cell office:value-type="float" office:value="0.00153" calcext:value-type="float">
            <text:p>0,00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1henryvi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0.00165" calcext:value-type="float">
            <text:p>0,001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73" calcext:value-type="float">
            <text:p>0,00273</text:p>
          </table:table-cell>
          <table:table-cell office:value-type="float" office:value="0.00193" calcext:value-type="float">
            <text:p>0,001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1henryiv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0.00179" calcext:value-type="float">
            <text:p>0,001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julius_caesar.txt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157" calcext:value-type="float">
            <text:p>0,00157</text:p>
          </table:table-cell>
          <table:table-cell office:value-type="float" office:value="0.00123" calcext:value-type="float">
            <text:p>0,00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hamlet.txt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292" calcext:value-type="float">
            <text:p>0,00292</text:p>
          </table:table-cell>
          <table:table-cell office:value-type="float" office:value="0.00228" calcext:value-type="float">
            <text:p>0,002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richardii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11" calcext:value-type="float">
            <text:p>0,00211</text:p>
          </table:table-cell>
          <table:table-cell office:value-type="float" office:value="0.0016" calcext:value-type="float">
            <text:p>0,0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3henryvi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14" calcext:value-type="float">
            <text:p>0,00214</text:p>
          </table:table-cell>
          <table:table-cell office:value-type="float" office:value="0.00152" calcext:value-type="float">
            <text:p>0,001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tempest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208" calcext:value-type="float">
            <text:p>0,00208</text:p>
          </table:table-cell>
          <table:table-cell office:value-type="float" office:value="0.00137" calcext:value-type="float">
            <text:p>0,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winters_tale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42" calcext:value-type="float">
            <text:p>0,00242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two_gentlemen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167" calcext:value-type="float">
            <text:p>0,00167</text:p>
          </table:table-cell>
          <table:table-cell office:value-type="float" office:value="0.00113" calcext:value-type="float">
            <text:p>0,00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midsummer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18" calcext:value-type="float">
            <text:p>0,00218</text:p>
          </table:table-cell>
          <table:table-cell office:value-type="float" office:value="0.0013" calcext:value-type="float">
            <text:p>0,00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merchant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178" calcext:value-type="float">
            <text:p>0,00178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cleopatra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24" calcext:value-type="float">
            <text:p>0,00224</text:p>
          </table:table-cell>
          <table:table-cell office:value-type="float" office:value="0.00189" calcext:value-type="float">
            <text:p>0,001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john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cymbeline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00184" calcext:value-type="float">
            <text:p>0,001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merry_wives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227" calcext:value-type="float">
            <text:p>0,00227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much_ado.txt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168" calcext:value-type="float">
            <text:p>0,00168</text:p>
          </table:table-cell>
          <table:table-cell office:value-type="float" office:value="0.00129" calcext:value-type="float">
            <text:p>0,001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comedy_errors.txt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138" calcext:value-type="float">
            <text:p>0,00138</text:p>
          </table:table-cell>
          <table:table-cell office:value-type="float" office:value="0.00107" calcext:value-type="float">
            <text:p>0,001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timon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202" calcext:value-type="float">
            <text:p>0,00202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henryv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76" calcext:value-type="float">
            <text:p>0,00276</text:p>
          </table:table-cell>
          <table:table-cell office:value-type="float" office:value="0.0019" calcext:value-type="float">
            <text:p>0,0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romeo_juliet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207" calcext:value-type="float">
            <text:p>0,00207</text:p>
          </table:table-cell>
          <table:table-cell office:value-type="float" office:value="0.0016" calcext:value-type="float">
            <text:p>0,0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richardiii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52" calcext:value-type="float">
            <text:p>0,00252</text:p>
          </table:table-cell>
          <table:table-cell office:value-type="float" office:value="0.00186" calcext:value-type="float">
            <text:p>0,00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asyoulikeit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macbeth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lll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09" calcext:value-type="float">
            <text:p>0,00209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measure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75" calcext:value-type="float">
            <text:p>0,00175</text:p>
          </table:table-cell>
          <table:table-cell office:value-type="float" office:value="0.00163" calcext:value-type="float">
            <text:p>0,001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lear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81" calcext:value-type="float">
            <text:p>0,00281</text:p>
          </table:table-cell>
          <table:table-cell office:value-type="float" office:value="0.0022" calcext:value-type="float">
            <text:p>0,00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elfth_night.txt</text:p>
          </table:table-cell>
          <table:table-cell office:value-type="string" calcext:value-type="string">
            <text:p>coriolanus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27" calcext:value-type="float">
            <text:p>0,00227</text:p>
          </table:table-cell>
          <table:table-cell office:value-type="float" office:value="0.00171" calcext:value-type="float">
            <text:p>0,00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othello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0019" calcext:value-type="float">
            <text:p>0,0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titus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19" calcext:value-type="float">
            <text:p>0,00219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allswell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163" calcext:value-type="float">
            <text:p>0,001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taming_shrew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138" calcext:value-type="float">
            <text:p>0,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henryviii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77" calcext:value-type="float">
            <text:p>0,00277</text:p>
          </table:table-cell>
          <table:table-cell office:value-type="float" office:value="0.00164" calcext:value-type="float">
            <text:p>0,001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2henryvi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55" calcext:value-type="float">
            <text:p>0,00255</text:p>
          </table:table-cell>
          <table:table-cell office:value-type="float" office:value="0.00191" calcext:value-type="float">
            <text:p>0,001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2henryiv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0.0019" calcext:value-type="float">
            <text:p>0,0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pericles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97" calcext:value-type="float">
            <text:p>0,00197</text:p>
          </table:table-cell>
          <table:table-cell office:value-type="float" office:value="0.01539" calcext:value-type="float">
            <text:p>0,015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1henryvi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0.00175" calcext:value-type="float">
            <text:p>0,00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96" calcext:value-type="float">
            <text:p>0,00296</text:p>
          </table:table-cell>
          <table:table-cell office:value-type="float" office:value="0.00179" calcext:value-type="float">
            <text:p>0,001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1henryiv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212" calcext:value-type="float">
            <text:p>0,00212</text:p>
          </table:table-cell>
          <table:table-cell office:value-type="float" office:value="0.00176" calcext:value-type="float">
            <text:p>0,001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twelfth_night.txt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51" calcext:value-type="float">
            <text:p>0,00151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hamlet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322" calcext:value-type="float">
            <text:p>0,00322</text:p>
          </table:table-cell>
          <table:table-cell office:value-type="float" office:value="0.00206" calcext:value-type="float">
            <text:p>0,002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richardii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94" calcext:value-type="float">
            <text:p>0,00194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3henryvi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95" calcext:value-type="float">
            <text:p>0,00195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tempest.txt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176" calcext:value-type="float">
            <text:p>0,00176</text:p>
          </table:table-cell>
          <table:table-cell office:value-type="float" office:value="0.00145" calcext:value-type="float">
            <text:p>0,001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winters_tale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13" calcext:value-type="float">
            <text:p>0,00213</text:p>
          </table:table-cell>
          <table:table-cell office:value-type="float" office:value="0.00163" calcext:value-type="float">
            <text:p>0,001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two_gentlemen.txt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137" calcext:value-type="float">
            <text:p>0,00137</text:p>
          </table:table-cell>
          <table:table-cell office:value-type="float" office:value="0.00131" calcext:value-type="float">
            <text:p>0,001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midsummer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13" calcext:value-type="float">
            <text:p>0,00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merchant.txt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cleopatra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207" calcext:value-type="float">
            <text:p>0,00207</text:p>
          </table:table-cell>
          <table:table-cell office:value-type="float" office:value="0.0018" calcext:value-type="float">
            <text:p>0,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john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cymbeline.txt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304" calcext:value-type="float">
            <text:p>0,00304</text:p>
          </table:table-cell>
          <table:table-cell office:value-type="float" office:value="0.00177" calcext:value-type="float">
            <text:p>0,001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merry_wives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167" calcext:value-type="float">
            <text:p>0,00167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much_ado.tx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153" calcext:value-type="float">
            <text:p>0,00153</text:p>
          </table:table-cell>
          <table:table-cell office:value-type="float" office:value="0.0013" calcext:value-type="float">
            <text:p>0,00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comedy_errors.txt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0.00119" calcext:value-type="float">
            <text:p>0,00119</text:p>
          </table:table-cell>
          <table:table-cell office:value-type="float" office:value="0.0012" calcext:value-type="float">
            <text:p>0,0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timon.tx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henryv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77" calcext:value-type="float">
            <text:p>0,00277</text:p>
          </table:table-cell>
          <table:table-cell office:value-type="float" office:value="0.00192" calcext:value-type="float">
            <text:p>0,001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romeo_juliet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97" calcext:value-type="float">
            <text:p>0,00197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richardiii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224" calcext:value-type="float">
            <text:p>0,00224</text:p>
          </table:table-cell>
          <table:table-cell office:value-type="float" office:value="0.00171" calcext:value-type="float">
            <text:p>0,00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asyoulikeit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macbeth.txt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179" calcext:value-type="float">
            <text:p>0,00179</text:p>
          </table:table-cell>
          <table:table-cell office:value-type="float" office:value="0.00152" calcext:value-type="float">
            <text:p>0,001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lll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0.00156" calcext:value-type="float">
            <text:p>0,00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measure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81" calcext:value-type="float">
            <text:p>0,00181</text:p>
          </table:table-cell>
          <table:table-cell office:value-type="float" office:value="0.00124" calcext:value-type="float">
            <text:p>0,001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lear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0.00171" calcext:value-type="float">
            <text:p>0,00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lius_caesar.txt</text:p>
          </table:table-cell>
          <table:table-cell office:value-type="string" calcext:value-type="string">
            <text:p>coriolanus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26" calcext:value-type="float">
            <text:p>0,00226</text:p>
          </table:table-cell>
          <table:table-cell office:value-type="float" office:value="0.00171" calcext:value-type="float">
            <text:p>0,00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othello.txt</text:p>
          </table:table-cell>
          <table:table-cell office:value-type="float" office:value="0.00086" calcext:value-type="float">
            <text:p>0,00086</text:p>
          </table:table-cell>
          <table:table-cell office:value-type="float" office:value="0.00264" calcext:value-type="float">
            <text:p>0,00264</text:p>
          </table:table-cell>
          <table:table-cell office:value-type="float" office:value="0.00168" calcext:value-type="float">
            <text:p>0,001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titus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allswell.txt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238" calcext:value-type="float">
            <text:p>0,00238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taming_shrew.txt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267" calcext:value-type="float">
            <text:p>0,00267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henryviii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46" calcext:value-type="float">
            <text:p>0,00246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2henryvi.txt</text:p>
          </table:table-cell>
          <table:table-cell office:value-type="float" office:value="0.00083" calcext:value-type="float">
            <text:p>0,00083</text:p>
          </table:table-cell>
          <table:table-cell office:value-type="float" office:value="0.00275" calcext:value-type="float">
            <text:p>0,00275</text:p>
          </table:table-cell>
          <table:table-cell office:value-type="float" office:value="0.0018" calcext:value-type="float">
            <text:p>0,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2henryiv.txt</text:p>
          </table:table-cell>
          <table:table-cell office:value-type="float" office:value="0.00086" calcext:value-type="float">
            <text:p>0,00086</text:p>
          </table:table-cell>
          <table:table-cell office:value-type="float" office:value="0.00324" calcext:value-type="float">
            <text:p>0,00324</text:p>
          </table:table-cell>
          <table:table-cell office:value-type="float" office:value="0.0019" calcext:value-type="float">
            <text:p>0,0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pericles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137" calcext:value-type="float">
            <text:p>0,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1henryvi.txt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278" calcext:value-type="float">
            <text:p>0,00278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294" calcext:value-type="float">
            <text:p>0,00294</text:p>
          </table:table-cell>
          <table:table-cell office:value-type="float" office:value="0.00186" calcext:value-type="float">
            <text:p>0,00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1henryiv.txt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259" calcext:value-type="float">
            <text:p>0,00259</text:p>
          </table:table-cell>
          <table:table-cell office:value-type="float" office:value="0.00179" calcext:value-type="float">
            <text:p>0,001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twelfth_night.txt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julius_caesar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94" calcext:value-type="float">
            <text:p>0,00194</text:p>
          </table:table-cell>
          <table:table-cell office:value-type="float" office:value="0.00125" calcext:value-type="float">
            <text:p>0,00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richardii.txt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177" calcext:value-type="float">
            <text:p>0,001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3henryvi.txt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0.00274" calcext:value-type="float">
            <text:p>0,00274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tempest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211" calcext:value-type="float">
            <text:p>0,00211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winters_tale.txt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two_gentlemen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117" calcext:value-type="float">
            <text:p>0,001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midsummer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0138" calcext:value-type="float">
            <text:p>0,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merchant.txt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00209" calcext:value-type="float">
            <text:p>0,00209</text:p>
          </table:table-cell>
          <table:table-cell office:value-type="float" office:value="0.00153" calcext:value-type="float">
            <text:p>0,00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cleopatra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88" calcext:value-type="float">
            <text:p>0,00188</text:p>
          </table:table-cell>
          <table:table-cell office:value-type="float" office:value="0.00131" calcext:value-type="float">
            <text:p>0,001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john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27" calcext:value-type="float">
            <text:p>0,00227</text:p>
          </table:table-cell>
          <table:table-cell office:value-type="float" office:value="0.00156" calcext:value-type="float">
            <text:p>0,00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cymbeline.txt</text:p>
          </table:table-cell>
          <table:table-cell office:value-type="float" office:value="0.00086" calcext:value-type="float">
            <text:p>0,00086</text:p>
          </table:table-cell>
          <table:table-cell office:value-type="float" office:value="0.00301" calcext:value-type="float">
            <text:p>0,00301</text:p>
          </table:table-cell>
          <table:table-cell office:value-type="float" office:value="0.0018" calcext:value-type="float">
            <text:p>0,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merry_wives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197" calcext:value-type="float">
            <text:p>0,00197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much_ado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163" calcext:value-type="float">
            <text:p>0,00163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comedy_errors.tx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134" calcext:value-type="float">
            <text:p>0,00134</text:p>
          </table:table-cell>
          <table:table-cell office:value-type="float" office:value="0.00109" calcext:value-type="float">
            <text:p>0,001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timon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185" calcext:value-type="float">
            <text:p>0,00185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henryv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194" calcext:value-type="float">
            <text:p>0,001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romeo_juliet.txt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268" calcext:value-type="float">
            <text:p>0,00268</text:p>
          </table:table-cell>
          <table:table-cell office:value-type="float" office:value="0.00164" calcext:value-type="float">
            <text:p>0,001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richardiii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58" calcext:value-type="float">
            <text:p>0,00258</text:p>
          </table:table-cell>
          <table:table-cell office:value-type="float" office:value="0.00177" calcext:value-type="float">
            <text:p>0,001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asyoulikeit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02" calcext:value-type="float">
            <text:p>0,00202</text:p>
          </table:table-cell>
          <table:table-cell office:value-type="float" office:value="0.00156" calcext:value-type="float">
            <text:p>0,00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macbeth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186" calcext:value-type="float">
            <text:p>0,00186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lll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62" calcext:value-type="float">
            <text:p>0,00262</text:p>
          </table:table-cell>
          <table:table-cell office:value-type="float" office:value="0.00159" calcext:value-type="float">
            <text:p>0,001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measure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55" calcext:value-type="float">
            <text:p>0,00255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lear.txt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294" calcext:value-type="float">
            <text:p>0,00294</text:p>
          </table:table-cell>
          <table:table-cell office:value-type="float" office:value="0.00182" calcext:value-type="float">
            <text:p>0,001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let.txt</text:p>
          </table:table-cell>
          <table:table-cell office:value-type="string" calcext:value-type="string">
            <text:p>coriolanus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64" calcext:value-type="float">
            <text:p>0,00264</text:p>
          </table:table-cell>
          <table:table-cell office:value-type="float" office:value="0.00169" calcext:value-type="float">
            <text:p>0,00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othello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246" calcext:value-type="float">
            <text:p>0,00246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titus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02" calcext:value-type="float">
            <text:p>0,00202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allswell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16" calcext:value-type="float">
            <text:p>0,00216</text:p>
          </table:table-cell>
          <table:table-cell office:value-type="float" office:value="0.00156" calcext:value-type="float">
            <text:p>0,00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taming_shrew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196" calcext:value-type="float">
            <text:p>0,00196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henryviii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28" calcext:value-type="float">
            <text:p>0,00228</text:p>
          </table:table-cell>
          <table:table-cell office:value-type="float" office:value="0.00155" calcext:value-type="float">
            <text:p>0,001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2henryvi.txt</text:p>
          </table:table-cell>
          <table:table-cell office:value-type="float" office:value="0.00091" calcext:value-type="float">
            <text:p>0,00091</text:p>
          </table:table-cell>
          <table:table-cell office:value-type="float" office:value="0.00317" calcext:value-type="float">
            <text:p>0,00317</text:p>
          </table:table-cell>
          <table:table-cell office:value-type="float" office:value="0.00187" calcext:value-type="float">
            <text:p>0,001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2henryiv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182" calcext:value-type="float">
            <text:p>0,001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pericles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197" calcext:value-type="float">
            <text:p>0,00197</text:p>
          </table:table-cell>
          <table:table-cell office:value-type="float" office:value="0.00145" calcext:value-type="float">
            <text:p>0,001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1henryvi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44" calcext:value-type="float">
            <text:p>0,00244</text:p>
          </table:table-cell>
          <table:table-cell office:value-type="float" office:value="0.00152" calcext:value-type="float">
            <text:p>0,001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56" calcext:value-type="float">
            <text:p>0,00256</text:p>
          </table:table-cell>
          <table:table-cell office:value-type="float" office:value="0.00184" calcext:value-type="float">
            <text:p>0,001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1henryiv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171" calcext:value-type="float">
            <text:p>0,00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twelfth_night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162" calcext:value-type="float">
            <text:p>0,00162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julius_caesar.txt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146" calcext:value-type="float">
            <text:p>0,00146</text:p>
          </table:table-cell>
          <table:table-cell office:value-type="float" office:value="0.00124" calcext:value-type="float">
            <text:p>0,001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hamlet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76" calcext:value-type="float">
            <text:p>0,00276</text:p>
          </table:table-cell>
          <table:table-cell office:value-type="float" office:value="0.00213" calcext:value-type="float">
            <text:p>0,002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3henryvi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18" calcext:value-type="float">
            <text:p>0,00218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tempest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72" calcext:value-type="float">
            <text:p>0,00172</text:p>
          </table:table-cell>
          <table:table-cell office:value-type="float" office:value="0.00137" calcext:value-type="float">
            <text:p>0,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winters_tale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16" calcext:value-type="float">
            <text:p>0,00216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two_gentlemen.txt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134" calcext:value-type="float">
            <text:p>0,00134</text:p>
          </table:table-cell>
          <table:table-cell office:value-type="float" office:value="0.00117" calcext:value-type="float">
            <text:p>0,001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midsummer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59" calcext:value-type="float">
            <text:p>0,00159</text:p>
          </table:table-cell>
          <table:table-cell office:value-type="float" office:value="0.0013" calcext:value-type="float">
            <text:p>0,00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merchant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78" calcext:value-type="float">
            <text:p>0,00178</text:p>
          </table:table-cell>
          <table:table-cell office:value-type="float" office:value="0.00135" calcext:value-type="float">
            <text:p>0,00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cleopatra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john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59" calcext:value-type="float">
            <text:p>0,00259</text:p>
          </table:table-cell>
          <table:table-cell office:value-type="float" office:value="0.0016" calcext:value-type="float">
            <text:p>0,0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cymbeline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52" calcext:value-type="float">
            <text:p>0,00252</text:p>
          </table:table-cell>
          <table:table-cell office:value-type="float" office:value="0.00183" calcext:value-type="float">
            <text:p>0,001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merry_wives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69" calcext:value-type="float">
            <text:p>0,00169</text:p>
          </table:table-cell>
          <table:table-cell office:value-type="float" office:value="0.00153" calcext:value-type="float">
            <text:p>0,00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much_ado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comedy_errors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29" calcext:value-type="float">
            <text:p>0,00129</text:p>
          </table:table-cell>
          <table:table-cell office:value-type="float" office:value="0.00109" calcext:value-type="float">
            <text:p>0,001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timon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84" calcext:value-type="float">
            <text:p>0,00184</text:p>
          </table:table-cell>
          <table:table-cell office:value-type="float" office:value="0.00136" calcext:value-type="float">
            <text:p>0,001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henryv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318" calcext:value-type="float">
            <text:p>0,00318</text:p>
          </table:table-cell>
          <table:table-cell office:value-type="float" office:value="0.00188" calcext:value-type="float">
            <text:p>0,00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romeo_juliet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62" calcext:value-type="float">
            <text:p>0,00262</text:p>
          </table:table-cell>
          <table:table-cell office:value-type="float" office:value="0.00163" calcext:value-type="float">
            <text:p>0,001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richardiii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27" calcext:value-type="float">
            <text:p>0,00227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asyoulikeit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macbeth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96" calcext:value-type="float">
            <text:p>0,00196</text:p>
          </table:table-cell>
          <table:table-cell office:value-type="float" office:value="0.00138" calcext:value-type="float">
            <text:p>0,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lll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28" calcext:value-type="float">
            <text:p>0,00228</text:p>
          </table:table-cell>
          <table:table-cell office:value-type="float" office:value="0.00165" calcext:value-type="float">
            <text:p>0,001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measure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186" calcext:value-type="float">
            <text:p>0,00186</text:p>
          </table:table-cell>
          <table:table-cell office:value-type="float" office:value="0.00123" calcext:value-type="float">
            <text:p>0,00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lear.txt</text:p>
          </table:table-cell>
          <table:table-cell office:value-type="float" office:value="0.00088" calcext:value-type="float">
            <text:p>0,00088</text:p>
          </table:table-cell>
          <table:table-cell office:value-type="float" office:value="0.00272" calcext:value-type="float">
            <text:p>0,00272</text:p>
          </table:table-cell>
          <table:table-cell office:value-type="float" office:value="0.0018" calcext:value-type="float">
            <text:p>0,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.txt</text:p>
          </table:table-cell>
          <table:table-cell office:value-type="string" calcext:value-type="string">
            <text:p>coriolanus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36" calcext:value-type="float">
            <text:p>0,00236</text:p>
          </table:table-cell>
          <table:table-cell office:value-type="float" office:value="0.00184" calcext:value-type="float">
            <text:p>0,001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othello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0.00164" calcext:value-type="float">
            <text:p>0,001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titus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08" calcext:value-type="float">
            <text:p>0,00208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allswell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27" calcext:value-type="float">
            <text:p>0,00227</text:p>
          </table:table-cell>
          <table:table-cell office:value-type="float" office:value="0.00159" calcext:value-type="float">
            <text:p>0,001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taming_shrew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196" calcext:value-type="float">
            <text:p>0,00196</text:p>
          </table:table-cell>
          <table:table-cell office:value-type="float" office:value="0.00138" calcext:value-type="float">
            <text:p>0,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henryviii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2henryvi.txt</text:p>
          </table:table-cell>
          <table:table-cell office:value-type="float" office:value="0.00091" calcext:value-type="float">
            <text:p>0,00091</text:p>
          </table:table-cell>
          <table:table-cell office:value-type="float" office:value="0.00326" calcext:value-type="float">
            <text:p>0,00326</text:p>
          </table:table-cell>
          <table:table-cell office:value-type="float" office:value="0.00187" calcext:value-type="float">
            <text:p>0,001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2henryiv.txt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0018" calcext:value-type="float">
            <text:p>0,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pericles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53" calcext:value-type="float">
            <text:p>0,00253</text:p>
          </table:table-cell>
          <table:table-cell office:value-type="float" office:value="0.00152" calcext:value-type="float">
            <text:p>0,001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1henryvi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92" calcext:value-type="float">
            <text:p>0,00292</text:p>
          </table:table-cell>
          <table:table-cell office:value-type="float" office:value="0.00167" calcext:value-type="float">
            <text:p>0,0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314" calcext:value-type="float">
            <text:p>0,00314</text:p>
          </table:table-cell>
          <table:table-cell office:value-type="float" office:value="0.00182" calcext:value-type="float">
            <text:p>0,001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1henryiv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0.00171" calcext:value-type="float">
            <text:p>0,00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twelfth_night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175" calcext:value-type="float">
            <text:p>0,00175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julius_caesar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57" calcext:value-type="float">
            <text:p>0,00157</text:p>
          </table:table-cell>
          <table:table-cell office:value-type="float" office:value="0.0012" calcext:value-type="float">
            <text:p>0,0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hamlet.txt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0.00229" calcext:value-type="float">
            <text:p>0,002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richardii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21" calcext:value-type="float">
            <text:p>0,00221</text:p>
          </table:table-cell>
          <table:table-cell office:value-type="float" office:value="0.00168" calcext:value-type="float">
            <text:p>0,001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tempest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05" calcext:value-type="float">
            <text:p>0,00205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winters_tale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27" calcext:value-type="float">
            <text:p>0,00227</text:p>
          </table:table-cell>
          <table:table-cell office:value-type="float" office:value="0.00167" calcext:value-type="float">
            <text:p>0,0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two_gentlemen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55" calcext:value-type="float">
            <text:p>0,00155</text:p>
          </table:table-cell>
          <table:table-cell office:value-type="float" office:value="0.00117" calcext:value-type="float">
            <text:p>0,001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midsummer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167" calcext:value-type="float">
            <text:p>0,00167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merchant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16" calcext:value-type="float">
            <text:p>0,00216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cleopatra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56" calcext:value-type="float">
            <text:p>0,00256</text:p>
          </table:table-cell>
          <table:table-cell office:value-type="float" office:value="0.02773" calcext:value-type="float">
            <text:p>0,027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john.txt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263" calcext:value-type="float">
            <text:p>0,00263</text:p>
          </table:table-cell>
          <table:table-cell office:value-type="float" office:value="0.00174" calcext:value-type="float">
            <text:p>0,001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cymbeline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59" calcext:value-type="float">
            <text:p>0,00259</text:p>
          </table:table-cell>
          <table:table-cell office:value-type="float" office:value="0.00185" calcext:value-type="float">
            <text:p>0,001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merry_wives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68" calcext:value-type="float">
            <text:p>0,00168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much_ado.txt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154" calcext:value-type="float">
            <text:p>0,00154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comedy_errors.txt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36" calcext:value-type="float">
            <text:p>0,00136</text:p>
          </table:table-cell>
          <table:table-cell office:value-type="float" office:value="0.00105" calcext:value-type="float">
            <text:p>0,001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timon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93" calcext:value-type="float">
            <text:p>0,00193</text:p>
          </table:table-cell>
          <table:table-cell office:value-type="float" office:value="0.00224" calcext:value-type="float">
            <text:p>0,002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henryv.txt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399" calcext:value-type="float">
            <text:p>0,00399</text:p>
          </table:table-cell>
          <table:table-cell office:value-type="float" office:value="0.00207" calcext:value-type="float">
            <text:p>0,002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romeo_juliet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42" calcext:value-type="float">
            <text:p>0,00242</text:p>
          </table:table-cell>
          <table:table-cell office:value-type="float" office:value="0.00167" calcext:value-type="float">
            <text:p>0,0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richardiii.txt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301" calcext:value-type="float">
            <text:p>0,00301</text:p>
          </table:table-cell>
          <table:table-cell office:value-type="float" office:value="0.00193" calcext:value-type="float">
            <text:p>0,001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asyoulikeit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56" calcext:value-type="float">
            <text:p>0,00256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macbeth.txt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243" calcext:value-type="float">
            <text:p>0,00243</text:p>
          </table:table-cell>
          <table:table-cell office:value-type="float" office:value="0.00153" calcext:value-type="float">
            <text:p>0,00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lll.txt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286" calcext:value-type="float">
            <text:p>0,00286</text:p>
          </table:table-cell>
          <table:table-cell office:value-type="float" office:value="0.00155" calcext:value-type="float">
            <text:p>0,001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measure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84" calcext:value-type="float">
            <text:p>0,00184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lear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0.00171" calcext:value-type="float">
            <text:p>0,00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henryvi.txt</text:p>
          </table:table-cell>
          <table:table-cell office:value-type="string" calcext:value-type="string">
            <text:p>coriolanus.txt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0.00178" calcext:value-type="float">
            <text:p>0,001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othello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titus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195" calcext:value-type="float">
            <text:p>0,00195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allswell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taming_shrew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78" calcext:value-type="float">
            <text:p>0,00178</text:p>
          </table:table-cell>
          <table:table-cell office:value-type="float" office:value="0.00146" calcext:value-type="float">
            <text:p>0,001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henryviii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16" calcext:value-type="float">
            <text:p>0,0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2henryvi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72" calcext:value-type="float">
            <text:p>0,00272</text:p>
          </table:table-cell>
          <table:table-cell office:value-type="float" office:value="0.00177" calcext:value-type="float">
            <text:p>0,001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2henryiv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52" calcext:value-type="float">
            <text:p>0,00252</text:p>
          </table:table-cell>
          <table:table-cell office:value-type="float" office:value="0.00173" calcext:value-type="float">
            <text:p>0,001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pericles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159" calcext:value-type="float">
            <text:p>0,001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1henryvi.txt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281" calcext:value-type="float">
            <text:p>0,00281</text:p>
          </table:table-cell>
          <table:table-cell office:value-type="float" office:value="0.00131" calcext:value-type="float">
            <text:p>0,001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0.0019" calcext:value-type="float">
            <text:p>0,0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1henryiv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191" calcext:value-type="float">
            <text:p>0,001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twelfth_night.txt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164" calcext:value-type="float">
            <text:p>0,00164</text:p>
          </table:table-cell>
          <table:table-cell office:value-type="float" office:value="0.00165" calcext:value-type="float">
            <text:p>0,001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julius_caesar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55" calcext:value-type="float">
            <text:p>0,00155</text:p>
          </table:table-cell>
          <table:table-cell office:value-type="float" office:value="0.00119" calcext:value-type="float">
            <text:p>0,001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hamlet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87" calcext:value-type="float">
            <text:p>0,00287</text:p>
          </table:table-cell>
          <table:table-cell office:value-type="float" office:value="0.00221" calcext:value-type="float">
            <text:p>0,002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richardii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58" calcext:value-type="float">
            <text:p>0,00258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3henryvi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212" calcext:value-type="float">
            <text:p>0,00212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winters_tale.txt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255" calcext:value-type="float">
            <text:p>0,00255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two_gentlemen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193" calcext:value-type="float">
            <text:p>0,00193</text:p>
          </table:table-cell>
          <table:table-cell office:value-type="float" office:value="0.00124" calcext:value-type="float">
            <text:p>0,001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midsummer.tx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166" calcext:value-type="float">
            <text:p>0,00166</text:p>
          </table:table-cell>
          <table:table-cell office:value-type="float" office:value="0.00129" calcext:value-type="float">
            <text:p>0,001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merchant.tx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cleopatra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223" calcext:value-type="float">
            <text:p>0,00223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john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202" calcext:value-type="float">
            <text:p>0,00202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cymbeline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76" calcext:value-type="float">
            <text:p>0,00276</text:p>
          </table:table-cell>
          <table:table-cell office:value-type="float" office:value="0.00182" calcext:value-type="float">
            <text:p>0,001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merry_wives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14" calcext:value-type="float">
            <text:p>0,00214</text:p>
          </table:table-cell>
          <table:table-cell office:value-type="float" office:value="0.00152" calcext:value-type="float">
            <text:p>0,001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much_ado.txt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153" calcext:value-type="float">
            <text:p>0,00153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comedy_errors.txt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0.00129" calcext:value-type="float">
            <text:p>0,00129</text:p>
          </table:table-cell>
          <table:table-cell office:value-type="float" office:value="0.00107" calcext:value-type="float">
            <text:p>0,001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timon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76" calcext:value-type="float">
            <text:p>0,00176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henryv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0.00198" calcext:value-type="float">
            <text:p>0,001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romeo_juliet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13" calcext:value-type="float">
            <text:p>0,00213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richardiii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26" calcext:value-type="float">
            <text:p>0,00226</text:p>
          </table:table-cell>
          <table:table-cell office:value-type="float" office:value="0.00209" calcext:value-type="float">
            <text:p>0,002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asyoulikeit.tx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176" calcext:value-type="float">
            <text:p>0,00176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macbeth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73" calcext:value-type="float">
            <text:p>0,00173</text:p>
          </table:table-cell>
          <table:table-cell office:value-type="float" office:value="0.00156" calcext:value-type="float">
            <text:p>0,00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lll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0.00164" calcext:value-type="float">
            <text:p>0,001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measure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95" calcext:value-type="float">
            <text:p>0,00195</text:p>
          </table:table-cell>
          <table:table-cell office:value-type="float" office:value="0.00501" calcext:value-type="float">
            <text:p>0,005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lear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0.00197" calcext:value-type="float">
            <text:p>0,001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est.txt</text:p>
          </table:table-cell>
          <table:table-cell office:value-type="string" calcext:value-type="string">
            <text:p>coriolanus.txt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0.00187" calcext:value-type="float">
            <text:p>0,001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othello.txt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0.00295" calcext:value-type="float">
            <text:p>0,00295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titus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allswell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17" calcext:value-type="float">
            <text:p>0,00217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taming_shrew.txt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henryviii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244" calcext:value-type="float">
            <text:p>0,00244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2henryvi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75" calcext:value-type="float">
            <text:p>0,00275</text:p>
          </table:table-cell>
          <table:table-cell office:value-type="float" office:value="0.00174" calcext:value-type="float">
            <text:p>0,001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2henryiv.txt</text:p>
          </table:table-cell>
          <table:table-cell office:value-type="float" office:value="0.00098" calcext:value-type="float">
            <text:p>0,00098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0.00179" calcext:value-type="float">
            <text:p>0,001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pericles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194" calcext:value-type="float">
            <text:p>0,00194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1henryvi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54" calcext:value-type="float">
            <text:p>0,00254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89" calcext:value-type="float">
            <text:p>0,00289</text:p>
          </table:table-cell>
          <table:table-cell office:value-type="float" office:value="0.00186" calcext:value-type="float">
            <text:p>0,00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1henryiv.txt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0.00167" calcext:value-type="float">
            <text:p>0,0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twelfth_night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julius_caesar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172" calcext:value-type="float">
            <text:p>0,00172</text:p>
          </table:table-cell>
          <table:table-cell office:value-type="float" office:value="0.00126" calcext:value-type="float">
            <text:p>0,001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hamlet.txt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329" calcext:value-type="float">
            <text:p>0,00329</text:p>
          </table:table-cell>
          <table:table-cell office:value-type="float" office:value="0.00195" calcext:value-type="float">
            <text:p>0,001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richardii.txt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252" calcext:value-type="float">
            <text:p>0,00252</text:p>
          </table:table-cell>
          <table:table-cell office:value-type="float" office:value="0.00156" calcext:value-type="float">
            <text:p>0,00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3henryvi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26" calcext:value-type="float">
            <text:p>0,00226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tempest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0138" calcext:value-type="float">
            <text:p>0,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two_gentlemen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163" calcext:value-type="float">
            <text:p>0,00163</text:p>
          </table:table-cell>
          <table:table-cell office:value-type="float" office:value="0.00125" calcext:value-type="float">
            <text:p>0,00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midsummer.txt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217" calcext:value-type="float">
            <text:p>0,00217</text:p>
          </table:table-cell>
          <table:table-cell office:value-type="float" office:value="0.00131" calcext:value-type="float">
            <text:p>0,001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merchant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07" calcext:value-type="float">
            <text:p>0,00207</text:p>
          </table:table-cell>
          <table:table-cell office:value-type="float" office:value="0.00136" calcext:value-type="float">
            <text:p>0,001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cleopatra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64" calcext:value-type="float">
            <text:p>0,00264</text:p>
          </table:table-cell>
          <table:table-cell office:value-type="float" office:value="0.00163" calcext:value-type="float">
            <text:p>0,001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john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115" calcext:value-type="float">
            <text:p>0,001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cymbeline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56" calcext:value-type="float">
            <text:p>0,00256</text:p>
          </table:table-cell>
          <table:table-cell office:value-type="float" office:value="0.00177" calcext:value-type="float">
            <text:p>0,001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merry_wives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08" calcext:value-type="float">
            <text:p>0,00208</text:p>
          </table:table-cell>
          <table:table-cell office:value-type="float" office:value="0.00156" calcext:value-type="float">
            <text:p>0,00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much_ado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128" calcext:value-type="float">
            <text:p>0,001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comedy_errors.txt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26" calcext:value-type="float">
            <text:p>0,00126</text:p>
          </table:table-cell>
          <table:table-cell office:value-type="float" office:value="0.00123" calcext:value-type="float">
            <text:p>0,00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timon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75" calcext:value-type="float">
            <text:p>0,00175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henryv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00206" calcext:value-type="float">
            <text:p>0,002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romeo_juliet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richardiii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309" calcext:value-type="float">
            <text:p>0,00309</text:p>
          </table:table-cell>
          <table:table-cell office:value-type="float" office:value="0.00183" calcext:value-type="float">
            <text:p>0,001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asyoulikeit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macbeth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lll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56" calcext:value-type="float">
            <text:p>0,00256</text:p>
          </table:table-cell>
          <table:table-cell office:value-type="float" office:value="0.00157" calcext:value-type="float">
            <text:p>0,001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measure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178" calcext:value-type="float">
            <text:p>0,00178</text:p>
          </table:table-cell>
          <table:table-cell office:value-type="float" office:value="0.00153" calcext:value-type="float">
            <text:p>0,00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lear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59" calcext:value-type="float">
            <text:p>0,00259</text:p>
          </table:table-cell>
          <table:table-cell office:value-type="float" office:value="0.00188" calcext:value-type="float">
            <text:p>0,00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_tale.txt</text:p>
          </table:table-cell>
          <table:table-cell office:value-type="string" calcext:value-type="string">
            <text:p>coriolanus.txt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296" calcext:value-type="float">
            <text:p>0,00296</text:p>
          </table:table-cell>
          <table:table-cell office:value-type="float" office:value="0.00182" calcext:value-type="float">
            <text:p>0,001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othello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titus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197" calcext:value-type="float">
            <text:p>0,00197</text:p>
          </table:table-cell>
          <table:table-cell office:value-type="float" office:value="0.00178" calcext:value-type="float">
            <text:p>0,001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allswell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22" calcext:value-type="float">
            <text:p>0,00222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taming_shrew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henryviii.txt</text:p>
          </table:table-cell>
          <table:table-cell office:value-type="float" office:value="0.00084" calcext:value-type="float">
            <text:p>0,00084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168" calcext:value-type="float">
            <text:p>0,001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2henryvi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62" calcext:value-type="float">
            <text:p>0,00262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2henryiv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0.00168" calcext:value-type="float">
            <text:p>0,001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pericles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197" calcext:value-type="float">
            <text:p>0,00197</text:p>
          </table:table-cell>
          <table:table-cell office:value-type="float" office:value="0.00136" calcext:value-type="float">
            <text:p>0,001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1henryvi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13" calcext:value-type="float">
            <text:p>0,00213</text:p>
          </table:table-cell>
          <table:table-cell office:value-type="float" office:value="0.00187" calcext:value-type="float">
            <text:p>0,001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0.00145" calcext:value-type="float">
            <text:p>0,001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1henryiv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07" calcext:value-type="float">
            <text:p>0,00207</text:p>
          </table:table-cell>
          <table:table-cell office:value-type="float" office:value="0.00175" calcext:value-type="float">
            <text:p>0,00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twelfth_night.txt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165" calcext:value-type="float">
            <text:p>0,00165</text:p>
          </table:table-cell>
          <table:table-cell office:value-type="float" office:value="0.00134" calcext:value-type="float">
            <text:p>0,001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julius_caesar.txt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0.00141" calcext:value-type="float">
            <text:p>0,00141</text:p>
          </table:table-cell>
          <table:table-cell office:value-type="float" office:value="0.00127" calcext:value-type="float">
            <text:p>0,001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hamlet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306" calcext:value-type="float">
            <text:p>0,00306</text:p>
          </table:table-cell>
          <table:table-cell office:value-type="float" office:value="0.00253" calcext:value-type="float">
            <text:p>0,002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richardii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07" calcext:value-type="float">
            <text:p>0,00207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3henryvi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85" calcext:value-type="float">
            <text:p>0,00185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tempest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65" calcext:value-type="float">
            <text:p>0,00165</text:p>
          </table:table-cell>
          <table:table-cell office:value-type="float" office:value="0.00135" calcext:value-type="float">
            <text:p>0,00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winters_tale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164" calcext:value-type="float">
            <text:p>0,001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midsummer.txt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151" calcext:value-type="float">
            <text:p>0,00151</text:p>
          </table:table-cell>
          <table:table-cell office:value-type="float" office:value="0.00134" calcext:value-type="float">
            <text:p>0,001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merchant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cleopatra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19" calcext:value-type="float">
            <text:p>0,00219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john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cymbeline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44" calcext:value-type="float">
            <text:p>0,00244</text:p>
          </table:table-cell>
          <table:table-cell office:value-type="float" office:value="0.00173" calcext:value-type="float">
            <text:p>0,001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merry_wives.txt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162" calcext:value-type="float">
            <text:p>0,00162</text:p>
          </table:table-cell>
          <table:table-cell office:value-type="float" office:value="0.00152" calcext:value-type="float">
            <text:p>0,001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much_ado.txt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145" calcext:value-type="float">
            <text:p>0,00145</text:p>
          </table:table-cell>
          <table:table-cell office:value-type="float" office:value="0.00132" calcext:value-type="float">
            <text:p>0,001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comedy_errors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56" calcext:value-type="float">
            <text:p>0,00156</text:p>
          </table:table-cell>
          <table:table-cell office:value-type="float" office:value="0.00119" calcext:value-type="float">
            <text:p>0,001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timon.txt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174" calcext:value-type="float">
            <text:p>0,00174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henryv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61" calcext:value-type="float">
            <text:p>0,00261</text:p>
          </table:table-cell>
          <table:table-cell office:value-type="float" office:value="0.00198" calcext:value-type="float">
            <text:p>0,001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romeo_juliet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258" calcext:value-type="float">
            <text:p>0,00258</text:p>
          </table:table-cell>
          <table:table-cell office:value-type="float" office:value="0.00157" calcext:value-type="float">
            <text:p>0,001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richardiii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0.00184" calcext:value-type="float">
            <text:p>0,001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asyoulikeit.txt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174" calcext:value-type="float">
            <text:p>0,00174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macbeth.tx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173" calcext:value-type="float">
            <text:p>0,00173</text:p>
          </table:table-cell>
          <table:table-cell office:value-type="float" office:value="0.00137" calcext:value-type="float">
            <text:p>0,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lll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213" calcext:value-type="float">
            <text:p>0,00213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measure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204" calcext:value-type="float">
            <text:p>0,00204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lear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214" calcext:value-type="float">
            <text:p>0,00214</text:p>
          </table:table-cell>
          <table:table-cell office:value-type="float" office:value="0.00138" calcext:value-type="float">
            <text:p>0,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wo_gentlemen.txt</text:p>
          </table:table-cell>
          <table:table-cell office:value-type="string" calcext:value-type="string">
            <text:p>coriolanus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53" calcext:value-type="float">
            <text:p>0,00253</text:p>
          </table:table-cell>
          <table:table-cell office:value-type="float" office:value="0.00176" calcext:value-type="float">
            <text:p>0,001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othello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0.00159" calcext:value-type="float">
            <text:p>0,001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titus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199" calcext:value-type="float">
            <text:p>0,00199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allswell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08" calcext:value-type="float">
            <text:p>0,00208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taming_shrew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henryviii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2henryvi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2henryiv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64" calcext:value-type="float">
            <text:p>0,00264</text:p>
          </table:table-cell>
          <table:table-cell office:value-type="float" office:value="0.00179" calcext:value-type="float">
            <text:p>0,001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pericles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1henryvi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39" calcext:value-type="float">
            <text:p>0,00239</text:p>
          </table:table-cell>
          <table:table-cell office:value-type="float" office:value="0.00176" calcext:value-type="float">
            <text:p>0,001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53" calcext:value-type="float">
            <text:p>0,00253</text:p>
          </table:table-cell>
          <table:table-cell office:value-type="float" office:value="0.00194" calcext:value-type="float">
            <text:p>0,001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1henryiv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171" calcext:value-type="float">
            <text:p>0,00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twelfth_night.txt</text:p>
          </table:table-cell>
          <table:table-cell office:value-type="float" office:value="0.00083" calcext:value-type="float">
            <text:p>0,00083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julius_caesar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11" calcext:value-type="float">
            <text:p>0,00211</text:p>
          </table:table-cell>
          <table:table-cell office:value-type="float" office:value="0.00127" calcext:value-type="float">
            <text:p>0,001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hamlet.txt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317" calcext:value-type="float">
            <text:p>0,00317</text:p>
          </table:table-cell>
          <table:table-cell office:value-type="float" office:value="0.00211" calcext:value-type="float">
            <text:p>0,002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richardii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3henryvi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12" calcext:value-type="float">
            <text:p>0,00212</text:p>
          </table:table-cell>
          <table:table-cell office:value-type="float" office:value="0.00157" calcext:value-type="float">
            <text:p>0,001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tempest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73" calcext:value-type="float">
            <text:p>0,00173</text:p>
          </table:table-cell>
          <table:table-cell office:value-type="float" office:value="0.00137" calcext:value-type="float">
            <text:p>0,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winters_tale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33" calcext:value-type="float">
            <text:p>0,00233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two_gentlemen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116" calcext:value-type="float">
            <text:p>0,001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merchant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189" calcext:value-type="float">
            <text:p>0,00189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cleopatra.txt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273" calcext:value-type="float">
            <text:p>0,00273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john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23" calcext:value-type="float">
            <text:p>0,00223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cymbeline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07" calcext:value-type="float">
            <text:p>0,00207</text:p>
          </table:table-cell>
          <table:table-cell office:value-type="float" office:value="0.00133" calcext:value-type="float">
            <text:p>0,001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merry_wives.txt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222" calcext:value-type="float">
            <text:p>0,00222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much_ado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81" calcext:value-type="float">
            <text:p>0,00181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comedy_errors.txt</text:p>
          </table:table-cell>
          <table:table-cell office:value-type="float" office:value="0.00036" calcext:value-type="float">
            <text:p>0,00036</text:p>
          </table:table-cell>
          <table:table-cell office:value-type="float" office:value="0.00134" calcext:value-type="float">
            <text:p>0,00134</text:p>
          </table:table-cell>
          <table:table-cell office:value-type="float" office:value="0.00103" calcext:value-type="float">
            <text:p>0,001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timon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henryv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63" calcext:value-type="float">
            <text:p>0,00263</text:p>
          </table:table-cell>
          <table:table-cell office:value-type="float" office:value="0.00194" calcext:value-type="float">
            <text:p>0,001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romeo_juliet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richardiii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39" calcext:value-type="float">
            <text:p>0,00239</text:p>
          </table:table-cell>
          <table:table-cell office:value-type="float" office:value="0.00175" calcext:value-type="float">
            <text:p>0,00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asyoulikeit.txt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macbeth.txt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36" calcext:value-type="float">
            <text:p>0,001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lll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13" calcext:value-type="float">
            <text:p>0,00213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measure.tx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lear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177" calcext:value-type="float">
            <text:p>0,001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summer.txt</text:p>
          </table:table-cell>
          <table:table-cell office:value-type="string" calcext:value-type="string">
            <text:p>coriolanus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93" calcext:value-type="float">
            <text:p>0,00293</text:p>
          </table:table-cell>
          <table:table-cell office:value-type="float" office:value="0.00202" calcext:value-type="float">
            <text:p>0,002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othello.txt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167" calcext:value-type="float">
            <text:p>0,0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titus.txt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00258" calcext:value-type="float">
            <text:p>0,00258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allswell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42" calcext:value-type="float">
            <text:p>0,00242</text:p>
          </table:table-cell>
          <table:table-cell office:value-type="float" office:value="0.00159" calcext:value-type="float">
            <text:p>0,001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taming_shrew.txt</text:p>
          </table:table-cell>
          <table:table-cell office:value-type="float" office:value="0.00083" calcext:value-type="float">
            <text:p>0,00083</text:p>
          </table:table-cell>
          <table:table-cell office:value-type="float" office:value="0.00256" calcext:value-type="float">
            <text:p>0,00256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henryviii.txt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293" calcext:value-type="float">
            <text:p>0,00293</text:p>
          </table:table-cell>
          <table:table-cell office:value-type="float" office:value="0.00167" calcext:value-type="float">
            <text:p>0,0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2henryvi.txt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331" calcext:value-type="float">
            <text:p>0,00331</text:p>
          </table:table-cell>
          <table:table-cell office:value-type="float" office:value="0.00182" calcext:value-type="float">
            <text:p>0,001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2henryiv.txt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0.00184" calcext:value-type="float">
            <text:p>0,001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pericles.txt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246" calcext:value-type="float">
            <text:p>0,00246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1henryvi.txt</text:p>
          </table:table-cell>
          <table:table-cell office:value-type="float" office:value="0.00082" calcext:value-type="float">
            <text:p>0,00082</text:p>
          </table:table-cell>
          <table:table-cell office:value-type="float" office:value="0.00258" calcext:value-type="float">
            <text:p>0,00258</text:p>
          </table:table-cell>
          <table:table-cell office:value-type="float" office:value="0.00175" calcext:value-type="float">
            <text:p>0,00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00217" calcext:value-type="float">
            <text:p>0,002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1henryiv.tx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0132" calcext:value-type="float">
            <text:p>0,001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twelfth_night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71" calcext:value-type="float">
            <text:p>0,00171</text:p>
          </table:table-cell>
          <table:table-cell office:value-type="float" office:value="0.00132" calcext:value-type="float">
            <text:p>0,001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julius_caesar.txt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149" calcext:value-type="float">
            <text:p>0,00149</text:p>
          </table:table-cell>
          <table:table-cell office:value-type="float" office:value="0.00127" calcext:value-type="float">
            <text:p>0,001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hamlet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94" calcext:value-type="float">
            <text:p>0,00294</text:p>
          </table:table-cell>
          <table:table-cell office:value-type="float" office:value="0.00197" calcext:value-type="float">
            <text:p>0,001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richardii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26" calcext:value-type="float">
            <text:p>0,00226</text:p>
          </table:table-cell>
          <table:table-cell office:value-type="float" office:value="0.00177" calcext:value-type="float">
            <text:p>0,001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3henryvi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53" calcext:value-type="float">
            <text:p>0,00253</text:p>
          </table:table-cell>
          <table:table-cell office:value-type="float" office:value="0.00152" calcext:value-type="float">
            <text:p>0,001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tempest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168" calcext:value-type="float">
            <text:p>0,00168</text:p>
          </table:table-cell>
          <table:table-cell office:value-type="float" office:value="0.00135" calcext:value-type="float">
            <text:p>0,00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winters_tale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223" calcext:value-type="float">
            <text:p>0,00223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two_gentlemen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33" calcext:value-type="float">
            <text:p>0,00133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midsummer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59" calcext:value-type="float">
            <text:p>0,00159</text:p>
          </table:table-cell>
          <table:table-cell office:value-type="float" office:value="0.00125" calcext:value-type="float">
            <text:p>0,00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cleopatra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16" calcext:value-type="float">
            <text:p>0,00216</text:p>
          </table:table-cell>
          <table:table-cell office:value-type="float" office:value="0.00168" calcext:value-type="float">
            <text:p>0,001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john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cymbeline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55" calcext:value-type="float">
            <text:p>0,00255</text:p>
          </table:table-cell>
          <table:table-cell office:value-type="float" office:value="0.00177" calcext:value-type="float">
            <text:p>0,001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merry_wives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171" calcext:value-type="float">
            <text:p>0,00171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much_ado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69" calcext:value-type="float">
            <text:p>0,00169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comedy_errors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58" calcext:value-type="float">
            <text:p>0,00158</text:p>
          </table:table-cell>
          <table:table-cell office:value-type="float" office:value="0.00108" calcext:value-type="float">
            <text:p>0,001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timon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85" calcext:value-type="float">
            <text:p>0,00185</text:p>
          </table:table-cell>
          <table:table-cell office:value-type="float" office:value="0.00136" calcext:value-type="float">
            <text:p>0,001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henryv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59" calcext:value-type="float">
            <text:p>0,00259</text:p>
          </table:table-cell>
          <table:table-cell office:value-type="float" office:value="0.00196" calcext:value-type="float">
            <text:p>0,001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romeo_juliet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0.00168" calcext:value-type="float">
            <text:p>0,001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richardiii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0.00173" calcext:value-type="float">
            <text:p>0,001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asyoulikeit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0.00137" calcext:value-type="float">
            <text:p>0,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macbeth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lll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17" calcext:value-type="float">
            <text:p>0,00217</text:p>
          </table:table-cell>
          <table:table-cell office:value-type="float" office:value="0.00164" calcext:value-type="float">
            <text:p>0,001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measure.tx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197" calcext:value-type="float">
            <text:p>0,00197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lear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97" calcext:value-type="float">
            <text:p>0,00197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hant.txt</text:p>
          </table:table-cell>
          <table:table-cell office:value-type="string" calcext:value-type="string">
            <text:p>coriolanus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18" calcext:value-type="float">
            <text:p>0,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othello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96" calcext:value-type="float">
            <text:p>0,00296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titus.txt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214" calcext:value-type="float">
            <text:p>0,00214</text:p>
          </table:table-cell>
          <table:table-cell office:value-type="float" office:value="0.00152" calcext:value-type="float">
            <text:p>0,001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allswell.txt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taming_shrew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133" calcext:value-type="float">
            <text:p>0,001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henryviii.txt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0.00156" calcext:value-type="float">
            <text:p>0,00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2henryvi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00169" calcext:value-type="float">
            <text:p>0,00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2henryiv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93" calcext:value-type="float">
            <text:p>0,00293</text:p>
          </table:table-cell>
          <table:table-cell office:value-type="float" office:value="0.00186" calcext:value-type="float">
            <text:p>0,00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pericles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189" calcext:value-type="float">
            <text:p>0,00189</text:p>
          </table:table-cell>
          <table:table-cell office:value-type="float" office:value="0.00146" calcext:value-type="float">
            <text:p>0,001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1henryvi.txt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246" calcext:value-type="float">
            <text:p>0,00246</text:p>
          </table:table-cell>
          <table:table-cell office:value-type="float" office:value="0.00173" calcext:value-type="float">
            <text:p>0,001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178" calcext:value-type="float">
            <text:p>0,001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1henryiv.txt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258" calcext:value-type="float">
            <text:p>0,00258</text:p>
          </table:table-cell>
          <table:table-cell office:value-type="float" office:value="0.00174" calcext:value-type="float">
            <text:p>0,001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twelfth_night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46" calcext:value-type="float">
            <text:p>0,001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julius_caesar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06" calcext:value-type="float">
            <text:p>0,00206</text:p>
          </table:table-cell>
          <table:table-cell office:value-type="float" office:value="0.00127" calcext:value-type="float">
            <text:p>0,001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hamlet.txt</text:p>
          </table:table-cell>
          <table:table-cell office:value-type="float" office:value="0.00095" calcext:value-type="float">
            <text:p>0,00095</text:p>
          </table:table-cell>
          <table:table-cell office:value-type="float" office:value="0.00401" calcext:value-type="float">
            <text:p>0,00401</text:p>
          </table:table-cell>
          <table:table-cell office:value-type="float" office:value="0.00212" calcext:value-type="float">
            <text:p>0,002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richardii.txt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284" calcext:value-type="float">
            <text:p>0,00284</text:p>
          </table:table-cell>
          <table:table-cell office:value-type="float" office:value="0.00181" calcext:value-type="float">
            <text:p>0,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3henryvi.txt</text:p>
          </table:table-cell>
          <table:table-cell office:value-type="float" office:value="0.00088" calcext:value-type="float">
            <text:p>0,00088</text:p>
          </table:table-cell>
          <table:table-cell office:value-type="float" office:value="0.00276" calcext:value-type="float">
            <text:p>0,00276</text:p>
          </table:table-cell>
          <table:table-cell office:value-type="float" office:value="0.0016" calcext:value-type="float">
            <text:p>0,0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tempest.txt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0.00145" calcext:value-type="float">
            <text:p>0,001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winters_tale.txt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304" calcext:value-type="float">
            <text:p>0,00304</text:p>
          </table:table-cell>
          <table:table-cell office:value-type="float" office:value="0.00164" calcext:value-type="float">
            <text:p>0,001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two_gentlemen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72" calcext:value-type="float">
            <text:p>0,00172</text:p>
          </table:table-cell>
          <table:table-cell office:value-type="float" office:value="0.00119" calcext:value-type="float">
            <text:p>0,001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midsummer.txt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928" calcext:value-type="float">
            <text:p>0,00928</text:p>
          </table:table-cell>
          <table:table-cell office:value-type="float" office:value="0.00094" calcext:value-type="float">
            <text:p>0,000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merchant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john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cymbeline.txt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0.00173" calcext:value-type="float">
            <text:p>0,001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merry_wives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0.00146" calcext:value-type="float">
            <text:p>0,001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much_ado.tx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164" calcext:value-type="float">
            <text:p>0,00164</text:p>
          </table:table-cell>
          <table:table-cell office:value-type="float" office:value="0.00126" calcext:value-type="float">
            <text:p>0,001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comedy_errors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43" calcext:value-type="float">
            <text:p>0,00143</text:p>
          </table:table-cell>
          <table:table-cell office:value-type="float" office:value="0.00107" calcext:value-type="float">
            <text:p>0,001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timon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78" calcext:value-type="float">
            <text:p>0,00178</text:p>
          </table:table-cell>
          <table:table-cell office:value-type="float" office:value="0.00137" calcext:value-type="float">
            <text:p>0,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henryv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71" calcext:value-type="float">
            <text:p>0,00271</text:p>
          </table:table-cell>
          <table:table-cell office:value-type="float" office:value="0.00194" calcext:value-type="float">
            <text:p>0,001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romeo_juliet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85" calcext:value-type="float">
            <text:p>0,00285</text:p>
          </table:table-cell>
          <table:table-cell office:value-type="float" office:value="0.00156" calcext:value-type="float">
            <text:p>0,00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richardiii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24" calcext:value-type="float">
            <text:p>0,00224</text:p>
          </table:table-cell>
          <table:table-cell office:value-type="float" office:value="0.00186" calcext:value-type="float">
            <text:p>0,00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asyoulikeit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85" calcext:value-type="float">
            <text:p>0,00185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macbeth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81" calcext:value-type="float">
            <text:p>0,00181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lll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19" calcext:value-type="float">
            <text:p>0,00219</text:p>
          </table:table-cell>
          <table:table-cell office:value-type="float" office:value="0.0016" calcext:value-type="float">
            <text:p>0,0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measure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186" calcext:value-type="float">
            <text:p>0,00186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lear.txt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00255" calcext:value-type="float">
            <text:p>0,00255</text:p>
          </table:table-cell>
          <table:table-cell office:value-type="float" office:value="0.00183" calcext:value-type="float">
            <text:p>0,001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opatra.txt</text:p>
          </table:table-cell>
          <table:table-cell office:value-type="string" calcext:value-type="string">
            <text:p>coriolanus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othello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0.00237" calcext:value-type="float">
            <text:p>0,002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titus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28" calcext:value-type="float">
            <text:p>0,00228</text:p>
          </table:table-cell>
          <table:table-cell office:value-type="float" office:value="0.00156" calcext:value-type="float">
            <text:p>0,00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allswell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taming_shrew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0133" calcext:value-type="float">
            <text:p>0,001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henryviii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14" calcext:value-type="float">
            <text:p>0,00214</text:p>
          </table:table-cell>
          <table:table-cell office:value-type="float" office:value="0.00153" calcext:value-type="float">
            <text:p>0,00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2henryvi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345" calcext:value-type="float">
            <text:p>0,00345</text:p>
          </table:table-cell>
          <table:table-cell office:value-type="float" office:value="0.00165" calcext:value-type="float">
            <text:p>0,001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2henryiv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0.00188" calcext:value-type="float">
            <text:p>0,00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pericles.txt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152" calcext:value-type="float">
            <text:p>0,00152</text:p>
          </table:table-cell>
          <table:table-cell office:value-type="float" office:value="0.00118" calcext:value-type="float">
            <text:p>0,001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1henryvi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218" calcext:value-type="float">
            <text:p>0,00218</text:p>
          </table:table-cell>
          <table:table-cell office:value-type="float" office:value="0.00163" calcext:value-type="float">
            <text:p>0,001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62" calcext:value-type="float">
            <text:p>0,00262</text:p>
          </table:table-cell>
          <table:table-cell office:value-type="float" office:value="0.0018" calcext:value-type="float">
            <text:p>0,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1henryiv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0.00197" calcext:value-type="float">
            <text:p>0,001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twelfth_night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84" calcext:value-type="float">
            <text:p>0,00284</text:p>
          </table:table-cell>
          <table:table-cell office:value-type="float" office:value="0.00152" calcext:value-type="float">
            <text:p>0,001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julius_caesar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122" calcext:value-type="float">
            <text:p>0,001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hamlet.txt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284" calcext:value-type="float">
            <text:p>0,00284</text:p>
          </table:table-cell>
          <table:table-cell office:value-type="float" office:value="0.0021" calcext:value-type="float">
            <text:p>0,00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richardii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157" calcext:value-type="float">
            <text:p>0,001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3henryvi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199" calcext:value-type="float">
            <text:p>0,00199</text:p>
          </table:table-cell>
          <table:table-cell office:value-type="float" office:value="0.00156" calcext:value-type="float">
            <text:p>0,00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tempest.txt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0.00206" calcext:value-type="float">
            <text:p>0,00206</text:p>
          </table:table-cell>
          <table:table-cell office:value-type="float" office:value="0.00132" calcext:value-type="float">
            <text:p>0,001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winters_tale.txt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287" calcext:value-type="float">
            <text:p>0,00287</text:p>
          </table:table-cell>
          <table:table-cell office:value-type="float" office:value="0.00175" calcext:value-type="float">
            <text:p>0,00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two_gentlemen.txt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145" calcext:value-type="float">
            <text:p>0,00145</text:p>
          </table:table-cell>
          <table:table-cell office:value-type="float" office:value="0.00134" calcext:value-type="float">
            <text:p>0,001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midsummer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79" calcext:value-type="float">
            <text:p>0,00179</text:p>
          </table:table-cell>
          <table:table-cell office:value-type="float" office:value="0.00125" calcext:value-type="float">
            <text:p>0,00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merchant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cleopatra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06" calcext:value-type="float">
            <text:p>0,00206</text:p>
          </table:table-cell>
          <table:table-cell office:value-type="float" office:value="0.00181" calcext:value-type="float">
            <text:p>0,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cymbeline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0.00179" calcext:value-type="float">
            <text:p>0,001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merry_wives.txt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231" calcext:value-type="float">
            <text:p>0,00231</text:p>
          </table:table-cell>
          <table:table-cell office:value-type="float" office:value="0.00145" calcext:value-type="float">
            <text:p>0,001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much_ado.txt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152" calcext:value-type="float">
            <text:p>0,00152</text:p>
          </table:table-cell>
          <table:table-cell office:value-type="float" office:value="0.00137" calcext:value-type="float">
            <text:p>0,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comedy_errors.txt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136" calcext:value-type="float">
            <text:p>0,00136</text:p>
          </table:table-cell>
          <table:table-cell office:value-type="float" office:value="0.0011" calcext:value-type="float">
            <text:p>0,0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timon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94" calcext:value-type="float">
            <text:p>0,00194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henryv.txt</text:p>
          </table:table-cell>
          <table:table-cell office:value-type="float" office:value="0.00094" calcext:value-type="float">
            <text:p>0,00094</text:p>
          </table:table-cell>
          <table:table-cell office:value-type="float" office:value="0.00304" calcext:value-type="float">
            <text:p>0,00304</text:p>
          </table:table-cell>
          <table:table-cell office:value-type="float" office:value="0.00198" calcext:value-type="float">
            <text:p>0,001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romeo_juliet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09" calcext:value-type="float">
            <text:p>0,00209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richardiii.txt</text:p>
          </table:table-cell>
          <table:table-cell office:value-type="float" office:value="0.00082" calcext:value-type="float">
            <text:p>0,00082</text:p>
          </table:table-cell>
          <table:table-cell office:value-type="float" office:value="0.00297" calcext:value-type="float">
            <text:p>0,00297</text:p>
          </table:table-cell>
          <table:table-cell office:value-type="float" office:value="0.00181" calcext:value-type="float">
            <text:p>0,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asyoulikeit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73" calcext:value-type="float">
            <text:p>0,00173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macbeth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28" calcext:value-type="float">
            <text:p>0,001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lll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0.00157" calcext:value-type="float">
            <text:p>0,001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measure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83" calcext:value-type="float">
            <text:p>0,00183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lear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54" calcext:value-type="float">
            <text:p>0,00254</text:p>
          </table:table-cell>
          <table:table-cell office:value-type="float" office:value="0.00173" calcext:value-type="float">
            <text:p>0,001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.txt</text:p>
          </table:table-cell>
          <table:table-cell office:value-type="string" calcext:value-type="string">
            <text:p>coriolanus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37" calcext:value-type="float">
            <text:p>0,00237</text:p>
          </table:table-cell>
          <table:table-cell office:value-type="float" office:value="0.00171" calcext:value-type="float">
            <text:p>0,00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othello.txt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titus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19" calcext:value-type="float">
            <text:p>0,00219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allswell.txt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taming_shrew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0.00136" calcext:value-type="float">
            <text:p>0,001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henryviii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0.00155" calcext:value-type="float">
            <text:p>0,001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2henryvi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268" calcext:value-type="float">
            <text:p>0,00268</text:p>
          </table:table-cell>
          <table:table-cell office:value-type="float" office:value="0.00173" calcext:value-type="float">
            <text:p>0,001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2henryiv.txt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0.00176" calcext:value-type="float">
            <text:p>0,001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pericles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18" calcext:value-type="float">
            <text:p>0,00218</text:p>
          </table:table-cell>
          <table:table-cell office:value-type="float" office:value="0.00132" calcext:value-type="float">
            <text:p>0,001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1henryvi.txt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0.00171" calcext:value-type="float">
            <text:p>0,00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184" calcext:value-type="float">
            <text:p>0,001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1henryiv.txt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0.00163" calcext:value-type="float">
            <text:p>0,001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twelfth_night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194" calcext:value-type="float">
            <text:p>0,00194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julius_caesar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175" calcext:value-type="float">
            <text:p>0,00175</text:p>
          </table:table-cell>
          <table:table-cell office:value-type="float" office:value="0.00123" calcext:value-type="float">
            <text:p>0,00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hamlet.txt</text:p>
          </table:table-cell>
          <table:table-cell office:value-type="float" office:value="0.00127" calcext:value-type="float">
            <text:p>0,00127</text:p>
          </table:table-cell>
          <table:table-cell office:value-type="float" office:value="0.00381" calcext:value-type="float">
            <text:p>0,00381</text:p>
          </table:table-cell>
          <table:table-cell office:value-type="float" office:value="0.00203" calcext:value-type="float">
            <text:p>0,002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richardii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37" calcext:value-type="float">
            <text:p>0,00237</text:p>
          </table:table-cell>
          <table:table-cell office:value-type="float" office:value="0.0016" calcext:value-type="float">
            <text:p>0,0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3henryvi.txt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33" calcext:value-type="float">
            <text:p>0,001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tempest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171" calcext:value-type="float">
            <text:p>0,00171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winters_tale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16" calcext:value-type="float">
            <text:p>0,0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two_gentlemen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168" calcext:value-type="float">
            <text:p>0,00168</text:p>
          </table:table-cell>
          <table:table-cell office:value-type="float" office:value="0.00113" calcext:value-type="float">
            <text:p>0,00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midsummer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18" calcext:value-type="float">
            <text:p>0,00218</text:p>
          </table:table-cell>
          <table:table-cell office:value-type="float" office:value="0.00129" calcext:value-type="float">
            <text:p>0,001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merchant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34" calcext:value-type="float">
            <text:p>0,001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cleopatra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0.00171" calcext:value-type="float">
            <text:p>0,00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john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07" calcext:value-type="float">
            <text:p>0,00207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merry_wives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21" calcext:value-type="float">
            <text:p>0,00221</text:p>
          </table:table-cell>
          <table:table-cell office:value-type="float" office:value="0.00145" calcext:value-type="float">
            <text:p>0,001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much_ado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69" calcext:value-type="float">
            <text:p>0,00169</text:p>
          </table:table-cell>
          <table:table-cell office:value-type="float" office:value="0.00132" calcext:value-type="float">
            <text:p>0,001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comedy_errors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33" calcext:value-type="float">
            <text:p>0,00133</text:p>
          </table:table-cell>
          <table:table-cell office:value-type="float" office:value="0.00116" calcext:value-type="float">
            <text:p>0,001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timon.txt</text:p>
          </table:table-cell>
          <table:table-cell office:value-type="float" office:value="0.00094" calcext:value-type="float">
            <text:p>0,00094</text:p>
          </table:table-cell>
          <table:table-cell office:value-type="float" office:value="0.00324" calcext:value-type="float">
            <text:p>0,00324</text:p>
          </table:table-cell>
          <table:table-cell office:value-type="float" office:value="0.00217" calcext:value-type="float">
            <text:p>0,002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henryv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307" calcext:value-type="float">
            <text:p>0,00307</text:p>
          </table:table-cell>
          <table:table-cell office:value-type="float" office:value="0.00186" calcext:value-type="float">
            <text:p>0,00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romeo_juliet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richardiii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asyoulikeit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193" calcext:value-type="float">
            <text:p>0,00193</text:p>
          </table:table-cell>
          <table:table-cell office:value-type="float" office:value="0.00138" calcext:value-type="float">
            <text:p>0,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macbeth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184" calcext:value-type="float">
            <text:p>0,00184</text:p>
          </table:table-cell>
          <table:table-cell office:value-type="float" office:value="0.00135" calcext:value-type="float">
            <text:p>0,00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lll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174" calcext:value-type="float">
            <text:p>0,001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measure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199" calcext:value-type="float">
            <text:p>0,00199</text:p>
          </table:table-cell>
          <table:table-cell office:value-type="float" office:value="0.00146" calcext:value-type="float">
            <text:p>0,001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lear.txt</text:p>
          </table:table-cell>
          <table:table-cell office:value-type="float" office:value="0.00086" calcext:value-type="float">
            <text:p>0,00086</text:p>
          </table:table-cell>
          <table:table-cell office:value-type="float" office:value="0.00326" calcext:value-type="float">
            <text:p>0,00326</text:p>
          </table:table-cell>
          <table:table-cell office:value-type="float" office:value="0.00182" calcext:value-type="float">
            <text:p>0,001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mbeline.txt</text:p>
          </table:table-cell>
          <table:table-cell office:value-type="string" calcext:value-type="string">
            <text:p>coriolanus.txt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181" calcext:value-type="float">
            <text:p>0,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othello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189" calcext:value-type="float">
            <text:p>0,00189</text:p>
          </table:table-cell>
          <table:table-cell office:value-type="float" office:value="0.00135" calcext:value-type="float">
            <text:p>0,00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titus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00146" calcext:value-type="float">
            <text:p>0,001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allswell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157" calcext:value-type="float">
            <text:p>0,001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taming_shrew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67" calcext:value-type="float">
            <text:p>0,00167</text:p>
          </table:table-cell>
          <table:table-cell office:value-type="float" office:value="0.00136" calcext:value-type="float">
            <text:p>0,001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henryviii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02" calcext:value-type="float">
            <text:p>0,00202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2henryvi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0.00174" calcext:value-type="float">
            <text:p>0,001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2henryiv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95" calcext:value-type="float">
            <text:p>0,00295</text:p>
          </table:table-cell>
          <table:table-cell office:value-type="float" office:value="0.00184" calcext:value-type="float">
            <text:p>0,001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pericles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79" calcext:value-type="float">
            <text:p>0,00179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1henryvi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169" calcext:value-type="float">
            <text:p>0,00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63" calcext:value-type="float">
            <text:p>0,00263</text:p>
          </table:table-cell>
          <table:table-cell office:value-type="float" office:value="0.00182" calcext:value-type="float">
            <text:p>0,001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1henryiv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207" calcext:value-type="float">
            <text:p>0,00207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twelfth_night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74" calcext:value-type="float">
            <text:p>0,00174</text:p>
          </table:table-cell>
          <table:table-cell office:value-type="float" office:value="0.00155" calcext:value-type="float">
            <text:p>0,001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julius_caesar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48" calcext:value-type="float">
            <text:p>0,00148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hamlet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81" calcext:value-type="float">
            <text:p>0,00281</text:p>
          </table:table-cell>
          <table:table-cell office:value-type="float" office:value="0.00205" calcext:value-type="float">
            <text:p>0,002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richardii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93" calcext:value-type="float">
            <text:p>0,00193</text:p>
          </table:table-cell>
          <table:table-cell office:value-type="float" office:value="0.00169" calcext:value-type="float">
            <text:p>0,00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3henryvi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tempest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69" calcext:value-type="float">
            <text:p>0,00169</text:p>
          </table:table-cell>
          <table:table-cell office:value-type="float" office:value="0.00137" calcext:value-type="float">
            <text:p>0,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winters_tale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08" calcext:value-type="float">
            <text:p>0,00208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two_gentlemen.txt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153" calcext:value-type="float">
            <text:p>0,00153</text:p>
          </table:table-cell>
          <table:table-cell office:value-type="float" office:value="0.00117" calcext:value-type="float">
            <text:p>0,001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midsummer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76" calcext:value-type="float">
            <text:p>0,00176</text:p>
          </table:table-cell>
          <table:table-cell office:value-type="float" office:value="0.00145" calcext:value-type="float">
            <text:p>0,001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merchant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69" calcext:value-type="float">
            <text:p>0,00169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cleopatra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138" calcext:value-type="float">
            <text:p>0,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john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163" calcext:value-type="float">
            <text:p>0,001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cymbeline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0.00195" calcext:value-type="float">
            <text:p>0,001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much_ado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55" calcext:value-type="float">
            <text:p>0,00155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comedy_errors.txt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156" calcext:value-type="float">
            <text:p>0,00156</text:p>
          </table:table-cell>
          <table:table-cell office:value-type="float" office:value="0.00106" calcext:value-type="float">
            <text:p>0,001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timon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81" calcext:value-type="float">
            <text:p>0,00181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henryv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0.00206" calcext:value-type="float">
            <text:p>0,002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romeo_juliet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61" calcext:value-type="float">
            <text:p>0,00261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richardiii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19" calcext:value-type="float">
            <text:p>0,00219</text:p>
          </table:table-cell>
          <table:table-cell office:value-type="float" office:value="0.00181" calcext:value-type="float">
            <text:p>0,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asyoulikeit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macbeth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78" calcext:value-type="float">
            <text:p>0,00178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lll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16" calcext:value-type="float">
            <text:p>0,00216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measure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lear.txt</text:p>
          </table:table-cell>
          <table:table-cell office:value-type="float" office:value="0.00121" calcext:value-type="float">
            <text:p>0,00121</text:p>
          </table:table-cell>
          <table:table-cell office:value-type="float" office:value="0.00441" calcext:value-type="float">
            <text:p>0,00441</text:p>
          </table:table-cell>
          <table:table-cell office:value-type="float" office:value="0.00279" calcext:value-type="float">
            <text:p>0,002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ry_wives.txt</text:p>
          </table:table-cell>
          <table:table-cell office:value-type="string" calcext:value-type="string">
            <text:p>coriolanus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77" calcext:value-type="float">
            <text:p>0,00277</text:p>
          </table:table-cell>
          <table:table-cell office:value-type="float" office:value="0.00178" calcext:value-type="float">
            <text:p>0,001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othello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titus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allswell.txt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231" calcext:value-type="float">
            <text:p>0,00231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taming_shrew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479" calcext:value-type="float">
            <text:p>0,00479</text:p>
          </table:table-cell>
          <table:table-cell office:value-type="float" office:value="0.00104" calcext:value-type="float">
            <text:p>0,001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henryviii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99" calcext:value-type="float">
            <text:p>0,00199</text:p>
          </table:table-cell>
          <table:table-cell office:value-type="float" office:value="0.0016" calcext:value-type="float">
            <text:p>0,0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2henryvi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24" calcext:value-type="float">
            <text:p>0,00224</text:p>
          </table:table-cell>
          <table:table-cell office:value-type="float" office:value="0.00186" calcext:value-type="float">
            <text:p>0,00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2henryiv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222" calcext:value-type="float">
            <text:p>0,00222</text:p>
          </table:table-cell>
          <table:table-cell office:value-type="float" office:value="0.0018" calcext:value-type="float">
            <text:p>0,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pericles.tx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165" calcext:value-type="float">
            <text:p>0,00165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1henryvi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212" calcext:value-type="float">
            <text:p>0,00212</text:p>
          </table:table-cell>
          <table:table-cell office:value-type="float" office:value="0.00168" calcext:value-type="float">
            <text:p>0,001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68" calcext:value-type="float">
            <text:p>0,00268</text:p>
          </table:table-cell>
          <table:table-cell office:value-type="float" office:value="0.00186" calcext:value-type="float">
            <text:p>0,00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1henryiv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06" calcext:value-type="float">
            <text:p>0,00206</text:p>
          </table:table-cell>
          <table:table-cell office:value-type="float" office:value="0.00175" calcext:value-type="float">
            <text:p>0,00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twelfth_night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177" calcext:value-type="float">
            <text:p>0,00177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julius_caesar.txt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124" calcext:value-type="float">
            <text:p>0,001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hamlet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0.00211" calcext:value-type="float">
            <text:p>0,002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richardii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64" calcext:value-type="float">
            <text:p>0,001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3henryvi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tempest.txt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163" calcext:value-type="float">
            <text:p>0,00163</text:p>
          </table:table-cell>
          <table:table-cell office:value-type="float" office:value="0.00133" calcext:value-type="float">
            <text:p>0,001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winters_tale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27" calcext:value-type="float">
            <text:p>0,00227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two_gentlemen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68" calcext:value-type="float">
            <text:p>0,00168</text:p>
          </table:table-cell>
          <table:table-cell office:value-type="float" office:value="0.00118" calcext:value-type="float">
            <text:p>0,001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midsummer.txt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154" calcext:value-type="float">
            <text:p>0,00154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merchant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65" calcext:value-type="float">
            <text:p>0,00165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cleopatra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72" calcext:value-type="float">
            <text:p>0,00272</text:p>
          </table:table-cell>
          <table:table-cell office:value-type="float" office:value="0.00171" calcext:value-type="float">
            <text:p>0,00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john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75" calcext:value-type="float">
            <text:p>0,00175</text:p>
          </table:table-cell>
          <table:table-cell office:value-type="float" office:value="0.00121" calcext:value-type="float">
            <text:p>0,001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cymbeline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0.00173" calcext:value-type="float">
            <text:p>0,001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merry_wives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183" calcext:value-type="float">
            <text:p>0,00183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comedy_errors.txt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0.00107" calcext:value-type="float">
            <text:p>0,001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timon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henryv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0.00213" calcext:value-type="float">
            <text:p>0,002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romeo_juliet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208" calcext:value-type="float">
            <text:p>0,00208</text:p>
          </table:table-cell>
          <table:table-cell office:value-type="float" office:value="0.00153" calcext:value-type="float">
            <text:p>0,00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richardiii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26" calcext:value-type="float">
            <text:p>0,00226</text:p>
          </table:table-cell>
          <table:table-cell office:value-type="float" office:value="0.00177" calcext:value-type="float">
            <text:p>0,001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asyoulikeit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76" calcext:value-type="float">
            <text:p>0,00176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macbeth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75" calcext:value-type="float">
            <text:p>0,00175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lll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185" calcext:value-type="float">
            <text:p>0,001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measure.tx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217" calcext:value-type="float">
            <text:p>0,00217</text:p>
          </table:table-cell>
          <table:table-cell office:value-type="float" office:value="0.00155" calcext:value-type="float">
            <text:p>0,001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lear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39" calcext:value-type="float">
            <text:p>0,00239</text:p>
          </table:table-cell>
          <table:table-cell office:value-type="float" office:value="0.00174" calcext:value-type="float">
            <text:p>0,001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ch_ado.txt</text:p>
          </table:table-cell>
          <table:table-cell office:value-type="string" calcext:value-type="string">
            <text:p>coriolanus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othello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06" calcext:value-type="float">
            <text:p>0,00206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titus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allswell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95" calcext:value-type="float">
            <text:p>0,00195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taming_shrew.txt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153" calcext:value-type="float">
            <text:p>0,00153</text:p>
          </table:table-cell>
          <table:table-cell office:value-type="float" office:value="0.00106" calcext:value-type="float">
            <text:p>0,001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henryviii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0159" calcext:value-type="float">
            <text:p>0,001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2henryvi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99" calcext:value-type="float">
            <text:p>0,00299</text:p>
          </table:table-cell>
          <table:table-cell office:value-type="float" office:value="0.00185" calcext:value-type="float">
            <text:p>0,001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2henryiv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218" calcext:value-type="float">
            <text:p>0,00218</text:p>
          </table:table-cell>
          <table:table-cell office:value-type="float" office:value="0.00188" calcext:value-type="float">
            <text:p>0,00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pericles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64" calcext:value-type="float">
            <text:p>0,00164</text:p>
          </table:table-cell>
          <table:table-cell office:value-type="float" office:value="0.00146" calcext:value-type="float">
            <text:p>0,001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1henryvi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202" calcext:value-type="float">
            <text:p>0,00202</text:p>
          </table:table-cell>
          <table:table-cell office:value-type="float" office:value="0.00176" calcext:value-type="float">
            <text:p>0,001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223" calcext:value-type="float">
            <text:p>0,00223</text:p>
          </table:table-cell>
          <table:table-cell office:value-type="float" office:value="0.00197" calcext:value-type="float">
            <text:p>0,001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1henryiv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214" calcext:value-type="float">
            <text:p>0,00214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twelfth_night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213" calcext:value-type="float">
            <text:p>0,00213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julius_caesar.txt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123" calcext:value-type="float">
            <text:p>0,00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hamlet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74" calcext:value-type="float">
            <text:p>0,00274</text:p>
          </table:table-cell>
          <table:table-cell office:value-type="float" office:value="0.00196" calcext:value-type="float">
            <text:p>0,001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richardii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155" calcext:value-type="float">
            <text:p>0,001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3henryvi.txt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239" calcext:value-type="float">
            <text:p>0,00239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tempest.txt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0159" calcext:value-type="float">
            <text:p>0,00159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winters_tale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224" calcext:value-type="float">
            <text:p>0,00224</text:p>
          </table:table-cell>
          <table:table-cell office:value-type="float" office:value="0.00165" calcext:value-type="float">
            <text:p>0,001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two_gentlemen.txt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0131" calcext:value-type="float">
            <text:p>0,00131</text:p>
          </table:table-cell>
          <table:table-cell office:value-type="float" office:value="0.00123" calcext:value-type="float">
            <text:p>0,00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midsummer.txt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0.00158" calcext:value-type="float">
            <text:p>0,00158</text:p>
          </table:table-cell>
          <table:table-cell office:value-type="float" office:value="0.00125" calcext:value-type="float">
            <text:p>0,00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merchant.txt</text:p>
          </table:table-cell>
          <table:table-cell office:value-type="float" office:value="0.00036" calcext:value-type="float">
            <text:p>0,00036</text:p>
          </table:table-cell>
          <table:table-cell office:value-type="float" office:value="0.00152" calcext:value-type="float">
            <text:p>0,00152</text:p>
          </table:table-cell>
          <table:table-cell office:value-type="float" office:value="0.00109" calcext:value-type="float">
            <text:p>0,001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cleopatra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206" calcext:value-type="float">
            <text:p>0,00206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john.txt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175" calcext:value-type="float">
            <text:p>0,00175</text:p>
          </table:table-cell>
          <table:table-cell office:value-type="float" office:value="0.00157" calcext:value-type="float">
            <text:p>0,001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cymbeline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31" calcext:value-type="float">
            <text:p>0,00231</text:p>
          </table:table-cell>
          <table:table-cell office:value-type="float" office:value="0.00189" calcext:value-type="float">
            <text:p>0,001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merry_wives.txt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159" calcext:value-type="float">
            <text:p>0,00159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much_ado.txt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153" calcext:value-type="float">
            <text:p>0,00153</text:p>
          </table:table-cell>
          <table:table-cell office:value-type="float" office:value="0.00134" calcext:value-type="float">
            <text:p>0,001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timon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64" calcext:value-type="float">
            <text:p>0,00164</text:p>
          </table:table-cell>
          <table:table-cell office:value-type="float" office:value="0.00136" calcext:value-type="float">
            <text:p>0,001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henryv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66" calcext:value-type="float">
            <text:p>0,00266</text:p>
          </table:table-cell>
          <table:table-cell office:value-type="float" office:value="0.00193" calcext:value-type="float">
            <text:p>0,001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romeo_juliet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0155" calcext:value-type="float">
            <text:p>0,001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richardiii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211" calcext:value-type="float">
            <text:p>0,00211</text:p>
          </table:table-cell>
          <table:table-cell office:value-type="float" office:value="0.00175" calcext:value-type="float">
            <text:p>0,00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asyoulikeit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17" calcext:value-type="float">
            <text:p>0,00217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macbeth.txt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77" calcext:value-type="float">
            <text:p>0,00177</text:p>
          </table:table-cell>
          <table:table-cell office:value-type="float" office:value="0.00137" calcext:value-type="float">
            <text:p>0,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lll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97" calcext:value-type="float">
            <text:p>0,00197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measure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84" calcext:value-type="float">
            <text:p>0,00184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lear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0.00168" calcext:value-type="float">
            <text:p>0,001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edy_errors.txt</text:p>
          </table:table-cell>
          <table:table-cell office:value-type="string" calcext:value-type="string">
            <text:p>coriolanus.tx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216" calcext:value-type="float">
            <text:p>0,00216</text:p>
          </table:table-cell>
          <table:table-cell office:value-type="float" office:value="0.00174" calcext:value-type="float">
            <text:p>0,001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othello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39" calcext:value-type="float">
            <text:p>0,00239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titus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188" calcext:value-type="float">
            <text:p>0,00188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allswell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09" calcext:value-type="float">
            <text:p>0,00209</text:p>
          </table:table-cell>
          <table:table-cell office:value-type="float" office:value="0.00156" calcext:value-type="float">
            <text:p>0,00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taming_shrew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henryviii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0.00168" calcext:value-type="float">
            <text:p>0,001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2henryvi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71" calcext:value-type="float">
            <text:p>0,00271</text:p>
          </table:table-cell>
          <table:table-cell office:value-type="float" office:value="0.00183" calcext:value-type="float">
            <text:p>0,001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2henryiv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176" calcext:value-type="float">
            <text:p>0,001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pericles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184" calcext:value-type="float">
            <text:p>0,00184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1henryvi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28" calcext:value-type="float">
            <text:p>0,00228</text:p>
          </table:table-cell>
          <table:table-cell office:value-type="float" office:value="0.00167" calcext:value-type="float">
            <text:p>0,0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58" calcext:value-type="float">
            <text:p>0,00258</text:p>
          </table:table-cell>
          <table:table-cell office:value-type="float" office:value="0.00189" calcext:value-type="float">
            <text:p>0,001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1henryiv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96" calcext:value-type="float">
            <text:p>0,00296</text:p>
          </table:table-cell>
          <table:table-cell office:value-type="float" office:value="0.00165" calcext:value-type="float">
            <text:p>0,001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twelfth_night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11" calcext:value-type="float">
            <text:p>0,00211</text:p>
          </table:table-cell>
          <table:table-cell office:value-type="float" office:value="0.00137" calcext:value-type="float">
            <text:p>0,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julius_caesar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93" calcext:value-type="float">
            <text:p>0,00193</text:p>
          </table:table-cell>
          <table:table-cell office:value-type="float" office:value="0.00121" calcext:value-type="float">
            <text:p>0,001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hamlet.txt</text:p>
          </table:table-cell>
          <table:table-cell office:value-type="float" office:value="0.00098" calcext:value-type="float">
            <text:p>0,00098</text:p>
          </table:table-cell>
          <table:table-cell office:value-type="float" office:value="0.00364" calcext:value-type="float">
            <text:p>0,00364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richardii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72" calcext:value-type="float">
            <text:p>0,00172</text:p>
          </table:table-cell>
          <table:table-cell office:value-type="float" office:value="0.00121" calcext:value-type="float">
            <text:p>0,001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3henryvi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207" calcext:value-type="float">
            <text:p>0,00207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tempest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winters_tale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0.00168" calcext:value-type="float">
            <text:p>0,001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two_gentlemen.txt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137" calcext:value-type="float">
            <text:p>0,00137</text:p>
          </table:table-cell>
          <table:table-cell office:value-type="float" office:value="0.00124" calcext:value-type="float">
            <text:p>0,001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midsummer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66" calcext:value-type="float">
            <text:p>0,00166</text:p>
          </table:table-cell>
          <table:table-cell office:value-type="float" office:value="0.00146" calcext:value-type="float">
            <text:p>0,001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merchant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46" calcext:value-type="float">
            <text:p>0,00246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cleopatra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18" calcext:value-type="float">
            <text:p>0,00218</text:p>
          </table:table-cell>
          <table:table-cell office:value-type="float" office:value="0.00171" calcext:value-type="float">
            <text:p>0,00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john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163" calcext:value-type="float">
            <text:p>0,001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cymbeline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39" calcext:value-type="float">
            <text:p>0,00239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merry_wives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175" calcext:value-type="float">
            <text:p>0,00175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much_ado.tx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185" calcext:value-type="float">
            <text:p>0,00185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comedy_errors.txt</text:p>
          </table:table-cell>
          <table:table-cell office:value-type="float" office:value="0.00037" calcext:value-type="float">
            <text:p>0,00037</text:p>
          </table:table-cell>
          <table:table-cell office:value-type="float" office:value="0.00133" calcext:value-type="float">
            <text:p>0,00133</text:p>
          </table:table-cell>
          <table:table-cell office:value-type="float" office:value="0.0013" calcext:value-type="float">
            <text:p>0,00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henryv.txt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285" calcext:value-type="float">
            <text:p>0,00285</text:p>
          </table:table-cell>
          <table:table-cell office:value-type="float" office:value="0.00201" calcext:value-type="float">
            <text:p>0,002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romeo_juliet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186" calcext:value-type="float">
            <text:p>0,00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richardiii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86" calcext:value-type="float">
            <text:p>0,00286</text:p>
          </table:table-cell>
          <table:table-cell office:value-type="float" office:value="0.00171" calcext:value-type="float">
            <text:p>0,00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asyoulikeit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84" calcext:value-type="float">
            <text:p>0,00184</text:p>
          </table:table-cell>
          <table:table-cell office:value-type="float" office:value="0.00136" calcext:value-type="float">
            <text:p>0,001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macbeth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77" calcext:value-type="float">
            <text:p>0,00177</text:p>
          </table:table-cell>
          <table:table-cell office:value-type="float" office:value="0.00171" calcext:value-type="float">
            <text:p>0,00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lll.txt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169" calcext:value-type="float">
            <text:p>0,00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measure.txt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157" calcext:value-type="float">
            <text:p>0,00157</text:p>
          </table:table-cell>
          <table:table-cell office:value-type="float" office:value="0.00108" calcext:value-type="float">
            <text:p>0,001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lear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37" calcext:value-type="float">
            <text:p>0,00237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on.txt</text:p>
          </table:table-cell>
          <table:table-cell office:value-type="string" calcext:value-type="string">
            <text:p>coriolanus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167" calcext:value-type="float">
            <text:p>0,0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othello.txt</text:p>
          </table:table-cell>
          <table:table-cell office:value-type="float" office:value="0.00081" calcext:value-type="float">
            <text:p>0,00081</text:p>
          </table:table-cell>
          <table:table-cell office:value-type="float" office:value="0.00261" calcext:value-type="float">
            <text:p>0,00261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titus.txt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00236" calcext:value-type="float">
            <text:p>0,00236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allswell.txt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0.00152" calcext:value-type="float">
            <text:p>0,001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taming_shrew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12" calcext:value-type="float">
            <text:p>0,00212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henryviii.txt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16" calcext:value-type="float">
            <text:p>0,0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2henryvi.txt</text:p>
          </table:table-cell>
          <table:table-cell office:value-type="float" office:value="0.00115" calcext:value-type="float">
            <text:p>0,00115</text:p>
          </table:table-cell>
          <table:table-cell office:value-type="float" office:value="0.00326" calcext:value-type="float">
            <text:p>0,00326</text:p>
          </table:table-cell>
          <table:table-cell office:value-type="float" office:value="0.00188" calcext:value-type="float">
            <text:p>0,00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2henryiv.txt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pericles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07" calcext:value-type="float">
            <text:p>0,00207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1henryvi.txt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0309" calcext:value-type="float">
            <text:p>0,00309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314" calcext:value-type="float">
            <text:p>0,00314</text:p>
          </table:table-cell>
          <table:table-cell office:value-type="float" office:value="0.0019" calcext:value-type="float">
            <text:p>0,0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1henryiv.txt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173" calcext:value-type="float">
            <text:p>0,001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twelfth_night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18" calcext:value-type="float">
            <text:p>0,00218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julius_caesar.txt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199" calcext:value-type="float">
            <text:p>0,00199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hamlet.txt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198" calcext:value-type="float">
            <text:p>0,001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richardii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87" calcext:value-type="float">
            <text:p>0,00287</text:p>
          </table:table-cell>
          <table:table-cell office:value-type="float" office:value="0.00156" calcext:value-type="float">
            <text:p>0,00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3henryvi.txt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277" calcext:value-type="float">
            <text:p>0,00277</text:p>
          </table:table-cell>
          <table:table-cell office:value-type="float" office:value="0.00197" calcext:value-type="float">
            <text:p>0,001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tempest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195" calcext:value-type="float">
            <text:p>0,00195</text:p>
          </table:table-cell>
          <table:table-cell office:value-type="float" office:value="0.00179" calcext:value-type="float">
            <text:p>0,001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winters_tale.txt</text:p>
          </table:table-cell>
          <table:table-cell office:value-type="float" office:value="0.00101" calcext:value-type="float">
            <text:p>0,00101</text:p>
          </table:table-cell>
          <table:table-cell office:value-type="float" office:value="0.00316" calcext:value-type="float">
            <text:p>0,00316</text:p>
          </table:table-cell>
          <table:table-cell office:value-type="float" office:value="0.00179" calcext:value-type="float">
            <text:p>0,001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two_gentlemen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13" calcext:value-type="float">
            <text:p>0,00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midsummer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00132" calcext:value-type="float">
            <text:p>0,001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merchant.txt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155" calcext:value-type="float">
            <text:p>0,001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cleopatra.txt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294" calcext:value-type="float">
            <text:p>0,00294</text:p>
          </table:table-cell>
          <table:table-cell office:value-type="float" office:value="0.00226" calcext:value-type="float">
            <text:p>0,002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john.txt</text:p>
          </table:table-cell>
          <table:table-cell office:value-type="float" office:value="0.00088" calcext:value-type="float">
            <text:p>0,00088</text:p>
          </table:table-cell>
          <table:table-cell office:value-type="float" office:value="0.00384" calcext:value-type="float">
            <text:p>0,00384</text:p>
          </table:table-cell>
          <table:table-cell office:value-type="float" office:value="0.00271" calcext:value-type="float">
            <text:p>0,002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cymbeline.txt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303" calcext:value-type="float">
            <text:p>0,00303</text:p>
          </table:table-cell>
          <table:table-cell office:value-type="float" office:value="0.00182" calcext:value-type="float">
            <text:p>0,001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merry_wives.txt</text:p>
          </table:table-cell>
          <table:table-cell office:value-type="float" office:value="0.00084" calcext:value-type="float">
            <text:p>0,00084</text:p>
          </table:table-cell>
          <table:table-cell office:value-type="float" office:value="0.00256" calcext:value-type="float">
            <text:p>0,00256</text:p>
          </table:table-cell>
          <table:table-cell office:value-type="float" office:value="0.00153" calcext:value-type="float">
            <text:p>0,00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much_ado.txt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comedy_errors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173" calcext:value-type="float">
            <text:p>0,00173</text:p>
          </table:table-cell>
          <table:table-cell office:value-type="float" office:value="0.00114" calcext:value-type="float">
            <text:p>0,001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timon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26" calcext:value-type="float">
            <text:p>0,00226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romeo_juliet.txt</text:p>
          </table:table-cell>
          <table:table-cell office:value-type="float" office:value="0.00083" calcext:value-type="float">
            <text:p>0,00083</text:p>
          </table:table-cell>
          <table:table-cell office:value-type="float" office:value="0.00302" calcext:value-type="float">
            <text:p>0,00302</text:p>
          </table:table-cell>
          <table:table-cell office:value-type="float" office:value="0.00188" calcext:value-type="float">
            <text:p>0,00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richardiii.txt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0.00322" calcext:value-type="float">
            <text:p>0,00322</text:p>
          </table:table-cell>
          <table:table-cell office:value-type="float" office:value="0.00181" calcext:value-type="float">
            <text:p>0,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asyoulikeit.txt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00263" calcext:value-type="float">
            <text:p>0,00263</text:p>
          </table:table-cell>
          <table:table-cell office:value-type="float" office:value="0.00152" calcext:value-type="float">
            <text:p>0,001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macbeth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lll.txt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305" calcext:value-type="float">
            <text:p>0,00305</text:p>
          </table:table-cell>
          <table:table-cell office:value-type="float" office:value="0.00171" calcext:value-type="float">
            <text:p>0,00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measure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238" calcext:value-type="float">
            <text:p>0,00238</text:p>
          </table:table-cell>
          <table:table-cell office:value-type="float" office:value="0.00191" calcext:value-type="float">
            <text:p>0,001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lear.txt</text:p>
          </table:table-cell>
          <table:table-cell office:value-type="float" office:value="0.00083" calcext:value-type="float">
            <text:p>0,00083</text:p>
          </table:table-cell>
          <table:table-cell office:value-type="float" office:value="0.00334" calcext:value-type="float">
            <text:p>0,00334</text:p>
          </table:table-cell>
          <table:table-cell office:value-type="float" office:value="0.00188" calcext:value-type="float">
            <text:p>0,00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yv.txt</text:p>
          </table:table-cell>
          <table:table-cell office:value-type="string" calcext:value-type="string">
            <text:p>coriolanus.txt</text:p>
          </table:table-cell>
          <table:table-cell office:value-type="float" office:value="0.00081" calcext:value-type="float">
            <text:p>0,00081</text:p>
          </table:table-cell>
          <table:table-cell office:value-type="float" office:value="0.00301" calcext:value-type="float">
            <text:p>0,00301</text:p>
          </table:table-cell>
          <table:table-cell office:value-type="float" office:value="0.00181" calcext:value-type="float">
            <text:p>0,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othello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0.00173" calcext:value-type="float">
            <text:p>0,001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titus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04" calcext:value-type="float">
            <text:p>0,00204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allswell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21" calcext:value-type="float">
            <text:p>0,00221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taming_shrew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henryviii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37" calcext:value-type="float">
            <text:p>0,00237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2henryvi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62" calcext:value-type="float">
            <text:p>0,00262</text:p>
          </table:table-cell>
          <table:table-cell office:value-type="float" office:value="0.00159" calcext:value-type="float">
            <text:p>0,001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2henryiv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179" calcext:value-type="float">
            <text:p>0,001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pericles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75" calcext:value-type="float">
            <text:p>0,00175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1henryvi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58" calcext:value-type="float">
            <text:p>0,00258</text:p>
          </table:table-cell>
          <table:table-cell office:value-type="float" office:value="0.00184" calcext:value-type="float">
            <text:p>0,001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1henryiv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73" calcext:value-type="float">
            <text:p>0,00273</text:p>
          </table:table-cell>
          <table:table-cell office:value-type="float" office:value="0.00165" calcext:value-type="float">
            <text:p>0,001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twelfth_night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56" calcext:value-type="float">
            <text:p>0,00156</text:p>
          </table:table-cell>
          <table:table-cell office:value-type="float" office:value="0.00145" calcext:value-type="float">
            <text:p>0,001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julius_caesar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56" calcext:value-type="float">
            <text:p>0,00156</text:p>
          </table:table-cell>
          <table:table-cell office:value-type="float" office:value="0.00125" calcext:value-type="float">
            <text:p>0,00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hamlet.txt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275" calcext:value-type="float">
            <text:p>0,00275</text:p>
          </table:table-cell>
          <table:table-cell office:value-type="float" office:value="0.00215" calcext:value-type="float">
            <text:p>0,002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richardii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0.0019" calcext:value-type="float">
            <text:p>0,0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3henryvi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22" calcext:value-type="float">
            <text:p>0,00222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tempest.tx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184" calcext:value-type="float">
            <text:p>0,00184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winters_tale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two_gentlemen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54" calcext:value-type="float">
            <text:p>0,00154</text:p>
          </table:table-cell>
          <table:table-cell office:value-type="float" office:value="0.00116" calcext:value-type="float">
            <text:p>0,001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midsummer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55" calcext:value-type="float">
            <text:p>0,00155</text:p>
          </table:table-cell>
          <table:table-cell office:value-type="float" office:value="0.00123" calcext:value-type="float">
            <text:p>0,00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merchant.txt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206" calcext:value-type="float">
            <text:p>0,00206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cleopatra.txt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274" calcext:value-type="float">
            <text:p>0,00274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john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cymbeline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96" calcext:value-type="float">
            <text:p>0,00296</text:p>
          </table:table-cell>
          <table:table-cell office:value-type="float" office:value="0.00175" calcext:value-type="float">
            <text:p>0,00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merry_wives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179" calcext:value-type="float">
            <text:p>0,00179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much_ado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165" calcext:value-type="float">
            <text:p>0,00165</text:p>
          </table:table-cell>
          <table:table-cell office:value-type="float" office:value="0.0013" calcext:value-type="float">
            <text:p>0,00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comedy_errors.txt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18" calcext:value-type="float">
            <text:p>0,001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timon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henryv.txt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316" calcext:value-type="float">
            <text:p>0,00316</text:p>
          </table:table-cell>
          <table:table-cell office:value-type="float" office:value="0.00207" calcext:value-type="float">
            <text:p>0,002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richardiii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326" calcext:value-type="float">
            <text:p>0,00326</text:p>
          </table:table-cell>
          <table:table-cell office:value-type="float" office:value="0.00626" calcext:value-type="float">
            <text:p>0,006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asyoulikeit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69" calcext:value-type="float">
            <text:p>0,00169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macbeth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78" calcext:value-type="float">
            <text:p>0,00178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lll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168" calcext:value-type="float">
            <text:p>0,001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measure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86" calcext:value-type="float">
            <text:p>0,00186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lear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38" calcext:value-type="float">
            <text:p>0,00238</text:p>
          </table:table-cell>
          <table:table-cell office:value-type="float" office:value="0.00204" calcext:value-type="float">
            <text:p>0,002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eo_juliet.txt</text:p>
          </table:table-cell>
          <table:table-cell office:value-type="string" calcext:value-type="string">
            <text:p>coriolanus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61" calcext:value-type="float">
            <text:p>0,00261</text:p>
          </table:table-cell>
          <table:table-cell office:value-type="float" office:value="0.00167" calcext:value-type="float">
            <text:p>0,0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othello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56" calcext:value-type="float">
            <text:p>0,00256</text:p>
          </table:table-cell>
          <table:table-cell office:value-type="float" office:value="0.00167" calcext:value-type="float">
            <text:p>0,0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titus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77" calcext:value-type="float">
            <text:p>0,00277</text:p>
          </table:table-cell>
          <table:table-cell office:value-type="float" office:value="0.00146" calcext:value-type="float">
            <text:p>0,001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allswell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0.00159" calcext:value-type="float">
            <text:p>0,001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taming_shrew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0.00138" calcext:value-type="float">
            <text:p>0,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henryviii.txt</text:p>
          </table:table-cell>
          <table:table-cell office:value-type="float" office:value="0.00098" calcext:value-type="float">
            <text:p>0,00098</text:p>
          </table:table-cell>
          <table:table-cell office:value-type="float" office:value="0.00279" calcext:value-type="float">
            <text:p>0,00279</text:p>
          </table:table-cell>
          <table:table-cell office:value-type="float" office:value="0.00164" calcext:value-type="float">
            <text:p>0,001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2henryvi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62" calcext:value-type="float">
            <text:p>0,00262</text:p>
          </table:table-cell>
          <table:table-cell office:value-type="float" office:value="0.00173" calcext:value-type="float">
            <text:p>0,001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2henryiv.txt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324" calcext:value-type="float">
            <text:p>0,00324</text:p>
          </table:table-cell>
          <table:table-cell office:value-type="float" office:value="0.00192" calcext:value-type="float">
            <text:p>0,001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pericles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197" calcext:value-type="float">
            <text:p>0,00197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1henryvi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62" calcext:value-type="float">
            <text:p>0,00262</text:p>
          </table:table-cell>
          <table:table-cell office:value-type="float" office:value="0.00164" calcext:value-type="float">
            <text:p>0,001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93" calcext:value-type="float">
            <text:p>0,00293</text:p>
          </table:table-cell>
          <table:table-cell office:value-type="float" office:value="0.00182" calcext:value-type="float">
            <text:p>0,001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1henryiv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0.00163" calcext:value-type="float">
            <text:p>0,001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twelfth_night.txt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221" calcext:value-type="float">
            <text:p>0,00221</text:p>
          </table:table-cell>
          <table:table-cell office:value-type="float" office:value="0.00135" calcext:value-type="float">
            <text:p>0,00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julius_caesar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72" calcext:value-type="float">
            <text:p>0,00172</text:p>
          </table:table-cell>
          <table:table-cell office:value-type="float" office:value="0.00119" calcext:value-type="float">
            <text:p>0,001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hamlet.txt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326" calcext:value-type="float">
            <text:p>0,00326</text:p>
          </table:table-cell>
          <table:table-cell office:value-type="float" office:value="0.00204" calcext:value-type="float">
            <text:p>0,002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richardii.txt</text:p>
          </table:table-cell>
          <table:table-cell office:value-type="float" office:value="0.00083" calcext:value-type="float">
            <text:p>0,00083</text:p>
          </table:table-cell>
          <table:table-cell office:value-type="float" office:value="0.00294" calcext:value-type="float">
            <text:p>0,00294</text:p>
          </table:table-cell>
          <table:table-cell office:value-type="float" office:value="0.0016" calcext:value-type="float">
            <text:p>0,0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3henryvi.txt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245" calcext:value-type="float">
            <text:p>0,00245</text:p>
          </table:table-cell>
          <table:table-cell office:value-type="float" office:value="0.00155" calcext:value-type="float">
            <text:p>0,001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tempest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winters_tale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46" calcext:value-type="float">
            <text:p>0,001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two_gentlemen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52" calcext:value-type="float">
            <text:p>0,00152</text:p>
          </table:table-cell>
          <table:table-cell office:value-type="float" office:value="0.00113" calcext:value-type="float">
            <text:p>0,00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midsummer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66" calcext:value-type="float">
            <text:p>0,00166</text:p>
          </table:table-cell>
          <table:table-cell office:value-type="float" office:value="0.00131" calcext:value-type="float">
            <text:p>0,001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merchant.txt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cleopatra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43" calcext:value-type="float">
            <text:p>0,00243</text:p>
          </table:table-cell>
          <table:table-cell office:value-type="float" office:value="0.00164" calcext:value-type="float">
            <text:p>0,001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john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33" calcext:value-type="float">
            <text:p>0,00233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cymbeline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98" calcext:value-type="float">
            <text:p>0,00298</text:p>
          </table:table-cell>
          <table:table-cell office:value-type="float" office:value="0.00186" calcext:value-type="float">
            <text:p>0,00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merry_wives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146" calcext:value-type="float">
            <text:p>0,001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much_ado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comedy_errors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189" calcext:value-type="float">
            <text:p>0,00189</text:p>
          </table:table-cell>
          <table:table-cell office:value-type="float" office:value="0.00113" calcext:value-type="float">
            <text:p>0,00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timon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henryv.txt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294" calcext:value-type="float">
            <text:p>0,00294</text:p>
          </table:table-cell>
          <table:table-cell office:value-type="float" office:value="0.00195" calcext:value-type="float">
            <text:p>0,001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romeo_juliet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17" calcext:value-type="float">
            <text:p>0,00217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asyoulikeit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181" calcext:value-type="float">
            <text:p>0,00181</text:p>
          </table:table-cell>
          <table:table-cell office:value-type="float" office:value="0.00146" calcext:value-type="float">
            <text:p>0,001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macbeth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lll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61" calcext:value-type="float">
            <text:p>0,00261</text:p>
          </table:table-cell>
          <table:table-cell office:value-type="float" office:value="0.00175" calcext:value-type="float">
            <text:p>0,00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measure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99" calcext:value-type="float">
            <text:p>0,00199</text:p>
          </table:table-cell>
          <table:table-cell office:value-type="float" office:value="0.00146" calcext:value-type="float">
            <text:p>0,001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lear.txt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ardiii.txt</text:p>
          </table:table-cell>
          <table:table-cell office:value-type="string" calcext:value-type="string">
            <text:p>coriolanus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othello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titus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195" calcext:value-type="float">
            <text:p>0,00195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allswell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11" calcext:value-type="float">
            <text:p>0,00211</text:p>
          </table:table-cell>
          <table:table-cell office:value-type="float" office:value="0.00156" calcext:value-type="float">
            <text:p>0,00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taming_shrew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31" calcext:value-type="float">
            <text:p>0,00231</text:p>
          </table:table-cell>
          <table:table-cell office:value-type="float" office:value="0.00138" calcext:value-type="float">
            <text:p>0,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henryviii.txt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171" calcext:value-type="float">
            <text:p>0,00171</text:p>
          </table:table-cell>
          <table:table-cell office:value-type="float" office:value="0.00115" calcext:value-type="float">
            <text:p>0,001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2henryvi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227" calcext:value-type="float">
            <text:p>0,00227</text:p>
          </table:table-cell>
          <table:table-cell office:value-type="float" office:value="0.00179" calcext:value-type="float">
            <text:p>0,001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2henryiv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0.00181" calcext:value-type="float">
            <text:p>0,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pericles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69" calcext:value-type="float">
            <text:p>0,00169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1henryvi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46" calcext:value-type="float">
            <text:p>0,00246</text:p>
          </table:table-cell>
          <table:table-cell office:value-type="float" office:value="0.0019" calcext:value-type="float">
            <text:p>0,0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331" calcext:value-type="float">
            <text:p>0,00331</text:p>
          </table:table-cell>
          <table:table-cell office:value-type="float" office:value="0.00194" calcext:value-type="float">
            <text:p>0,001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1henryiv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24" calcext:value-type="float">
            <text:p>0,00224</text:p>
          </table:table-cell>
          <table:table-cell office:value-type="float" office:value="0.00176" calcext:value-type="float">
            <text:p>0,001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twelfth_night.tx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176" calcext:value-type="float">
            <text:p>0,00176</text:p>
          </table:table-cell>
          <table:table-cell office:value-type="float" office:value="0.00155" calcext:value-type="float">
            <text:p>0,001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julius_caesar.txt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159" calcext:value-type="float">
            <text:p>0,00159</text:p>
          </table:table-cell>
          <table:table-cell office:value-type="float" office:value="0.00137" calcext:value-type="float">
            <text:p>0,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hamlet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86" calcext:value-type="float">
            <text:p>0,00286</text:p>
          </table:table-cell>
          <table:table-cell office:value-type="float" office:value="0.00206" calcext:value-type="float">
            <text:p>0,002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richardii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00153" calcext:value-type="float">
            <text:p>0,00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3henryvi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97" calcext:value-type="float">
            <text:p>0,00197</text:p>
          </table:table-cell>
          <table:table-cell office:value-type="float" office:value="0.00156" calcext:value-type="float">
            <text:p>0,00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tempest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74" calcext:value-type="float">
            <text:p>0,00174</text:p>
          </table:table-cell>
          <table:table-cell office:value-type="float" office:value="0.00143" calcext:value-type="float">
            <text:p>0,00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winters_tale.txt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00289" calcext:value-type="float">
            <text:p>0,00289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two_gentlemen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42" calcext:value-type="float">
            <text:p>0,00142</text:p>
          </table:table-cell>
          <table:table-cell office:value-type="float" office:value="0.00137" calcext:value-type="float">
            <text:p>0,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midsummer.tx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162" calcext:value-type="float">
            <text:p>0,00162</text:p>
          </table:table-cell>
          <table:table-cell office:value-type="float" office:value="0.00125" calcext:value-type="float">
            <text:p>0,00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merchant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75" calcext:value-type="float">
            <text:p>0,00175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cleopatra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23" calcext:value-type="float">
            <text:p>0,00223</text:p>
          </table:table-cell>
          <table:table-cell office:value-type="float" office:value="0.00163" calcext:value-type="float">
            <text:p>0,001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john.txt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cymbeline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0.00224" calcext:value-type="float">
            <text:p>0,002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merry_wives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84" calcext:value-type="float">
            <text:p>0,00184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much_ado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52" calcext:value-type="float">
            <text:p>0,00152</text:p>
          </table:table-cell>
          <table:table-cell office:value-type="float" office:value="0.00127" calcext:value-type="float">
            <text:p>0,001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comedy_errors.txt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139" calcext:value-type="float">
            <text:p>0,00139</text:p>
          </table:table-cell>
          <table:table-cell office:value-type="float" office:value="0.00109" calcext:value-type="float">
            <text:p>0,001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timon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151" calcext:value-type="float">
            <text:p>0,00151</text:p>
          </table:table-cell>
          <table:table-cell office:value-type="float" office:value="0.00113" calcext:value-type="float">
            <text:p>0,00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henryv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98" calcext:value-type="float">
            <text:p>0,00298</text:p>
          </table:table-cell>
          <table:table-cell office:value-type="float" office:value="0.00221" calcext:value-type="float">
            <text:p>0,002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romeo_juliet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17" calcext:value-type="float">
            <text:p>0,00217</text:p>
          </table:table-cell>
          <table:table-cell office:value-type="float" office:value="0.00206" calcext:value-type="float">
            <text:p>0,002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richardiii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218" calcext:value-type="float">
            <text:p>0,00218</text:p>
          </table:table-cell>
          <table:table-cell office:value-type="float" office:value="0.00183" calcext:value-type="float">
            <text:p>0,001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macbeth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72" calcext:value-type="float">
            <text:p>0,00172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lll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02" calcext:value-type="float">
            <text:p>0,00202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measure.txt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144" calcext:value-type="float">
            <text:p>0,00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lear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46" calcext:value-type="float">
            <text:p>0,00246</text:p>
          </table:table-cell>
          <table:table-cell office:value-type="float" office:value="0.00173" calcext:value-type="float">
            <text:p>0,001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youlikeit.txt</text:p>
          </table:table-cell>
          <table:table-cell office:value-type="string" calcext:value-type="string">
            <text:p>coriolanus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othello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19" calcext:value-type="float">
            <text:p>0,00219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titus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04" calcext:value-type="float">
            <text:p>0,00204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allswell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taming_shrew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133" calcext:value-type="float">
            <text:p>0,001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henryviii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24" calcext:value-type="float">
            <text:p>0,00224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2henryvi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72" calcext:value-type="float">
            <text:p>0,00272</text:p>
          </table:table-cell>
          <table:table-cell office:value-type="float" office:value="0.00177" calcext:value-type="float">
            <text:p>0,001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2henryiv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44" calcext:value-type="float">
            <text:p>0,00244</text:p>
          </table:table-cell>
          <table:table-cell office:value-type="float" office:value="0.00175" calcext:value-type="float">
            <text:p>0,00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pericles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83" calcext:value-type="float">
            <text:p>0,00183</text:p>
          </table:table-cell>
          <table:table-cell office:value-type="float" office:value="0.00136" calcext:value-type="float">
            <text:p>0,001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1henryvi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0.00194" calcext:value-type="float">
            <text:p>0,001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1henryiv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0.00175" calcext:value-type="float">
            <text:p>0,00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twelfth_night.txt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0.00151" calcext:value-type="float">
            <text:p>0,00151</text:p>
          </table:table-cell>
          <table:table-cell office:value-type="float" office:value="0.001" calcext:value-type="float">
            <text:p>0,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julius_caesar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46" calcext:value-type="float">
            <text:p>0,00146</text:p>
          </table:table-cell>
          <table:table-cell office:value-type="float" office:value="0.00138" calcext:value-type="float">
            <text:p>0,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hamlet.txt</text:p>
          </table:table-cell>
          <table:table-cell office:value-type="float" office:value="0.00113" calcext:value-type="float">
            <text:p>0,00113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207" calcext:value-type="float">
            <text:p>0,002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richardii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209" calcext:value-type="float">
            <text:p>0,00209</text:p>
          </table:table-cell>
          <table:table-cell office:value-type="float" office:value="0.0016" calcext:value-type="float">
            <text:p>0,0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3henryvi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95" calcext:value-type="float">
            <text:p>0,00195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tempest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59" calcext:value-type="float">
            <text:p>0,00159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winters_tale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07" calcext:value-type="float">
            <text:p>0,00207</text:p>
          </table:table-cell>
          <table:table-cell office:value-type="float" office:value="0.00168" calcext:value-type="float">
            <text:p>0,001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two_gentlemen.txt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137" calcext:value-type="float">
            <text:p>0,00137</text:p>
          </table:table-cell>
          <table:table-cell office:value-type="float" office:value="0.00123" calcext:value-type="float">
            <text:p>0,00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midsummer.txt</text:p>
          </table:table-cell>
          <table:table-cell office:value-type="float" office:value="0.00042" calcext:value-type="float">
            <text:p>0,00042</text:p>
          </table:table-cell>
          <table:table-cell table:number-columns-repeated="2" office:value-type="float" office:value="0.00165" calcext:value-type="float">
            <text:p>0,001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merchant.txt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282" calcext:value-type="float">
            <text:p>0,00282</text:p>
          </table:table-cell>
          <table:table-cell office:value-type="float" office:value="0.00176" calcext:value-type="float">
            <text:p>0,001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cleopatra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222" calcext:value-type="float">
            <text:p>0,00222</text:p>
          </table:table-cell>
          <table:table-cell office:value-type="float" office:value="0.00165" calcext:value-type="float">
            <text:p>0,001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john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196" calcext:value-type="float">
            <text:p>0,00196</text:p>
          </table:table-cell>
          <table:table-cell office:value-type="float" office:value="0.00227" calcext:value-type="float">
            <text:p>0,002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cymbeline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0.00179" calcext:value-type="float">
            <text:p>0,001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merry_wives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much_ado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57" calcext:value-type="float">
            <text:p>0,00157</text:p>
          </table:table-cell>
          <table:table-cell office:value-type="float" office:value="0.00127" calcext:value-type="float">
            <text:p>0,001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comedy_errors.txt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0126" calcext:value-type="float">
            <text:p>0,00126</text:p>
          </table:table-cell>
          <table:table-cell office:value-type="float" office:value="0.00113" calcext:value-type="float">
            <text:p>0,001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timon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176" calcext:value-type="float">
            <text:p>0,00176</text:p>
          </table:table-cell>
          <table:table-cell office:value-type="float" office:value="0.00138" calcext:value-type="float">
            <text:p>0,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henryv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78" calcext:value-type="float">
            <text:p>0,00278</text:p>
          </table:table-cell>
          <table:table-cell office:value-type="float" office:value="0.00265" calcext:value-type="float">
            <text:p>0,002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romeo_juliet.txt</text:p>
          </table:table-cell>
          <table:table-cell office:value-type="float" office:value="0.00102" calcext:value-type="float">
            <text:p>0,00102</text:p>
          </table:table-cell>
          <table:table-cell office:value-type="float" office:value="0.00268" calcext:value-type="float">
            <text:p>0,00268</text:p>
          </table:table-cell>
          <table:table-cell office:value-type="float" office:value="0.00152" calcext:value-type="float">
            <text:p>0,001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richardiii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233" calcext:value-type="float">
            <text:p>0,00233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asyoulikeit.txt</text:p>
          </table:table-cell>
          <table:table-cell office:value-type="float" office:value="0.00044" calcext:value-type="float">
            <text:p>0,00044</text:p>
          </table:table-cell>
          <table:table-cell office:value-type="float" office:value="0.00183" calcext:value-type="float">
            <text:p>0,00183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lll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89" calcext:value-type="float">
            <text:p>0,00189</text:p>
          </table:table-cell>
          <table:table-cell office:value-type="float" office:value="0.0012" calcext:value-type="float">
            <text:p>0,0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measure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00142" calcext:value-type="float">
            <text:p>0,00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lear.txt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271" calcext:value-type="float">
            <text:p>0,002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beth.txt</text:p>
          </table:table-cell>
          <table:table-cell office:value-type="string" calcext:value-type="string">
            <text:p>coriolanus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83" calcext:value-type="float">
            <text:p>0,00283</text:p>
          </table:table-cell>
          <table:table-cell office:value-type="float" office:value="0.00174" calcext:value-type="float">
            <text:p>0,001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othello.txt</text:p>
          </table:table-cell>
          <table:table-cell office:value-type="float" office:value="0.00081" calcext:value-type="float">
            <text:p>0,00081</text:p>
          </table:table-cell>
          <table:table-cell office:value-type="float" office:value="0.00255" calcext:value-type="float">
            <text:p>0,00255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titus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33" calcext:value-type="float">
            <text:p>0,00233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allswell.txt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00223" calcext:value-type="float">
            <text:p>0,00223</text:p>
          </table:table-cell>
          <table:table-cell office:value-type="float" office:value="0.00174" calcext:value-type="float">
            <text:p>0,001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taming_shrew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39" calcext:value-type="float">
            <text:p>0,00239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henryviii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304" calcext:value-type="float">
            <text:p>0,00304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2henryvi.txt</text:p>
          </table:table-cell>
          <table:table-cell office:value-type="float" office:value="0.00134" calcext:value-type="float">
            <text:p>0,00134</text:p>
          </table:table-cell>
          <table:table-cell office:value-type="float" office:value="0.00403" calcext:value-type="float">
            <text:p>0,00403</text:p>
          </table:table-cell>
          <table:table-cell office:value-type="float" office:value="0.0027" calcext:value-type="float">
            <text:p>0,00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2henryiv.txt</text:p>
          </table:table-cell>
          <table:table-cell office:value-type="float" office:value="0.00115" calcext:value-type="float">
            <text:p>0,00115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287" calcext:value-type="float">
            <text:p>0,002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pericles.txt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275" calcext:value-type="float">
            <text:p>0,00275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1henryvi.txt</text:p>
          </table:table-cell>
          <table:table-cell office:value-type="float" office:value="0.00088" calcext:value-type="float">
            <text:p>0,00088</text:p>
          </table:table-cell>
          <table:table-cell office:value-type="float" office:value="0.00306" calcext:value-type="float">
            <text:p>0,00306</text:p>
          </table:table-cell>
          <table:table-cell office:value-type="float" office:value="0.00208" calcext:value-type="float">
            <text:p>0,002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121" calcext:value-type="float">
            <text:p>0,00121</text:p>
          </table:table-cell>
          <table:table-cell office:value-type="float" office:value="0.00393" calcext:value-type="float">
            <text:p>0,00393</text:p>
          </table:table-cell>
          <table:table-cell office:value-type="float" office:value="0.00205" calcext:value-type="float">
            <text:p>0,002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1henryiv.txt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0.00301" calcext:value-type="float">
            <text:p>0,00301</text:p>
          </table:table-cell>
          <table:table-cell office:value-type="float" office:value="0.00175" calcext:value-type="float">
            <text:p>0,00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twelfth_night.txt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00263" calcext:value-type="float">
            <text:p>0,00263</text:p>
          </table:table-cell>
          <table:table-cell office:value-type="float" office:value="0.00168" calcext:value-type="float">
            <text:p>0,001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julius_caesar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76" calcext:value-type="float">
            <text:p>0,00276</text:p>
          </table:table-cell>
          <table:table-cell office:value-type="float" office:value="0.00154" calcext:value-type="float">
            <text:p>0,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hamlet.txt</text:p>
          </table:table-cell>
          <table:table-cell office:value-type="float" office:value="0.00139" calcext:value-type="float">
            <text:p>0,00139</text:p>
          </table:table-cell>
          <table:table-cell office:value-type="float" office:value="0.00395" calcext:value-type="float">
            <text:p>0,00395</text:p>
          </table:table-cell>
          <table:table-cell office:value-type="float" office:value="0.00258" calcext:value-type="float">
            <text:p>0,002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richardii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196" calcext:value-type="float">
            <text:p>0,00196</text:p>
          </table:table-cell>
          <table:table-cell office:value-type="float" office:value="0.00127" calcext:value-type="float">
            <text:p>0,001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3henryvi.txt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354" calcext:value-type="float">
            <text:p>0,00354</text:p>
          </table:table-cell>
          <table:table-cell office:value-type="float" office:value="0.00175" calcext:value-type="float">
            <text:p>0,00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tempest.txt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295" calcext:value-type="float">
            <text:p>0,00295</text:p>
          </table:table-cell>
          <table:table-cell office:value-type="float" office:value="0.00155" calcext:value-type="float">
            <text:p>0,001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winters_tale.txt</text:p>
          </table:table-cell>
          <table:table-cell office:value-type="float" office:value="0.00151" calcext:value-type="float">
            <text:p>0,00151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0.00179" calcext:value-type="float">
            <text:p>0,001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two_gentlemen.txt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00209" calcext:value-type="float">
            <text:p>0,00209</text:p>
          </table:table-cell>
          <table:table-cell office:value-type="float" office:value="0.00125" calcext:value-type="float">
            <text:p>0,00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midsummer.txt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267" calcext:value-type="float">
            <text:p>0,00267</text:p>
          </table:table-cell>
          <table:table-cell office:value-type="float" office:value="0.00137" calcext:value-type="float">
            <text:p>0,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merchant.txt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283" calcext:value-type="float">
            <text:p>0,00283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cleopatra.txt</text:p>
          </table:table-cell>
          <table:table-cell office:value-type="float" office:value="0.00084" calcext:value-type="float">
            <text:p>0,00084</text:p>
          </table:table-cell>
          <table:table-cell office:value-type="float" office:value="0.00311" calcext:value-type="float">
            <text:p>0,00311</text:p>
          </table:table-cell>
          <table:table-cell office:value-type="float" office:value="0.00177" calcext:value-type="float">
            <text:p>0,001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john.txt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275" calcext:value-type="float">
            <text:p>0,00275</text:p>
          </table:table-cell>
          <table:table-cell office:value-type="float" office:value="0.0018" calcext:value-type="float">
            <text:p>0,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cymbeline.txt</text:p>
          </table:table-cell>
          <table:table-cell office:value-type="float" office:value="0.00082" calcext:value-type="float">
            <text:p>0,00082</text:p>
          </table:table-cell>
          <table:table-cell office:value-type="float" office:value="0.00374" calcext:value-type="float">
            <text:p>0,00374</text:p>
          </table:table-cell>
          <table:table-cell office:value-type="float" office:value="0.00229" calcext:value-type="float">
            <text:p>0,002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merry_wives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68" calcext:value-type="float">
            <text:p>0,00268</text:p>
          </table:table-cell>
          <table:table-cell office:value-type="float" office:value="0.00157" calcext:value-type="float">
            <text:p>0,001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much_ado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255" calcext:value-type="float">
            <text:p>0,00255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comedy_errors.tx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179" calcext:value-type="float">
            <text:p>0,00179</text:p>
          </table:table-cell>
          <table:table-cell office:value-type="float" office:value="0.00135" calcext:value-type="float">
            <text:p>0,00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timon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00167" calcext:value-type="float">
            <text:p>0,0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henryv.txt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0.00387" calcext:value-type="float">
            <text:p>0,00387</text:p>
          </table:table-cell>
          <table:table-cell office:value-type="float" office:value="0.00214" calcext:value-type="float">
            <text:p>0,002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romeo_juliet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292" calcext:value-type="float">
            <text:p>0,00292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richardiii.txt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327" calcext:value-type="float">
            <text:p>0,00327</text:p>
          </table:table-cell>
          <table:table-cell office:value-type="float" office:value="0.00214" calcext:value-type="float">
            <text:p>0,002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asyoulikeit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0.00157" calcext:value-type="float">
            <text:p>0,001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macbeth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68" calcext:value-type="float">
            <text:p>0,00268</text:p>
          </table:table-cell>
          <table:table-cell office:value-type="float" office:value="0.00152" calcext:value-type="float">
            <text:p>0,001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measure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189" calcext:value-type="float">
            <text:p>0,00189</text:p>
          </table:table-cell>
          <table:table-cell office:value-type="float" office:value="0.00109" calcext:value-type="float">
            <text:p>0,001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lear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356" calcext:value-type="float">
            <text:p>0,00356</text:p>
          </table:table-cell>
          <table:table-cell office:value-type="float" office:value="0.00195" calcext:value-type="float">
            <text:p>0,001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l.txt</text:p>
          </table:table-cell>
          <table:table-cell office:value-type="string" calcext:value-type="string">
            <text:p>coriolanus.txt</text:p>
          </table:table-cell>
          <table:table-cell office:value-type="float" office:value="0.00084" calcext:value-type="float">
            <text:p>0,00084</text:p>
          </table:table-cell>
          <table:table-cell office:value-type="float" office:value="0.00306" calcext:value-type="float">
            <text:p>0,00306</text:p>
          </table:table-cell>
          <table:table-cell office:value-type="float" office:value="0.00198" calcext:value-type="float">
            <text:p>0,001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othello.txt</text:p>
          </table:table-cell>
          <table:table-cell office:value-type="float" office:value="0.00117" calcext:value-type="float">
            <text:p>0,00117</text:p>
          </table:table-cell>
          <table:table-cell office:value-type="float" office:value="0.00333" calcext:value-type="float">
            <text:p>0,00333</text:p>
          </table:table-cell>
          <table:table-cell office:value-type="float" office:value="0.00188" calcext:value-type="float">
            <text:p>0,00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titus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61" calcext:value-type="float">
            <text:p>0,00261</text:p>
          </table:table-cell>
          <table:table-cell office:value-type="float" office:value="0.00145" calcext:value-type="float">
            <text:p>0,001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allswell.txt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276" calcext:value-type="float">
            <text:p>0,00276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taming_shrew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138" calcext:value-type="float">
            <text:p>0,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henryviii.txt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0.00184" calcext:value-type="float">
            <text:p>0,001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2henryvi.txt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0.00178" calcext:value-type="float">
            <text:p>0,001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2henryiv.txt</text:p>
          </table:table-cell>
          <table:table-cell office:value-type="float" office:value="0.00083" calcext:value-type="float">
            <text:p>0,00083</text:p>
          </table:table-cell>
          <table:table-cell office:value-type="float" office:value="0.00316" calcext:value-type="float">
            <text:p>0,00316</text:p>
          </table:table-cell>
          <table:table-cell office:value-type="float" office:value="0.0018" calcext:value-type="float">
            <text:p>0,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pericles.txt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267" calcext:value-type="float">
            <text:p>0,00267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1henryvi.txt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181" calcext:value-type="float">
            <text:p>0,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98" calcext:value-type="float">
            <text:p>0,00098</text:p>
          </table:table-cell>
          <table:table-cell office:value-type="float" office:value="0.00334" calcext:value-type="float">
            <text:p>0,00334</text:p>
          </table:table-cell>
          <table:table-cell office:value-type="float" office:value="0.00205" calcext:value-type="float">
            <text:p>0,002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1henryiv.txt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15" calcext:value-type="float">
            <text:p>0,00315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twelfth_night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julius_caesar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33" calcext:value-type="float">
            <text:p>0,00233</text:p>
          </table:table-cell>
          <table:table-cell office:value-type="float" office:value="0.00125" calcext:value-type="float">
            <text:p>0,001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hamlet.txt</text:p>
          </table:table-cell>
          <table:table-cell office:value-type="float" office:value="0.00088" calcext:value-type="float">
            <text:p>0,00088</text:p>
          </table:table-cell>
          <table:table-cell office:value-type="float" office:value="0.00381" calcext:value-type="float">
            <text:p>0,00381</text:p>
          </table:table-cell>
          <table:table-cell office:value-type="float" office:value="0.00625" calcext:value-type="float">
            <text:p>0,00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richardii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00164" calcext:value-type="float">
            <text:p>0,001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3henryvi.txt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0.00187" calcext:value-type="float">
            <text:p>0,001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tempest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41" calcext:value-type="float">
            <text:p>0,00241</text:p>
          </table:table-cell>
          <table:table-cell office:value-type="float" office:value="0.00145" calcext:value-type="float">
            <text:p>0,001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winters_tale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164" calcext:value-type="float">
            <text:p>0,001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two_gentlemen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84" calcext:value-type="float">
            <text:p>0,00184</text:p>
          </table:table-cell>
          <table:table-cell office:value-type="float" office:value="0.00118" calcext:value-type="float">
            <text:p>0,001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midsummer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206" calcext:value-type="float">
            <text:p>0,00206</text:p>
          </table:table-cell>
          <table:table-cell office:value-type="float" office:value="0.0013" calcext:value-type="float">
            <text:p>0,00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merchant.txt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175" calcext:value-type="float">
            <text:p>0,00175</text:p>
          </table:table-cell>
          <table:table-cell office:value-type="float" office:value="0.00177" calcext:value-type="float">
            <text:p>0,001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cleopatra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53" calcext:value-type="float">
            <text:p>0,00253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john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31" calcext:value-type="float">
            <text:p>0,00231</text:p>
          </table:table-cell>
          <table:table-cell office:value-type="float" office:value="0.00167" calcext:value-type="float">
            <text:p>0,0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cymbeline.txt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319" calcext:value-type="float">
            <text:p>0,00319</text:p>
          </table:table-cell>
          <table:table-cell office:value-type="float" office:value="0.00195" calcext:value-type="float">
            <text:p>0,001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merry_wives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37" calcext:value-type="float">
            <text:p>0,00237</text:p>
          </table:table-cell>
          <table:table-cell office:value-type="float" office:value="0.00146" calcext:value-type="float">
            <text:p>0,001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much_ado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213" calcext:value-type="float">
            <text:p>0,00213</text:p>
          </table:table-cell>
          <table:table-cell office:value-type="float" office:value="0.00132" calcext:value-type="float">
            <text:p>0,001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comedy_errors.txt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0.00145" calcext:value-type="float">
            <text:p>0,00145</text:p>
          </table:table-cell>
          <table:table-cell office:value-type="float" office:value="0.00117" calcext:value-type="float">
            <text:p>0,001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timon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05" calcext:value-type="float">
            <text:p>0,00205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henryv.txt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334" calcext:value-type="float">
            <text:p>0,00334</text:p>
          </table:table-cell>
          <table:table-cell office:value-type="float" office:value="0.00217" calcext:value-type="float">
            <text:p>0,002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romeo_juliet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275" calcext:value-type="float">
            <text:p>0,00275</text:p>
          </table:table-cell>
          <table:table-cell office:value-type="float" office:value="0.0016" calcext:value-type="float">
            <text:p>0,0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richardiii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0.00183" calcext:value-type="float">
            <text:p>0,001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asyoulikeit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66" calcext:value-type="float">
            <text:p>0,00166</text:p>
          </table:table-cell>
          <table:table-cell office:value-type="float" office:value="0.00117" calcext:value-type="float">
            <text:p>0,001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macbeth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236" calcext:value-type="float">
            <text:p>0,00236</text:p>
          </table:table-cell>
          <table:table-cell office:value-type="float" office:value="0.00135" calcext:value-type="float">
            <text:p>0,00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lll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196" calcext:value-type="float">
            <text:p>0,001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lear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31" calcext:value-type="float">
            <text:p>0,00231</text:p>
          </table:table-cell>
          <table:table-cell office:value-type="float" office:value="0.00216" calcext:value-type="float">
            <text:p>0,002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sure.txt</text:p>
          </table:table-cell>
          <table:table-cell office:value-type="string" calcext:value-type="string">
            <text:p>coriolanus.txt</text:p>
          </table:table-cell>
          <table:table-cell office:value-type="float" office:value="0.00084" calcext:value-type="float">
            <text:p>0,00084</text:p>
          </table:table-cell>
          <table:table-cell office:value-type="float" office:value="0.00323" calcext:value-type="float">
            <text:p>0,00323</text:p>
          </table:table-cell>
          <table:table-cell office:value-type="float" office:value="0.00177" calcext:value-type="float">
            <text:p>0,001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othello.txt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315" calcext:value-type="float">
            <text:p>0,00315</text:p>
          </table:table-cell>
          <table:table-cell office:value-type="float" office:value="0.00208" calcext:value-type="float">
            <text:p>0,002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titus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0.00169" calcext:value-type="float">
            <text:p>0,00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allswell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224" calcext:value-type="float">
            <text:p>0,00224</text:p>
          </table:table-cell>
          <table:table-cell office:value-type="float" office:value="0.00214" calcext:value-type="float">
            <text:p>0,002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taming_shrew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19" calcext:value-type="float">
            <text:p>0,00219</text:p>
          </table:table-cell>
          <table:table-cell office:value-type="float" office:value="0.0018" calcext:value-type="float">
            <text:p>0,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henryviii.txt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324" calcext:value-type="float">
            <text:p>0,00324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2henryvi.txt</text:p>
          </table:table-cell>
          <table:table-cell office:value-type="float" office:value="0.00099" calcext:value-type="float">
            <text:p>0,00099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171" calcext:value-type="float">
            <text:p>0,00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2henryiv.txt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331" calcext:value-type="float">
            <text:p>0,00331</text:p>
          </table:table-cell>
          <table:table-cell office:value-type="float" office:value="0.00205" calcext:value-type="float">
            <text:p>0,002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pericles.txt</text:p>
          </table:table-cell>
          <table:table-cell office:value-type="float" office:value="0.00093" calcext:value-type="float">
            <text:p>0,00093</text:p>
          </table:table-cell>
          <table:table-cell office:value-type="float" office:value="0.00266" calcext:value-type="float">
            <text:p>0,00266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1henryvi.txt</text:p>
          </table:table-cell>
          <table:table-cell office:value-type="float" office:value="0.00093" calcext:value-type="float">
            <text:p>0,00093</text:p>
          </table:table-cell>
          <table:table-cell office:value-type="float" office:value="0.00308" calcext:value-type="float">
            <text:p>0,00308</text:p>
          </table:table-cell>
          <table:table-cell office:value-type="float" office:value="0.00164" calcext:value-type="float">
            <text:p>0,001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284" calcext:value-type="float">
            <text:p>0,00284</text:p>
          </table:table-cell>
          <table:table-cell office:value-type="float" office:value="0.00181" calcext:value-type="float">
            <text:p>0,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1henryiv.txt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321" calcext:value-type="float">
            <text:p>0,00321</text:p>
          </table:table-cell>
          <table:table-cell office:value-type="float" office:value="0.00184" calcext:value-type="float">
            <text:p>0,001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twelfth_night.txt</text:p>
          </table:table-cell>
          <table:table-cell office:value-type="float" office:value="0.00081" calcext:value-type="float">
            <text:p>0,00081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0.00139" calcext:value-type="float">
            <text:p>0,00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julius_caesar.txt</text:p>
          </table:table-cell>
          <table:table-cell office:value-type="float" office:value="0.00086" calcext:value-type="float">
            <text:p>0,00086</text:p>
          </table:table-cell>
          <table:table-cell office:value-type="float" office:value="0.00238" calcext:value-type="float">
            <text:p>0,00238</text:p>
          </table:table-cell>
          <table:table-cell office:value-type="float" office:value="0.0013" calcext:value-type="float">
            <text:p>0,00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hamlet.txt</text:p>
          </table:table-cell>
          <table:table-cell office:value-type="float" office:value="0.00091" calcext:value-type="float">
            <text:p>0,00091</text:p>
          </table:table-cell>
          <table:table-cell office:value-type="float" office:value="0.00336" calcext:value-type="float">
            <text:p>0,00336</text:p>
          </table:table-cell>
          <table:table-cell office:value-type="float" office:value="0.00616" calcext:value-type="float">
            <text:p>0,006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richardii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5" calcext:value-type="float">
            <text:p>0,0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3henryvi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43" calcext:value-type="float">
            <text:p>0,00243</text:p>
          </table:table-cell>
          <table:table-cell office:value-type="float" office:value="0.00153" calcext:value-type="float">
            <text:p>0,00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tempest.txt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237" calcext:value-type="float">
            <text:p>0,00237</text:p>
          </table:table-cell>
          <table:table-cell office:value-type="float" office:value="0.00145" calcext:value-type="float">
            <text:p>0,001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winters_tale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14" calcext:value-type="float">
            <text:p>0,00214</text:p>
          </table:table-cell>
          <table:table-cell office:value-type="float" office:value="0.00162" calcext:value-type="float">
            <text:p>0,00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two_gentlemen.txt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142" calcext:value-type="float">
            <text:p>0,00142</text:p>
          </table:table-cell>
          <table:table-cell office:value-type="float" office:value="0.00119" calcext:value-type="float">
            <text:p>0,001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midsummer.txt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71" calcext:value-type="float">
            <text:p>0,00171</text:p>
          </table:table-cell>
          <table:table-cell office:value-type="float" office:value="0.00129" calcext:value-type="float">
            <text:p>0,001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merchant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184" calcext:value-type="float">
            <text:p>0,00184</text:p>
          </table:table-cell>
          <table:table-cell office:value-type="float" office:value="0.00136" calcext:value-type="float">
            <text:p>0,001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cleopatra.txt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221" calcext:value-type="float">
            <text:p>0,00221</text:p>
          </table:table-cell>
          <table:table-cell office:value-type="float" office:value="0.0016" calcext:value-type="float">
            <text:p>0,0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john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cymbeline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55" calcext:value-type="float">
            <text:p>0,00255</text:p>
          </table:table-cell>
          <table:table-cell office:value-type="float" office:value="0.00185" calcext:value-type="float">
            <text:p>0,001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merry_wives.txt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182" calcext:value-type="float">
            <text:p>0,00182</text:p>
          </table:table-cell>
          <table:table-cell office:value-type="float" office:value="0.00163" calcext:value-type="float">
            <text:p>0,001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much_ado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199" calcext:value-type="float">
            <text:p>0,00199</text:p>
          </table:table-cell>
          <table:table-cell office:value-type="float" office:value="0.00132" calcext:value-type="float">
            <text:p>0,001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comedy_errors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46" calcext:value-type="float">
            <text:p>0,00146</text:p>
          </table:table-cell>
          <table:table-cell office:value-type="float" office:value="0.00105" calcext:value-type="float">
            <text:p>0,001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timon.tx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77" calcext:value-type="float">
            <text:p>0,00177</text:p>
          </table:table-cell>
          <table:table-cell office:value-type="float" office:value="0.00137" calcext:value-type="float">
            <text:p>0,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henryv.txt</text:p>
          </table:table-cell>
          <table:table-cell office:value-type="float" office:value="0.00083" calcext:value-type="float">
            <text:p>0,00083</text:p>
          </table:table-cell>
          <table:table-cell office:value-type="float" office:value="0.00319" calcext:value-type="float">
            <text:p>0,00319</text:p>
          </table:table-cell>
          <table:table-cell office:value-type="float" office:value="0.00204" calcext:value-type="float">
            <text:p>0,002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romeo_juliet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149" calcext:value-type="float">
            <text:p>0,00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richardiii.txt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232" calcext:value-type="float">
            <text:p>0,00232</text:p>
          </table:table-cell>
          <table:table-cell office:value-type="float" office:value="0.00181" calcext:value-type="float">
            <text:p>0,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asyoulikeit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173" calcext:value-type="float">
            <text:p>0,00173</text:p>
          </table:table-cell>
          <table:table-cell office:value-type="float" office:value="0.00148" calcext:value-type="float">
            <text:p>0,001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macbeth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147" calcext:value-type="float">
            <text:p>0,00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lll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0.00164" calcext:value-type="float">
            <text:p>0,001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measure.txt</text:p>
          </table:table-cell>
          <table:table-cell office:value-type="float" office:value="0.00059" calcext:value-type="float">
            <text:p>0,00059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158" calcext:value-type="float">
            <text:p>0,00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.txt</text:p>
          </table:table-cell>
          <table:table-cell office:value-type="string" calcext:value-type="string">
            <text:p>coriolanus.txt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261" calcext:value-type="float">
            <text:p>0,00261</text:p>
          </table:table-cell>
          <table:table-cell office:value-type="float" office:value="0.0018" calcext:value-type="float">
            <text:p>0,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othello.txt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0.00324" calcext:value-type="float">
            <text:p>0,00324</text:p>
          </table:table-cell>
          <table:table-cell office:value-type="float" office:value="0.00167" calcext:value-type="float">
            <text:p>0,001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titus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171" calcext:value-type="float">
            <text:p>0,00171</text:p>
          </table:table-cell>
          <table:table-cell office:value-type="float" office:value="0.00112" calcext:value-type="float">
            <text:p>0,001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allswell.txt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199" calcext:value-type="float">
            <text:p>0,00199</text:p>
          </table:table-cell>
          <table:table-cell office:value-type="float" office:value="0.00188" calcext:value-type="float">
            <text:p>0,00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taming_shrew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172" calcext:value-type="float">
            <text:p>0,00172</text:p>
          </table:table-cell>
          <table:table-cell office:value-type="float" office:value="0.00159" calcext:value-type="float">
            <text:p>0,001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henryviii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97" calcext:value-type="float">
            <text:p>0,00297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2henryvi.txt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0.00338" calcext:value-type="float">
            <text:p>0,00338</text:p>
          </table:table-cell>
          <table:table-cell office:value-type="float" office:value="0.00179" calcext:value-type="float">
            <text:p>0,001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2henryiv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98" calcext:value-type="float">
            <text:p>0,00298</text:p>
          </table:table-cell>
          <table:table-cell office:value-type="float" office:value="0.00175" calcext:value-type="float">
            <text:p>0,001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pericles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137" calcext:value-type="float">
            <text:p>0,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1henryvi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0.0017" calcext:value-type="float">
            <text:p>0,0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troilus_cressida.txt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301" calcext:value-type="float">
            <text:p>0,00301</text:p>
          </table:table-cell>
          <table:table-cell office:value-type="float" office:value="0.00203" calcext:value-type="float">
            <text:p>0,002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1henryiv.txt</text:p>
          </table:table-cell>
          <table:table-cell office:value-type="float" office:value="0.00088" calcext:value-type="float">
            <text:p>0,00088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194" calcext:value-type="float">
            <text:p>0,001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twelfth_night.tx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205" calcext:value-type="float">
            <text:p>0,00205</text:p>
          </table:table-cell>
          <table:table-cell office:value-type="float" office:value="0.00157" calcext:value-type="float">
            <text:p>0,001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julius_caesar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07" calcext:value-type="float">
            <text:p>0,00207</text:p>
          </table:table-cell>
          <table:table-cell office:value-type="float" office:value="0.00127" calcext:value-type="float">
            <text:p>0,001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hamlet.txt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0.00351" calcext:value-type="float">
            <text:p>0,00351</text:p>
          </table:table-cell>
          <table:table-cell office:value-type="float" office:value="0.00209" calcext:value-type="float">
            <text:p>0,002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richardii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74" calcext:value-type="float">
            <text:p>0,00274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3henryvi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191" calcext:value-type="float">
            <text:p>0,00191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tempest.txt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0.00212" calcext:value-type="float">
            <text:p>0,00212</text:p>
          </table:table-cell>
          <table:table-cell office:value-type="float" office:value="0.00183" calcext:value-type="float">
            <text:p>0,001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winters_tale.txt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272" calcext:value-type="float">
            <text:p>0,00272</text:p>
          </table:table-cell>
          <table:table-cell office:value-type="float" office:value="0.00196" calcext:value-type="float">
            <text:p>0,001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two_gentlemen.txt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154" calcext:value-type="float">
            <text:p>0,00154</text:p>
          </table:table-cell>
          <table:table-cell office:value-type="float" office:value="0.00117" calcext:value-type="float">
            <text:p>0,001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midsummer.txt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00192" calcext:value-type="float">
            <text:p>0,00192</text:p>
          </table:table-cell>
          <table:table-cell office:value-type="float" office:value="0.0013" calcext:value-type="float">
            <text:p>0,00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merchant.txt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219" calcext:value-type="float">
            <text:p>0,00219</text:p>
          </table:table-cell>
          <table:table-cell office:value-type="float" office:value="0.0014" calcext:value-type="float">
            <text:p>0,0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cleopatra.txt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0.00215" calcext:value-type="float">
            <text:p>0,00215</text:p>
          </table:table-cell>
          <table:table-cell office:value-type="float" office:value="0.00177" calcext:value-type="float">
            <text:p>0,001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john.txt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cymbeline.txt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336" calcext:value-type="float">
            <text:p>0,00336</text:p>
          </table:table-cell>
          <table:table-cell office:value-type="float" office:value="0.00179" calcext:value-type="float">
            <text:p>0,001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merry_wives.txt</text:p>
          </table:table-cell>
          <table:table-cell office:value-type="float" office:value="0.00093" calcext:value-type="float">
            <text:p>0,00093</text:p>
          </table:table-cell>
          <table:table-cell office:value-type="float" office:value="0.00248" calcext:value-type="float">
            <text:p>0,00248</text:p>
          </table:table-cell>
          <table:table-cell office:value-type="float" office:value="0.00161" calcext:value-type="float">
            <text:p>0,0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much_ado.txt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1097" calcext:value-type="float">
            <text:p>0,01097</text:p>
          </table:table-cell>
          <table:table-cell office:value-type="float" office:value="0.00109" calcext:value-type="float">
            <text:p>0,001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comedy_errors.txt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178" calcext:value-type="float">
            <text:p>0,00178</text:p>
          </table:table-cell>
          <table:table-cell office:value-type="float" office:value="0.00127" calcext:value-type="float">
            <text:p>0,001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timon.txt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0141" calcext:value-type="float">
            <text:p>0,00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henryv.txt</text:p>
          </table:table-cell>
          <table:table-cell office:value-type="float" office:value="0.00094" calcext:value-type="float">
            <text:p>0,00094</text:p>
          </table:table-cell>
          <table:table-cell office:value-type="float" office:value="0.00349" calcext:value-type="float">
            <text:p>0,00349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romeo_juliet.txt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222" calcext:value-type="float">
            <text:p>0,00222</text:p>
          </table:table-cell>
          <table:table-cell office:value-type="float" office:value="0.00163" calcext:value-type="float">
            <text:p>0,001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richardiii.txt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0.00315" calcext:value-type="float">
            <text:p>0,00315</text:p>
          </table:table-cell>
          <table:table-cell office:value-type="float" office:value="0.00185" calcext:value-type="float">
            <text:p>0,001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asyoulikeit.txt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252" calcext:value-type="float">
            <text:p>0,00252</text:p>
          </table:table-cell>
          <table:table-cell office:value-type="float" office:value="0.00151" calcext:value-type="float">
            <text:p>0,00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macbeth.txt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169" calcext:value-type="float">
            <text:p>0,001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lll.txt</text:p>
          </table:table-cell>
          <table:table-cell office:value-type="float" office:value="0.00068" calcext:value-type="float">
            <text:p>0,00068</text:p>
          </table:table-cell>
          <table:table-cell office:value-type="float" office:value="0.00299" calcext:value-type="float">
            <text:p>0,00299</text:p>
          </table:table-cell>
          <table:table-cell office:value-type="float" office:value="0.00172" calcext:value-type="float">
            <text:p>0,001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measure.txt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256" calcext:value-type="float">
            <text:p>0,00256</text:p>
          </table:table-cell>
          <table:table-cell office:value-type="float" office:value="0.00166" calcext:value-type="float">
            <text:p>0,001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olanus.txt</text:p>
          </table:table-cell>
          <table:table-cell office:value-type="string" calcext:value-type="string">
            <text:p>lear.txt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314" calcext:value-type="float">
            <text:p>0,00314</text:p>
          </table:table-cell>
          <table:table-cell office:value-type="float" office:value="0.0018" calcext:value-type="float">
            <text:p>0,00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5:28:20.593147179</meta:creation-date>
    <dc:date>2016-12-11T15:52:48.869860195</dc:date>
    <meta:editing-duration>PT13M22S</meta:editing-duration>
    <meta:editing-cycles>1</meta:editing-cycles>
    <meta:generator>LibreOffice/5.1.4.2$Linux_X86_64 LibreOffice_project/10m0$Build-2</meta:generator>
    <meta:document-statistic meta:table-count="1" meta:cell-count="6666" meta:object-count="0"/>
  </office:meta>
</office:document-meta>
</file>